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514in" table:align="left"/>
    </style:style>
    <style:style style:name="Table1.A" style:family="table-column">
      <style:table-column-properties style:column-width="7.9514in"/>
    </style:style>
    <style:style style:name="Table1.A1" style:family="table-cell">
      <style:table-cell-properties style:vertical-align="middle"/>
    </style:style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 fo:text-align="start" style:justify-single-word="false"/>
    </style:style>
    <style:style style:name="P4" style:family="paragraph" style:parent-style-name="Preformatted_20_Text">
      <style:text-properties officeooo:rsid="0002463e" officeooo:paragraph-rsid="0002463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Text_20_body">
      <style:text-properties officeooo:rsid="0002463e" officeooo:paragraph-rsid="000246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</text:p>
      <text:p text:style-name="Preformatted_20_Text">R is a collaborative project with many contributors.</text:p>
      <text:p text:style-name="Preformatted_20_Text">Type 'contributors()' for more information and</text:p>
      <text:p text:style-name="Preformatted_20_Text">'citation()' on how to cite R or R packages in publications.</text:p>
      <text:p text:style-name="Preformatted_20_Text"/>
      <text:p text:style-name="Preformatted_20_Text"/>
      <text:p text:style-name="Preformatted_20_Text">&gt; getwd()</text:p>
      <text:p text:style-name="Preformatted_20_Text">[1] "/home/user/learnML"</text:p>
      <text:p text:style-name="Preformatted_20_Text">&gt; getwd()</text:p>
      <text:p text:style-name="Preformatted_20_Text">[1] "/home/user/learnML"</text:p>
      <text:p text:style-name="Preformatted_20_Text">&gt; setwd("/media/user/1907USB/RonGitHUB/learnML")</text:p>
      <text:p text:style-name="Preformatted_20_Text">&gt; getwd()</text:p>
      <text:p text:style-name="Preformatted_20_Text">[1] "/media/user/1907USB/RonGitHUB/learnML"</text:p>
      <text:p text:style-name="Preformatted_20_Text">&gt; housing &lt;- read.table("housing.csv",</text:p>
      <text:p text:style-name="Preformatted_20_Text">+ <text:s text:c="22"/>sep = ",", header = TRUE,</text:p>
      <text:p text:style-name="Preformatted_20_Text">+ <text:s text:c="22"/>stringsAsFactors = FALSE)</text:p>
      <text:p text:style-name="Preformatted_20_Text">&gt; names(housing) &lt;- c("Neighborhood", "Class", "Units", "YearBuilt",</text:p>
      <text:p text:style-name="Preformatted_20_Text">+ <text:s text:c="20"/>"SqFt", "Income", "IncomePerSqFt","Expense",</text:p>
      <text:p text:style-name="Preformatted_20_Text">+ <text:s text:c="20"/>"ExpensePerSqFt","NetIncome", "Value",</text:p>
      <text:p text:style-name="Preformatted_20_Text">+ <text:s text:c="20"/>"ValuePerSqFt", "Boro")</text:p>
      <text:p text:style-name="Preformatted_20_Text">&gt; head(housing)</text:p>
      <text:p text:style-name="Preformatted_20_Text"><text:s text:c="2"/>Neighborhood <text:s text:c="9"/>Class Units YearBuilt <text:s text:c="2"/>SqFt <text:s text:c="2"/>Income</text:p>
      <text:p text:style-name="Preformatted_20_Text">1 <text:s text:c="3"/>FINANCIAL R9-CONDOMINIUM <text:s text:c="3"/>42 <text:s text:c="5"/>1920 <text:s/>36500 <text:s/>1332615</text:p>
      <text:p text:style-name="Preformatted_20_Text">2 <text:s text:c="3"/>FINANCIAL R4-CONDOMINIUM <text:s text:c="3"/>78 <text:s text:c="5"/>1985 126420 <text:s/>6633257</text:p>
      <text:p text:style-name="Preformatted_20_Text">3 <text:s text:c="3"/>FINANCIAL RR-CONDOMINIUM <text:s text:c="2"/>500 <text:s text:c="7"/>NA 554174 17310000</text:p>
      <text:p text:style-name="Preformatted_20_Text">4 <text:s text:c="3"/>FINANCIAL R4-CONDOMINIUM <text:s text:c="2"/>282 <text:s text:c="5"/>1930 249076 11776313</text:p>
      <text:p text:style-name="Preformatted_20_Text">5 <text:s text:c="5"/>TRIBECA R4-CONDOMINIUM <text:s text:c="2"/>239 <text:s text:c="5"/>1985 219495 10004582</text:p>
      <text:p text:style-name="Preformatted_20_Text">6 <text:s text:c="5"/>TRIBECA R4-CONDOMINIUM <text:s text:c="2"/>133 <text:s text:c="5"/>1986 139719 <text:s/>5127687</text:p>
      <text:p text:style-name="Preformatted_20_Text"><text:s text:c="2"/>IncomePerSqFt Expense ExpensePerSqFt NetIncome <text:s text:c="3"/>Value</text:p>
      <text:p text:style-name="Preformatted_20_Text">1 <text:s text:c="8"/>36.51 <text:s/>342005 <text:s text:c="10"/>9.37 <text:s text:c="3"/>990610 <text:s/>7300000</text:p>
      <text:p text:style-name="Preformatted_20_Text">2 <text:s text:c="8"/>52.47 1762295 <text:s text:c="9"/>13.94 <text:s text:c="2"/>4870962 30690000</text:p>
      <text:p text:style-name="Preformatted_20_Text">3 <text:s text:c="8"/>31.24 3543000 <text:s text:c="10"/>6.39 <text:s/>13767000 90970000</text:p>
      <text:p text:style-name="Preformatted_20_Text">4 <text:s text:c="8"/>47.28 2784670 <text:s text:c="9"/>11.18 <text:s text:c="2"/>8991643 67556006</text:p>
      <text:p text:style-name="Preformatted_20_Text">5 <text:s text:c="8"/>45.58 2783197 <text:s text:c="9"/>12.68 <text:s text:c="2"/>7221385 54320996</text:p>
      <text:p text:style-name="Preformatted_20_Text">6 <text:s text:c="8"/>36.70 1497788 <text:s text:c="9"/>10.72 <text:s text:c="2"/>3629899 26737996</text:p>
      <text:p text:style-name="Preformatted_20_Text"><text:s text:c="2"/>ValuePerSqFt <text:s text:c="5"/>Boro</text:p>
      <text:p text:style-name="Preformatted_20_Text">1 <text:s text:c="6"/>200.00 Manhattan</text:p>
      <text:p text:style-name="Preformatted_20_Text">2 <text:s text:c="6"/>242.76 Manhattan</text:p>
      <text:p text:style-name="Preformatted_20_Text">3 <text:s text:c="6"/>164.15 Manhattan</text:p>
      <text:p text:style-name="Preformatted_20_Text">4 <text:s text:c="6"/>271.23 Manhattan</text:p>
      <text:p text:style-name="Preformatted_20_Text">5 <text:s text:c="6"/>247.48 Manhattan</text:p>
      <text:p text:style-name="Preformatted_20_Text">6 <text:s text:c="6"/>191.37 Manhattan</text:p>
      <text:p text:style-name="Preformatted_20_Text"/>
      <text:p text:style-name="Preformatted_20_Text">&gt; library(ggplot2)</text:p>
      <text:p text:style-name="Preformatted_20_Text">&gt; ggplot(housing, aes (x = ValuePerSqFt)) +</text:p>
      <text:p text:style-name="Preformatted_20_Text">+ <text:s text:c="2"/>geom_histogram(binwidth = 10) + labs(x = "Value per Square Foot")</text:p>
      <text:p text:style-name="Preformatted_20_Text">&gt; ggplot(housing, aes(x = ValuePerSqFt, fill = Boro)) +</text:p>
      <text:p text:style-name="Preformatted_20_Text">+ <text:s text:c="2"/>geom_histogram(binwidth = 10) + labs(x = "Value Per Square Foot")</text:p>
      <text:p text:style-name="Preformatted_20_Text">&gt; ggplot(housing, aes(x = ValuePerSqFt, fill = Boro)) +</text:p>
      <text:p text:style-name="Preformatted_20_Text">+ <text:s text:c="2"/>geom_histogram(binwidth = 10) + labs(x = "Value per Square Foot") +</text:p>
      <text:p text:style-name="Preformatted_20_Text">+ <text:s text:c="2"/>facet_wrap(~Boro)</text:p>
      <text:p text:style-name="Preformatted_20_Text">&gt; ggplot(housing,aes(x = SqFt)) + geom_histogram()</text:p>
      <text:p text:style-name="Preformatted_20_Text">`stat_bin()` using `bins = 30`. Pick better value with `binwidth`.</text:p>
      <text:p text:style-name="Preformatted_20_Text">&gt; house1 &lt;- lm(ValuePerSqFt ~ Units+SqFt + Boro, data = housing)</text:p>
      <text:p text:style-name="Preformatted_20_Text">&gt; summary(house1)</text:p>
      <text:p text:style-name="Preformatted_20_Text"/>
      <text:p text:style-name="Preformatted_20_Text">Call:</text:p>
      <text:p text:style-name="Preformatted_20_Text">lm(formula = ValuePerSqFt ~ Units + SqFt + Boro, data = housing)</text:p>
      <text:p text:style-name="Preformatted_20_Text"/>
      <text:p text:style-name="Preformatted_20_Text">Residuals:</text:p>
      <text:p text:style-name="Preformatted_20_Text"><text:s text:c="5"/>Min <text:s text:c="6"/>1Q <text:s text:c="2"/>Median <text:s text:c="6"/>3Q <text:s text:c="5"/>Max </text:p>
      <text:p text:style-name="Preformatted_20_Text">-164.418 <text:s/>-22.692 <text:s text:c="3"/>1.416 <text:s text:c="2"/>26.972 <text:s/>261.122 </text:p>
      <text:p text:style-name="Preformatted_20_Text"/>
      <text:p text:style-name="Preformatted_20_Text">Coefficients:</text:p>
      <text:p text:style-name="Preformatted_20_Text"><text:soft-page-break/><text:s text:c="20"/>Estimate Std. Error t value Pr(&gt;|t|) <text:s text:c="3"/></text:p>
      <text:p text:style-name="Preformatted_20_Text">(Intercept) <text:s text:c="7"/>4.329e+01 <text:s/>5.330e+00 <text:s text:c="2"/>8.122 6.97e-16 ***</text:p>
      <text:p text:style-name="Preformatted_20_Text">Units <text:s text:c="12"/>-1.881e-01 <text:s/>2.210e-02 <text:s/>-8.511 <text:s/>&lt; 2e-16 ***</text:p>
      <text:p text:style-name="Preformatted_20_Text">SqFt <text:s text:c="14"/>2.103e-04 <text:s/>2.087e-05 <text:s/>10.079 <text:s/>&lt; 2e-16 ***</text:p>
      <text:p text:style-name="Preformatted_20_Text">BoroBrooklyn <text:s text:c="6"/>3.456e+01 <text:s/>5.535e+00 <text:s text:c="2"/>6.244 4.95e-10 ***</text:p>
      <text:p text:style-name="Preformatted_20_Text">BoroManhattan <text:s text:c="5"/>1.310e+02 <text:s/>5.385e+00 <text:s/>24.327 <text:s/>&lt; 2e-16 ***</text:p>
      <text:p text:style-name="Preformatted_20_Text">BoroQueens <text:s text:c="8"/>3.299e+01 <text:s/>5.663e+00 <text:s text:c="2"/>5.827 6.35e-09 ***</text:p>
      <text:p text:style-name="Preformatted_20_Text">BoroStaten Island -3.630e+00 <text:s/>9.993e+00 <text:s/>-0.363 <text:s text:c="3"/>0.716 <text:s text:c="3"/></text:p>
      <text:p text:style-name="Preformatted_20_Text">---</text:p>
      <text:p text:style-name="Preformatted_20_Text">Signif. codes: <text:s/>0 ‘***’ 0.001 ‘**’ 0.01 ‘*’ 0.05 ‘.’ 0.1 ‘ ’ 1</text:p>
      <text:p text:style-name="Preformatted_20_Text"/>
      <text:p text:style-name="Preformatted_20_Text">Residual standard error: 43.35 on 2619 degrees of freedom</text:p>
      <text:p text:style-name="Preformatted_20_Text">Multiple R-squared: <text:s/>0.6009, <text:s text:c="3"/>Adjusted R-squared: <text:s text:c="3"/>0.6 </text:p>
      <text:p text:style-name="Preformatted_20_Text">F-statistic: 657.2 on 6 and 2619 DF, <text:s/>p-value: &lt; 2.2e-16</text:p>
      <text:p text:style-name="Preformatted_20_Text"/>
      <text:p text:style-name="Preformatted_20_Text">&gt; house1$coefficients</text:p>
      <text:p text:style-name="Preformatted_20_Text"><text:s text:c="6"/>(Intercept) <text:s text:c="12"/>Units <text:s text:c="13"/>SqFt </text:p>
      <text:p text:style-name="Preformatted_20_Text"><text:s text:c="5"/>4.329086e+01 <text:s text:c="4"/>-1.881151e-01 <text:s text:c="5"/>2.103228e-04 </text:p>
      <text:p text:style-name="Preformatted_20_Text"><text:s text:c="5"/>BoroBrooklyn <text:s text:c="4"/>BoroManhattan <text:s text:c="7"/>BoroQueens </text:p>
      <text:p text:style-name="Preformatted_20_Text"><text:s text:c="5"/>3.456215e+01 <text:s text:c="5"/>1.309924e+02 <text:s text:c="5"/>3.299367e+01 </text:p>
      <text:p text:style-name="Preformatted_20_Text">BoroStaten Island </text:p>
      <text:p text:style-name="Preformatted_20_Text"><text:s text:c="4"/>-3.630251e+00 </text:p>
      <text:p text:style-name="Preformatted_20_Text">&gt; coef(house1)</text:p>
      <text:p text:style-name="Preformatted_20_Text"><text:s text:c="6"/>(Intercept) <text:s text:c="12"/>Units <text:s text:c="13"/>SqFt </text:p>
      <text:p text:style-name="Preformatted_20_Text"><text:s text:c="5"/>4.329086e+01 <text:s text:c="4"/>-1.881151e-01 <text:s text:c="5"/>2.103228e-04 </text:p>
      <text:p text:style-name="Preformatted_20_Text"><text:s text:c="5"/>BoroBrooklyn <text:s text:c="4"/>BoroManhattan <text:s text:c="7"/>BoroQueens </text:p>
      <text:p text:style-name="Preformatted_20_Text"><text:s text:c="5"/>3.456215e+01 <text:s text:c="5"/>1.309924e+02 <text:s text:c="5"/>3.299367e+01 </text:p>
      <text:p text:style-name="Preformatted_20_Text">BoroStaten Island </text:p>
      <text:p text:style-name="Preformatted_20_Text"><text:s text:c="4"/>-3.630251e+00 </text:p>
      <text:p text:style-name="Preformatted_20_Text">&gt; require(coefplot)</text:p>
      <text:p text:style-name="Preformatted_20_Text"/>
      <text:p text:style-name="Preformatted_20_Text">&gt; require(coefplot)</text:p>
      <text:p text:style-name="Preformatted_20_Text">Loading required package: coefplot</text:p>
      <text:p text:style-name="Preformatted_20_Text">&gt; coefplot(house1)</text:p>
      <text:p text:style-name="Preformatted_20_Text">&gt; house2 &lt;- lm(ValuePerSqFt ~ Units*SqFt + Boro, data = housing)</text:p>
      <text:p text:style-name="Preformatted_20_Text">&gt; house3 &lt;- lm(ValuePerSqFt ~ Units:SqFt + Boro, data = housing)</text:p>
      <text:p text:style-name="Preformatted_20_Text">&gt; house2$coefficients</text:p>
      <text:p text:style-name="Preformatted_20_Text"><text:s text:c="6"/>(Intercept) <text:s text:c="12"/>Units <text:s text:c="13"/>SqFt </text:p>
      <text:p text:style-name="Preformatted_20_Text"><text:s text:c="5"/>4.445184e+01 <text:s text:c="4"/>-1.478411e-01 <text:s text:c="5"/>2.077865e-04 </text:p>
      <text:p text:style-name="Preformatted_20_Text"><text:s text:c="5"/>BoroBrooklyn <text:s text:c="4"/>BoroManhattan <text:s text:c="7"/>BoroQueens </text:p>
      <text:p text:style-name="Preformatted_20_Text"><text:s text:c="5"/>3.231499e+01 <text:s text:c="5"/>1.270989e+02 <text:s text:c="5"/>2.979932e+01 </text:p>
      <text:p text:style-name="Preformatted_20_Text">BoroStaten Island <text:s text:c="7"/>Units:SqFt </text:p>
      <text:p text:style-name="Preformatted_20_Text"><text:s text:c="4"/>-7.542656e+00 <text:s text:c="4"/>-2.255854e-08 </text:p>
      <text:p text:style-name="Preformatted_20_Text">&gt; house3$coefficients</text:p>
      <text:p text:style-name="Preformatted_20_Text"><text:s text:c="6"/>(Intercept) <text:s text:c="5"/>BoroBrooklyn <text:s text:c="4"/>BoroManhattan </text:p>
      <text:p text:style-name="Preformatted_20_Text"><text:s text:c="5"/>4.768918e+01 <text:s text:c="5"/>3.220106e+01 <text:s text:c="5"/>1.328734e+02 </text:p>
      <text:p text:style-name="Preformatted_20_Text"><text:s text:c="7"/>BoroQueens BoroStaten Island <text:s text:c="7"/>Units:SqFt </text:p>
      <text:p text:style-name="Preformatted_20_Text"><text:s text:c="5"/>2.976284e+01 <text:s text:c="4"/>-5.834055e+00 <text:s text:c="5"/>7.309022e-10 </text:p>
      <text:p text:style-name="Preformatted_20_Text">&gt; coefplot(house2)</text:p>
      <text:p text:style-name="Preformatted_20_Text">&gt; coefplot(house3)</text:p>
      <text:p text:style-name="Preformatted_20_Text">&gt; house4 &lt;- lm(ValuePerSqFt ~ SqFt*Units*Income, housing)</text:p>
      <text:p text:style-name="Preformatted_20_Text">&gt; house4$coefficients</text:p>
      <text:p text:style-name="Preformatted_20_Text"><text:s text:c="6"/>(Intercept) <text:s text:c="13"/>SqFt <text:s text:c="12"/>Units </text:p>
      <text:p text:style-name="Preformatted_20_Text"><text:s text:c="5"/>1.158956e+02 <text:s text:c="4"/>-6.334858e-04 <text:s text:c="4"/>-2.232567e-01 </text:p>
      <text:p text:style-name="Preformatted_20_Text"><text:s text:c="11"/>Income <text:s text:c="7"/>SqFt:Units <text:s text:c="6"/>SqFt:Income </text:p>
      <text:p text:style-name="Preformatted_20_Text"><text:s text:c="5"/>3.475162e-05 <text:s text:c="5"/>3.444177e-07 <text:s text:c="4"/>-2.717028e-11 </text:p>
      <text:p text:style-name="Preformatted_20_Text"><text:s text:c="5"/>Units:Income SqFt:Units:Income </text:p>
      <text:p text:style-name="Preformatted_20_Text"><text:s text:c="5"/>6.118925e-09 <text:s text:c="5"/>1.125119e-15 </text:p>
      <text:p text:style-name="Preformatted_20_Text">&gt; house5 &lt;- lm(ValuePerSqFt ~ Class * Boro, housing)</text:p>
      <text:p text:style-name="Preformatted_20_Text">&gt; house5$coefficients</text:p>
      <text:p text:style-name="Preformatted_20_Text"><text:s text:c="26"/>(Intercept) </text:p>
      <text:p text:style-name="Preformatted_20_Text"><text:s text:c="28"/>47.041481 </text:p>
      <text:p text:style-name="Preformatted_20_Text"><text:s text:c="18"/>ClassR4-CONDOMINIUM </text:p>
      <text:p text:style-name="Preformatted_20_Text"><text:s text:c="29"/>2.241246 </text:p>
      <text:p text:style-name="Preformatted_20_Text"><text:soft-page-break/><text:s text:c="18"/>ClassR9-CONDOMINIUM </text:p>
      <text:p text:style-name="Preformatted_20_Text"><text:s text:c="28"/>-2.838624 </text:p>
      <text:p text:style-name="Preformatted_20_Text"><text:s text:c="18"/>ClassRR-CONDOMINIUM </text:p>
      <text:p text:style-name="Preformatted_20_Text"><text:s text:c="29"/>3.688519 </text:p>
      <text:p text:style-name="Preformatted_20_Text"><text:s text:c="25"/>BoroBrooklyn </text:p>
      <text:p text:style-name="Preformatted_20_Text"><text:s text:c="28"/>27.627141 </text:p>
      <text:p text:style-name="Preformatted_20_Text"><text:s text:c="24"/>BoroManhattan </text:p>
      <text:p text:style-name="Preformatted_20_Text"><text:s text:c="28"/>89.598397 </text:p>
      <text:p text:style-name="Preformatted_20_Text"><text:s text:c="27"/>BoroQueens </text:p>
      <text:p text:style-name="Preformatted_20_Text"><text:s text:c="28"/>19.144780 </text:p>
      <text:p text:style-name="Preformatted_20_Text"><text:s text:c="20"/>BoroStaten Island </text:p>
      <text:p text:style-name="Preformatted_20_Text"><text:s text:c="28"/>-7.420804 </text:p>
      <text:p text:style-name="Preformatted_20_Text"><text:s text:c="5"/>ClassR4-CONDOMINIUM:BoroBrooklyn </text:p>
      <text:p text:style-name="Preformatted_20_Text"><text:s text:c="29"/>5.900583 </text:p>
      <text:p text:style-name="Preformatted_20_Text"><text:s text:c="5"/>ClassR9-CONDOMINIUM:BoroBrooklyn </text:p>
      <text:p text:style-name="Preformatted_20_Text"><text:s text:c="29"/>2.660419 </text:p>
      <text:p text:style-name="Preformatted_20_Text"><text:s text:c="5"/>ClassRR-CONDOMINIUM:BoroBrooklyn </text:p>
      <text:p text:style-name="Preformatted_20_Text"><text:s text:c="27"/>-25.607141 </text:p>
      <text:p text:style-name="Preformatted_20_Text"><text:s text:c="4"/>ClassR4-CONDOMINIUM:BoroManhattan </text:p>
      <text:p text:style-name="Preformatted_20_Text"><text:s text:c="28"/>48.933937 </text:p>
      <text:p text:style-name="Preformatted_20_Text"><text:s text:c="4"/>ClassR9-CONDOMINIUM:BoroManhattan </text:p>
      <text:p text:style-name="Preformatted_20_Text"><text:s text:c="28"/>33.492042 </text:p>
      <text:p text:style-name="Preformatted_20_Text"><text:s text:c="4"/>ClassRR-CONDOMINIUM:BoroManhattan </text:p>
      <text:p text:style-name="Preformatted_20_Text"><text:s text:c="28"/>10.619231 </text:p>
      <text:p text:style-name="Preformatted_20_Text"><text:s text:c="7"/>ClassR4-CONDOMINIUM:BoroQueens </text:p>
      <text:p text:style-name="Preformatted_20_Text"><text:s text:c="28"/>15.370899 </text:p>
      <text:p text:style-name="Preformatted_20_Text"><text:s text:c="7"/>ClassR9-CONDOMINIUM:BoroQueens </text:p>
      <text:p text:style-name="Preformatted_20_Text"><text:s text:c="28"/>-9.830637 </text:p>
      <text:p text:style-name="Preformatted_20_Text"><text:s text:c="7"/>ClassRR-CONDOMINIUM:BoroQueens </text:p>
      <text:p text:style-name="Preformatted_20_Text"><text:s text:c="28"/>34.675220 </text:p>
      <text:p text:style-name="Preformatted_20_Text">ClassR4-CONDOMINIUM:BoroStaten Island </text:p>
      <text:p text:style-name="Preformatted_20_Text"><text:s text:c="35"/>NA </text:p>
      <text:p text:style-name="Preformatted_20_Text">ClassR9-CONDOMINIUM:BoroStaten Island </text:p>
      <text:p text:style-name="Preformatted_20_Text"><text:s text:c="35"/>NA </text:p>
      <text:p text:style-name="Preformatted_20_Text">ClassRR-CONDOMINIUM:BoroStaten Island </text:p>
      <text:p text:style-name="Preformatted_20_Text"><text:s text:c="35"/>NA </text:p>
      <text:p text:style-name="Preformatted_20_Text">&gt; house6 &lt;- lm(ValuePerSqFt ~ I(SqFt/Units) + Boro, housing)</text:p>
      <text:p text:style-name="Preformatted_20_Text">&gt; house6$coefficients</text:p>
      <text:p text:style-name="Preformatted_20_Text"><text:s text:c="6"/>(Intercept) <text:s text:c="4"/>I(SqFt/Units) <text:s text:c="5"/>BoroBrooklyn </text:p>
      <text:p text:style-name="Preformatted_20_Text"><text:s text:c="5"/>43.031337972 <text:s text:c="6"/>0.004033426 <text:s text:c="5"/>31.475963617 </text:p>
      <text:p text:style-name="Preformatted_20_Text"><text:s text:c="4"/>BoroManhattan <text:s text:c="7"/>BoroQueens BoroStaten Island </text:p>
      <text:p text:style-name="Preformatted_20_Text"><text:s text:c="4"/>131.438212542 <text:s text:c="5"/>30.475368353 <text:s text:c="5"/>-5.428247468 </text:p>
      <text:p text:style-name="Preformatted_20_Text">&gt; house7 &lt;- lm(ValuePerSqFt ~ (Units + SqFt)^2, housing)</text:p>
      <text:p text:style-name="Preformatted_20_Text">&gt; house7$coefficients</text:p>
      <text:p text:style-name="Preformatted_20_Text"><text:s text:c="2"/>(Intercept) <text:s text:c="8"/>Units <text:s text:c="9"/>SqFt <text:s text:c="3"/>Units:SqFt </text:p>
      <text:p text:style-name="Preformatted_20_Text"><text:s/>1.145828e+02 -2.419518e-01 <text:s/>4.275955e-04 -7.379008e-08 </text:p>
      <text:p text:style-name="Preformatted_20_Text">&gt; house8 &lt;- lm(ValuePerSqFt ~Units* SqFt, housing)</text:p>
      <text:p text:style-name="Preformatted_20_Text">&gt; house8$coefficients</text:p>
      <text:p text:style-name="Preformatted_20_Text"><text:s text:c="2"/>(Intercept) <text:s text:c="8"/>Units <text:s text:c="9"/>SqFt <text:s text:c="3"/>Units:SqFt </text:p>
      <text:p text:style-name="Preformatted_20_Text"><text:s/>1.145828e+02 -2.419518e-01 <text:s/>4.275955e-04 -7.379008e-08 </text:p>
      <text:p text:style-name="Preformatted_20_Text">&gt; house9 &lt;- lm(ValuePerSqFt ~ I(Units+SqFt)^2, housing)</text:p>
      <text:p text:style-name="Preformatted_20_Text">&gt; house9$coefficients</text:p>
      <text:p text:style-name="Preformatted_20_Text"><text:s text:c="4"/>(Intercept) I(Units + SqFt) </text:p>
      <text:p text:style-name="Preformatted_20_Text"><text:s text:c="3"/>1.227266e+02 <text:s text:c="3"/>1.021410e-04 </text:p>
      <text:p text:style-name="Preformatted_20_Text">&gt; # <text:s/>also from the coefplot package</text:p>
      <text:p text:style-name="Preformatted_20_Text">&gt; multiplot(house1, house2, house3)</text:p>
      <text:p text:style-name="Preformatted_20_Text">&gt; housingNew &lt;- read.table("housingNew.csv",</text:p>
      <text:p text:style-name="Preformatted_20_Text">+ <text:s text:c="25"/>sep = ",", header = TRUE,</text:p>
      <text:p text:style-name="Preformatted_20_Text">+ <text:s text:c="25"/>stringsAsFactors = FALSE)</text:p>
      <text:p text:style-name="Preformatted_20_Text">&gt; housePredict &lt;- predict(house1, newdata = housingNew, se.fit = TRUE,</text:p>
      <text:p text:style-name="Preformatted_20_Text">+ <text:s text:c="24"/>interval = "prediction", level = 0.95)</text:p>
      <text:p text:style-name="Preformatted_20_Text">&gt; head(housePredict$fit)</text:p>
      <text:p text:style-name="Preformatted_20_Text"><text:s text:c="8"/>fit <text:s text:c="7"/>lwr <text:s text:c="5"/>upr</text:p>
      <text:p text:style-name="Preformatted_20_Text">1 <text:s/>75.41764 <text:s/>-9.692149 160.5274</text:p>
      <text:p text:style-name="Preformatted_20_Text"><text:soft-page-break/>2 <text:s/>81.81204 <text:s/>-3.257755 166.8818</text:p>
      <text:p text:style-name="Preformatted_20_Text">3 163.65720 <text:s/>78.530799 248.7836</text:p>
      <text:p text:style-name="Preformatted_20_Text">4 168.28038 <text:s/>83.204400 253.3564</text:p>
      <text:p text:style-name="Preformatted_20_Text">5 <text:s/>80.57254 <text:s/>-4.497105 165.6422</text:p>
      <text:p text:style-name="Preformatted_20_Text">6 <text:s/>45.20653 -40.429388 130.8424</text:p>
      <text:p text:style-name="Preformatted_20_Text">&gt; head(housePredict$se.fit)</text:p>
      <text:p text:style-name="Preformatted_20_Text"><text:s text:c="7"/>1 <text:s text:c="7"/>2 <text:s text:c="7"/>3 <text:s text:c="7"/>4 <text:s text:c="7"/>5 <text:s text:c="7"/>6 </text:p>
      <text:p text:style-name="Preformatted_20_Text">2.103120 1.628792 2.271254 1.710782 1.626773 5.271340 </text:p>
      <text:p text:style-name="Preformatted_20_Text">&gt; # complete Lander Chapter16 run</text:p>
      <text:p text:style-name="Preformatted_20_Text">&gt; View(housing)</text:p>
      <text:p text:style-name="Preformatted_20_Text">&gt; View(housingNew)</text:p>
      <text:p text:style-name="Preformatted_20_Text"/>
      <text:p text:style-name="Preformatted_20_Text">&gt; desharnais &lt;- read.table("desharnais77.csv",</text:p>
      <text:p text:style-name="Preformatted_20_Text">+ <text:s text:c="25"/>sep = ",", header = TRUE)</text:p>
      <text:p text:style-name="Preformatted_20_Text">&gt; View(desharnais)</text:p>
      <text:p text:style-name="Preformatted_20_Text">&gt; desh1 &lt;- read.table("data/desharnais77.csv",</text:p>
      <text:p text:style-name="P2">+ <text:s text:c="25"/>sep = ",", header = TRUE)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bookmark text:name="rstudio_console_output1"/>&gt; library(AppliedPredictiveModeling)</text:p>
            <text:p text:style-name="P1">&gt; </text:p>
            <text:p text:style-name="P1">&gt; data(solubility)</text:p>
            <text:p text:style-name="P1">&gt; library(lattice)</text:p>
            <text:p text:style-name="P1">&gt; ### Some initial plots of the data</text:p>
            <text:p text:style-name="P1">&gt; </text:p>
            <text:p text:style-name="P1">&gt; xyplot(solTrainY ~ solTrainX$MolWeight, type = c("p", "g"),</text:p>
            <text:p text:style-name="P1">+ <text:s text:c="7"/>ylab = "Solubility (log)",</text:p>
            <text:p text:style-name="P1">+ <text:s text:c="7"/>main = "(a)",</text:p>
            <text:p text:style-name="P1">+ <text:s text:c="7"/>xlab = "Molecular Weight")</text:p>
            <text:p text:style-name="P1">&gt; xyplot(solTrainY ~ solTrainX$NumRotBonds, type = c("p", "g"),</text:p>
            <text:p text:style-name="P1">+ <text:s text:c="7"/>ylab = "Solubility (log)",</text:p>
            <text:p text:style-name="P1">+ <text:s text:c="7"/>xlab = "Number of Rotatable Bonds")</text:p>
            <text:p text:style-name="P1">&gt; bwplot(solTrainY ~ ifelse(solTrainX[,100] == 1, </text:p>
            <text:p text:style-name="P1">+ <text:s text:c="26"/>"structure present", </text:p>
            <text:p text:style-name="P1">+ <text:s text:c="26"/>"structure absent"),</text:p>
            <text:p text:style-name="P1">+ <text:s text:c="7"/>ylab = "Solubility (log)",</text:p>
            <text:p text:style-name="P1">+ <text:s text:c="7"/>main = "(b)",</text:p>
            <text:p text:style-name="P1">+ <text:s text:c="7"/>horizontal = FALSE)</text:p>
            <text:p text:style-name="P1">&gt; ### Find the columns that are not fingerprints <text:s/>, column names that contain the pattern "FP".</text:p>
            <text:p text:style-name="P1">&gt; </text:p>
            <text:p text:style-name="P1">&gt; notFingerprints &lt;- grep("FP", names(solTrainXtrans))</text:p>
            <text:p text:style-name="P1">&gt; library(caret)</text:p>
            <text:p text:style-name="P1">&gt; featurePlot(solTrainXtrans[, -notFingerprints],</text:p>
            <text:p text:style-name="P1">+ <text:s text:c="12"/>solTrainY,</text:p>
            <text:p text:style-name="P1">+ <text:s text:c="12"/>between = list(x = 1, y = 1),</text:p>
            <text:p text:style-name="P1">+ <text:s text:c="12"/>type = c("g", "p", "smooth"),</text:p>
            <text:p text:style-name="P1">+ <text:s text:c="12"/>labels = rep("", 2))</text:p>
            <text:p text:style-name="P1">There were 50 or more warnings (use warnings() to see the first 50)</text:p>
            <text:p text:style-name="P1">&gt; library(corrplot)</text:p>
            <text:p text:style-name="P1">corrplot 0.84 loaded</text:p>
            <text:p text:style-name="P1">&gt; library(corrplot)</text:p>
            <text:p text:style-name="P1">&gt; corrplot::corrplot(cor(solTrainXtrans[, -notFingerprints]), </text:p>
            <text:p text:style-name="P1">+ <text:s text:c="19"/>order = "hclust", </text:p>
            <text:p text:style-name="P1">+ <text:s text:c="19"/>tl.cex = .8)</text:p>
            <text:p text:style-name="P1">&gt; ### Section 6.2 Linear Regression</text:p>
            <text:p text:style-name="P1">&gt; set.seed(100)</text:p>
            <text:p text:style-name="P1">&gt; indx &lt;- createFolds(solTrainY, returnTrain = TRUE)</text:p>
            <text:p text:style-name="P1">&gt; ctrl &lt;- trainControl(method = "cv", index = indx)</text:p>
            <text:p text:style-name="P1">&gt; set.seed(100)</text:p>
            <text:p text:style-name="P1">&gt; lmTune0 &lt;- train(x = solTrainXtrans, y = solTrainY,</text:p>
            <text:p text:style-name="P1"><text:soft-page-break/>+ <text:s text:c="17"/>method = "lm",</text:p>
            <text:p text:style-name="P1">+ <text:s text:c="17"/>trControl = ctrl)</text:p>
            <text:p text:style-name="P1">Warning messages:</text:p>
            <text:p text:style-name="P1">1: In predict.lm(modelFit, newdata) :</text:p>
            <text:p text:style-name="P1"><text:s text:c="2"/>prediction from a rank-deficient fit may be misleading</text:p>
            <text:p text:style-name="P1">2: In predict.lm(modelFit, newdata) :</text:p>
            <text:p text:style-name="P1"><text:s text:c="2"/>prediction from a rank-deficient fit may be misleading</text:p>
            <text:p text:style-name="P1">&gt; lmTune0 </text:p>
            <text:p text:style-name="P1">Linear Regression </text:p>
            <text:p text:style-name="P1"/>
            <text:p text:style-name="P1">951 samples</text:p>
            <text:p text:style-name="P1">228 predictors</text:p>
            <text:p text:style-name="P1"/>
            <text:p text:style-name="P1">No pre-processing</text:p>
            <text:p text:style-name="P1">Resampling: Cross-Validated (10 fold) </text:p>
            <text:p text:style-name="P1">Summary of sample sizes: 856, 857, 855, 856, 856, 855, ... </text:p>
            <text:p text:style-name="P1">Resampling results:</text:p>
            <text:p text:style-name="P1"/>
            <text:p text:style-name="P1"><text:s text:c="2"/>RMSE <text:s text:c="6"/>Rsquared <text:s text:c="2"/>MAE <text:s text:c="5"/></text:p>
            <text:p text:style-name="P1"><text:s text:c="2"/>0.7210355 <text:s/>0.8768359 <text:s/>0.5401102</text:p>
            <text:p text:style-name="P1"/>
            <text:p text:style-name="P1">Tuning parameter 'intercept' was held constant at a value of TRUE</text:p>
            <text:p text:style-name="P1">&gt; tooHigh &lt;- findCorrelation(cor(solTrainXtrans), .9)</text:p>
            <text:p text:style-name="P1">&gt; trainXfiltered &lt;- solTrainXtrans[, -tooHigh]</text:p>
            <text:p text:style-name="P1">&gt; testXfiltered <text:s/>&lt;- <text:s/>solTestXtrans[, -tooHigh]</text:p>
            <text:p text:style-name="P1">&gt; </text:p>
            <text:p text:style-name="P1">&gt; set.seed(100)</text:p>
            <text:p text:style-name="P1">&gt; lmTune &lt;- train(x = trainXfiltered, y = solTrainY,</text:p>
            <text:p text:style-name="P1">+ <text:s text:c="16"/>method = "lm",</text:p>
            <text:p text:style-name="P1">+ <text:s text:c="16"/>trControl = ctrl)</text:p>
            <text:p text:style-name="P1">&gt; lmTune</text:p>
            <text:p text:style-name="P1">Linear Regression </text:p>
            <text:p text:style-name="P1"/>
            <text:p text:style-name="P1">951 samples</text:p>
            <text:p text:style-name="P1">190 predictors</text:p>
            <text:p text:style-name="P1"/>
            <text:p text:style-name="P1">No pre-processing</text:p>
            <text:p text:style-name="P1">Resampling: Cross-Validated (10 fold) </text:p>
            <text:p text:style-name="P1">Summary of sample sizes: 856, 857, 855, 856, 856, 855, ... </text:p>
            <text:p text:style-name="P1">Resampling results:</text:p>
            <text:p text:style-name="P1"/>
            <text:p text:style-name="P1"><text:s text:c="2"/>RMSE <text:s text:c="6"/>Rsquared <text:s text:c="2"/>MAE <text:s text:c="5"/></text:p>
            <text:p text:style-name="P1"><text:s text:c="2"/>0.7113935 <text:s/>0.8793396 <text:s/>0.5410503</text:p>
            <text:p text:style-name="P1"/>
            <text:p text:style-name="P1">Tuning parameter 'intercept' was held constant at a value of TRUE</text:p>
            <text:p text:style-name="P1">&gt; ### Save the test set results in a data frame <text:s text:c="16"/></text:p>
            <text:p text:style-name="P1">&gt; testResults &lt;- data.frame(obs = solTestY,</text:p>
            <text:p text:style-name="P1">+ <text:s text:c="26"/>Linear_Regression = predict(lmTune, testXfiltered))</text:p>
            <text:p text:style-name="P1">&gt; ### Section 6.4 Penalized Models</text:p>
            <text:p text:style-name="P1">&gt; ## There is now a simple ridge regression method.</text:p>
            <text:p text:style-name="P1">&gt; </text:p>
            <text:p text:style-name="P1">&gt; ridgeGrid &lt;- expand.grid(lambda = seq(0, .1, length = 15))</text:p>
            <text:p text:style-name="P1">&gt; </text:p>
            <text:p text:style-name="P1">&gt; set.seed(100)</text:p>
            <text:p text:style-name="P1">&gt; ridgeTune &lt;- train(x = solTrainXtrans, y = solTrainY,</text:p>
            <text:p text:style-name="P1">+ <text:s text:c="19"/>method = "ridge",</text:p>
            <text:p text:style-name="P1">+ <text:s text:c="19"/>tuneGrid = ridgeGrid,</text:p>
            <text:p text:style-name="P1">+ <text:s text:c="19"/>trControl = ctrl,</text:p>
            <text:p text:style-name="P1">+ <text:s text:c="19"/>preProc = c("center", "scale"))</text:p>
            <text:p text:style-name="P1">&gt; ridgeTune</text:p>
            <text:p text:style-name="P1">Ridge Regression </text:p>
            <text:p text:style-name="P1"/>
            <text:p text:style-name="P1">951 samples</text:p>
            <text:p text:style-name="P1">228 predictors</text:p>
            <text:p text:style-name="P1"><text:soft-page-break/></text:p>
            <text:p text:style-name="P1">Pre-processing: centered (228), scaled (228) </text:p>
            <text:p text:style-name="P1">Resampling: Cross-Validated (10 fold) </text:p>
            <text:p text:style-name="P1">Summary of sample sizes: 856, 857, 855, 856, 856, 855, ... </text:p>
            <text:p text:style-name="P1">Resampling results across tuning parameters:</text:p>
            <text:p text:style-name="P1"/>
            <text:p text:style-name="P1"><text:s text:c="2"/>lambda <text:s text:c="6"/>RMSE <text:s text:c="6"/>Rsquared <text:s text:c="2"/>MAE <text:s text:c="5"/></text:p>
            <text:p text:style-name="P1"><text:s text:c="2"/>0.000000000 <text:s/>0.7207131 <text:s/>0.8769711 <text:s/>0.5398035</text:p>
            <text:p text:style-name="P1"><text:s text:c="2"/>0.007142857 <text:s/>0.7047552 <text:s/>0.8818659 <text:s/>0.5352468</text:p>
            <text:p text:style-name="P1"><text:s text:c="2"/>0.014285714 <text:s/>0.6964731 <text:s/>0.8847911 <text:s/>0.5298526</text:p>
            <text:p text:style-name="P1"><text:s text:c="2"/>0.021428571 <text:s/>0.6925923 <text:s/>0.8862699 <text:s/>0.5270496</text:p>
            <text:p text:style-name="P1"><text:s text:c="2"/>0.028571429 <text:s/>0.6908607 <text:s/>0.8870609 <text:s/>0.5260082</text:p>
            <text:p text:style-name="P1"><text:s text:c="2"/>0.035714286 <text:s/>0.6904220 <text:s/>0.8874561 <text:s/>0.5260650</text:p>
            <text:p text:style-name="P1"><text:s text:c="2"/>0.042857143 <text:s/>0.6908548 <text:s/>0.8875998 <text:s/>0.5267354</text:p>
            <text:p text:style-name="P1"><text:s text:c="2"/>0.050000000 <text:s/>0.6919152 <text:s/>0.8875759 <text:s/>0.5277925</text:p>
            <text:p text:style-name="P1"><text:s text:c="2"/>0.057142857 <text:s/>0.6934719 <text:s/>0.8874300 <text:s/>0.5291986</text:p>
            <text:p text:style-name="P1"><text:s text:c="2"/>0.064285714 <text:s/>0.6954114 <text:s/>0.8872009 <text:s/>0.5308565</text:p>
            <text:p text:style-name="P1"><text:s text:c="2"/>0.071428571 <text:s/>0.6976723 <text:s/>0.8869096 <text:s/>0.5327291</text:p>
            <text:p text:style-name="P1"><text:s text:c="2"/>0.078571429 <text:s/>0.7002069 <text:s/>0.8865723 <text:s/>0.5347215</text:p>
            <text:p text:style-name="P1"><text:s text:c="2"/>0.085714286 <text:s/>0.7029801 <text:s/>0.8862009 <text:s/>0.5368744</text:p>
            <text:p text:style-name="P1"><text:s text:c="2"/>0.092857143 <text:s/>0.7059656 <text:s/>0.8858041 <text:s/>0.5391389</text:p>
            <text:p text:style-name="P1"><text:s text:c="2"/>0.100000000 <text:s/>0.7091432 <text:s/>0.8853885 <text:s/>0.5415401</text:p>
            <text:p text:style-name="P1"/>
            <text:p text:style-name="P1">RMSE was used to select the optimal model using the smallest value.</text:p>
            <text:p text:style-name="P1">The final value used for the model was lambda = 0.03571429.</text:p>
            <text:p text:style-name="P1">&gt; </text:p>
            <text:p text:style-name="P1">&gt; print(update(plot(ridgeTune), xlab = "Penalty"))</text:p>
            <text:p text:style-name="P1">&gt; </text:p>
            <text:p text:style-name="P1">&gt; enetGrid &lt;- expand.grid(lambda = c(0, 0.01, .1), </text:p>
            <text:p text:style-name="P1">+ <text:s text:c="24"/>fraction = seq(.05, 1, length = 20))</text:p>
            <text:p text:style-name="P1">&gt; set.seed(100)</text:p>
            <text:p text:style-name="P1">&gt; enetTune &lt;- train(x = solTrainXtrans, y = solTrainY,</text:p>
            <text:p text:style-name="P1">+ <text:s text:c="18"/>method = "enet",</text:p>
            <text:p text:style-name="P1">+ <text:s text:c="18"/>tuneGrid = enetGrid,</text:p>
            <text:p text:style-name="P1">+ <text:s text:c="18"/>trControl = ctrl,</text:p>
            <text:p text:style-name="P1">+ <text:s text:c="18"/>preProc = c("center", "scale"))</text:p>
            <text:p text:style-name="P1">&gt; enetTune</text:p>
            <text:p text:style-name="P1">Elasticnet </text:p>
            <text:p text:style-name="P1"/>
            <text:p text:style-name="P1">951 samples</text:p>
            <text:p text:style-name="P1">228 predictors</text:p>
            <text:p text:style-name="P1"/>
            <text:p text:style-name="P1">Pre-processing: centered (228), scaled (228) </text:p>
            <text:p text:style-name="P1">Resampling: Cross-Validated (10 fold) </text:p>
            <text:p text:style-name="P1">Summary of sample sizes: 856, 857, 855, 856, 856, 855, ... </text:p>
            <text:p text:style-name="P1">Resampling results across tuning parameters:</text:p>
            <text:p text:style-name="P1"/>
            <text:p text:style-name="P1"><text:s text:c="2"/>lambda <text:s/>fraction <text:s/>RMSE <text:s text:c="6"/>Rsquared <text:s text:c="2"/>MAE <text:s text:c="5"/></text:p>
            <text:p text:style-name="P1"><text:s text:c="2"/>0.00 <text:s text:c="3"/>0.05 <text:s text:c="5"/>0.8713747 <text:s/>0.8337289 <text:s/>0.6606836</text:p>
            <text:p text:style-name="P1"><text:s text:c="2"/>0.00 <text:s text:c="3"/>0.10 <text:s text:c="5"/>0.6882637 <text:s/>0.8858786 <text:s/>0.5234636</text:p>
            <text:p text:style-name="P1"><text:s text:c="2"/>0.00 <text:s text:c="3"/>0.15 <text:s text:c="5"/>0.6729264 <text:s/>0.8907993 <text:s/>0.5135577</text:p>
            <text:p text:style-name="P1"><text:s text:c="2"/>0.00 <text:s text:c="3"/>0.20 <text:s text:c="5"/>0.6754697 <text:s/>0.8903865 <text:s/>0.5166106</text:p>
            <text:p text:style-name="P1"><text:s text:c="2"/>0.00 <text:s text:c="3"/>0.25 <text:s text:c="5"/>0.6879252 <text:s/>0.8865202 <text:s/>0.5251313</text:p>
            <text:p text:style-name="P1"><text:s text:c="2"/>0.00 <text:s text:c="3"/>0.30 <text:s text:c="5"/>0.6971062 <text:s/>0.8836414 <text:s/>0.5306989</text:p>
            <text:p text:style-name="P1"><text:s text:c="2"/>0.00 <text:s text:c="3"/>0.35 <text:s text:c="5"/>0.7062274 <text:s/>0.8808469 <text:s/>0.5354831</text:p>
            <text:p text:style-name="P1"><text:s text:c="2"/>0.00 <text:s text:c="3"/>0.40 <text:s text:c="5"/>0.7125901 <text:s/>0.8788941 <text:s/>0.5387085</text:p>
            <text:p text:style-name="P1"><text:s text:c="2"/>0.00 <text:s text:c="3"/>0.45 <text:s text:c="5"/>0.7138745 <text:s/>0.8785587 <text:s/>0.5394560</text:p>
            <text:p text:style-name="P1"><text:s text:c="2"/>0.00 <text:s text:c="3"/>0.50 <text:s text:c="5"/>0.7141241 <text:s/>0.8785620 <text:s/>0.5394405</text:p>
            <text:p text:style-name="P1"><text:s text:c="2"/>0.00 <text:s text:c="3"/>0.55 <text:s text:c="5"/>0.7144676 <text:s/>0.8784958 <text:s/>0.5393796</text:p>
            <text:p text:style-name="P1"><text:s text:c="2"/>0.00 <text:s text:c="3"/>0.60 <text:s text:c="5"/>0.7140540 <text:s/>0.8786589 <text:s/>0.5387174</text:p>
            <text:p text:style-name="P1"><text:s text:c="2"/>0.00 <text:s text:c="3"/>0.65 <text:s text:c="5"/>0.7140608 <text:s/>0.8786876 <text:s/>0.5381464</text:p>
            <text:p text:style-name="P1"><text:s text:c="2"/>0.00 <text:s text:c="3"/>0.70 <text:s text:c="5"/>0.7145473 <text:s/>0.8785740 <text:s/>0.5379849</text:p>
            <text:p text:style-name="P1"><text:s text:c="2"/>0.00 <text:s text:c="3"/>0.75 <text:s text:c="5"/>0.7151022 <text:s/>0.8784343 <text:s/>0.5377724</text:p>
            <text:p text:style-name="P1"><text:s text:c="2"/>0.00 <text:s text:c="3"/>0.80 <text:s text:c="5"/>0.7158078 <text:s/>0.8782624 <text:s/>0.5376442</text:p>
            <text:p text:style-name="P1"><text:soft-page-break/><text:s text:c="2"/>0.00 <text:s text:c="3"/>0.85 <text:s text:c="5"/>0.7167930 <text:s/>0.8780153 <text:s/>0.5378770</text:p>
            <text:p text:style-name="P1"><text:s text:c="2"/>0.00 <text:s text:c="3"/>0.90 <text:s text:c="5"/>0.7178723 <text:s/>0.8777462 <text:s/>0.5383402</text:p>
            <text:p text:style-name="P1"><text:s text:c="2"/>0.00 <text:s text:c="3"/>0.95 <text:s text:c="5"/>0.7191461 <text:s/>0.8774050 <text:s/>0.5389563</text:p>
            <text:p text:style-name="P1"><text:s text:c="2"/>0.00 <text:s text:c="3"/>1.00 <text:s text:c="5"/>0.7207131 <text:s/>0.8769711 <text:s/>0.5398035</text:p>
            <text:p text:style-name="P1"><text:s text:c="2"/>0.01 <text:s text:c="3"/>0.05 <text:s text:c="5"/>1.5168857 <text:s/>0.6435177 <text:s/>1.1647658</text:p>
            <text:p text:style-name="P1"><text:s text:c="2"/>0.01 <text:s text:c="3"/>0.10 <text:s text:c="5"/>1.1324481 <text:s/>0.7671388 <text:s/>0.8666906</text:p>
            <text:p text:style-name="P1"><text:s text:c="2"/>0.01 <text:s text:c="3"/>0.15 <text:s text:c="5"/>0.9061843 <text:s/>0.8241043 <text:s/>0.6869828</text:p>
            <text:p text:style-name="P1"><text:s text:c="2"/>0.01 <text:s text:c="3"/>0.20 <text:s text:c="5"/>0.7855269 <text:s/>0.8571170 <text:s/>0.5983099</text:p>
            <text:p text:style-name="P1"><text:s text:c="2"/>0.01 <text:s text:c="3"/>0.25 <text:s text:c="5"/>0.7296380 <text:s/>0.8733531 <text:s/>0.5550000</text:p>
            <text:p text:style-name="P1"><text:s text:c="2"/>0.01 <text:s text:c="3"/>0.30 <text:s text:c="5"/>0.6989522 <text:s/>0.8826020 <text:s/>0.5320711</text:p>
            <text:p text:style-name="P1"><text:s text:c="2"/>0.01 <text:s text:c="3"/>0.35 <text:s text:c="5"/>0.6866513 <text:s/>0.8863490 <text:s/>0.5242904</text:p>
            <text:p text:style-name="P1"><text:s text:c="2"/>0.01 <text:s text:c="3"/>0.40 <text:s text:c="5"/>0.6806730 <text:s/>0.8884346 <text:s/>0.5203075</text:p>
            <text:p text:style-name="P1"><text:s text:c="2"/>0.01 <text:s text:c="3"/>0.45 <text:s text:c="5"/>0.6778780 <text:s/>0.8895285 <text:s/>0.5183958</text:p>
            <text:p text:style-name="P1"><text:s text:c="2"/>0.01 <text:s text:c="3"/>0.50 <text:s text:c="5"/>0.6760780 <text:s/>0.8902871 <text:s/>0.5164557</text:p>
            <text:p text:style-name="P1"><text:s text:c="2"/>0.01 <text:s text:c="3"/>0.55 <text:s text:c="5"/>0.6743998 <text:s/>0.8909724 <text:s/>0.5153739</text:p>
            <text:p text:style-name="P1"><text:s text:c="2"/>0.01 <text:s text:c="3"/>0.60 <text:s text:c="5"/>0.6746777 <text:s/>0.8910026 <text:s/>0.5150322</text:p>
            <text:p text:style-name="P1"><text:s text:c="2"/>0.01 <text:s text:c="3"/>0.65 <text:s text:c="5"/>0.6765522 <text:s/>0.8904906 <text:s/>0.5163052</text:p>
            <text:p text:style-name="P1"><text:s text:c="2"/>0.01 <text:s text:c="3"/>0.70 <text:s text:c="5"/>0.6796775 <text:s/>0.8895768 <text:s/>0.5185569</text:p>
            <text:p text:style-name="P1"><text:s text:c="2"/>0.01 <text:s text:c="3"/>0.75 <text:s text:c="5"/>0.6829651 <text:s/>0.8886182 <text:s/>0.5207939</text:p>
            <text:p text:style-name="P1"><text:s text:c="2"/>0.01 <text:s text:c="3"/>0.80 <text:s text:c="5"/>0.6862396 <text:s/>0.8876472 <text:s/>0.5231956</text:p>
            <text:p text:style-name="P1"><text:s text:c="2"/>0.01 <text:s text:c="3"/>0.85 <text:s text:c="5"/>0.6895735 <text:s/>0.8866477 <text:s/>0.5256205</text:p>
            <text:p text:style-name="P1"><text:s text:c="2"/>0.01 <text:s text:c="3"/>0.90 <text:s text:c="5"/>0.6930103 <text:s/>0.8856210 <text:s/>0.5279280</text:p>
            <text:p text:style-name="P1"><text:s text:c="2"/>0.01 <text:s text:c="3"/>0.95 <text:s text:c="5"/>0.6968398 <text:s/>0.8844630 <text:s/>0.5304019</text:p>
            <text:p text:style-name="P1"><text:s text:c="2"/>0.01 <text:s text:c="3"/>1.00 <text:s text:c="5"/>0.7006283 <text:s/>0.8833050 <text:s/>0.5327190</text:p>
            <text:p text:style-name="P1"><text:s text:c="2"/>0.10 <text:s text:c="3"/>0.05 <text:s text:c="5"/>1.6867967 <text:s/>0.5157969 <text:s/>1.2948015</text:p>
            <text:p text:style-name="P1"><text:s text:c="2"/>0.10 <text:s text:c="3"/>0.10 <text:s text:c="5"/>1.4058744 <text:s/>0.6954146 <text:s/>1.0769193</text:p>
            <text:p text:style-name="P1"><text:s text:c="2"/>0.10 <text:s text:c="3"/>0.15 <text:s text:c="5"/>1.1697385 <text:s/>0.7596795 <text:s/>0.8938838</text:p>
            <text:p text:style-name="P1"><text:s text:c="2"/>0.10 <text:s text:c="3"/>0.20 <text:s text:c="5"/>1.0082617 <text:s/>0.7880698 <text:s/>0.7661293</text:p>
            <text:p text:style-name="P1"><text:s text:c="2"/>0.10 <text:s text:c="3"/>0.25 <text:s text:c="5"/>0.8950440 <text:s/>0.8218825 <text:s/>0.6771172</text:p>
            <text:p text:style-name="P1"><text:s text:c="2"/>0.10 <text:s text:c="3"/>0.30 <text:s text:c="5"/>0.8193443 <text:s/>0.8435444 <text:s/>0.6221307</text:p>
            <text:p text:style-name="P1"><text:s text:c="2"/>0.10 <text:s text:c="3"/>0.35 <text:s text:c="5"/>0.7744593 <text:s/>0.8570276 <text:s/>0.5950714</text:p>
            <text:p text:style-name="P1"><text:s text:c="2"/>0.10 <text:s text:c="3"/>0.40 <text:s text:c="5"/>0.7519611 <text:s/>0.8644826 <text:s/>0.5766485</text:p>
            <text:p text:style-name="P1"><text:s text:c="2"/>0.10 <text:s text:c="3"/>0.45 <text:s text:c="5"/>0.7343282 <text:s/>0.8710631 <text:s/>0.5619717</text:p>
            <text:p text:style-name="P1"><text:s text:c="2"/>0.10 <text:s text:c="3"/>0.50 <text:s text:c="5"/>0.7245543 <text:s/>0.8750318 <text:s/>0.5554409</text:p>
            <text:p text:style-name="P1"><text:s text:c="2"/>0.10 <text:s text:c="3"/>0.55 <text:s text:c="5"/>0.7180823 <text:s/>0.8778937 <text:s/>0.5509978</text:p>
            <text:p text:style-name="P1"><text:s text:c="2"/>0.10 <text:s text:c="3"/>0.60 <text:s text:c="5"/>0.7137901 <text:s/>0.8799906 <text:s/>0.5481470</text:p>
            <text:p text:style-name="P1"><text:s text:c="2"/>0.10 <text:s text:c="3"/>0.65 <text:s text:c="5"/>0.7110967 <text:s/>0.8815343 <text:s/>0.5463529</text:p>
            <text:p text:style-name="P1"><text:s text:c="2"/>0.10 <text:s text:c="3"/>0.70 <text:s text:c="5"/>0.7104058 <text:s/>0.8823940 <text:s/>0.5452800</text:p>
            <text:p text:style-name="P1"><text:s text:c="2"/>0.10 <text:s text:c="3"/>0.75 <text:s text:c="5"/>0.7103284 <text:s/>0.8829674 <text:s/>0.5442458</text:p>
            <text:p text:style-name="P1"><text:s text:c="2"/>0.10 <text:s text:c="3"/>0.80 <text:s text:c="5"/>0.7097899 <text:s/>0.8836319 <text:s/>0.5432626</text:p>
            <text:p text:style-name="P1"><text:s text:c="2"/>0.10 <text:s text:c="3"/>0.85 <text:s text:c="5"/>0.7093246 <text:s/>0.8842290 <text:s/>0.5425849</text:p>
            <text:p text:style-name="P1"><text:s text:c="2"/>0.10 <text:s text:c="3"/>0.90 <text:s text:c="5"/>0.7094949 <text:s/>0.8845954 <text:s/>0.5425265</text:p>
            <text:p text:style-name="P1"><text:s text:c="2"/>0.10 <text:s text:c="3"/>0.95 <text:s text:c="5"/>0.7094181 <text:s/>0.8849823 <text:s/>0.5419677</text:p>
            <text:p text:style-name="P1"><text:s text:c="2"/>0.10 <text:s text:c="3"/>1.00 <text:s text:c="5"/>0.7091432 <text:s/>0.8853885 <text:s/>0.5415401</text:p>
            <text:p text:style-name="P1"/>
            <text:p text:style-name="P1">RMSE was used to select the optimal model using the smallest value.</text:p>
            <text:p text:style-name="P1">The final values used for the model were fraction = 0.15 and lambda</text:p>
            <text:p text:style-name="P1"><text:s/>= 0.</text:p>
            <text:p text:style-name="P1">&gt; </text:p>
            <text:p text:style-name="P1">&gt; plot(enetTune)</text:p>
            <text:p text:style-name="P1">&gt; testResults$Enet &lt;- predict(enetTune, solTestXtrans)</text:p>
            <text:p text:style-name="P1">&gt; ### Section 6.3 Partial Least Squares</text:p>
            <text:p text:style-name="P1">&gt; </text:p>
            <text:p text:style-name="P1">&gt; ## Run PLS and PCR on solubility data and compare results</text:p>
            <text:p text:style-name="P1">&gt; set.seed(100)</text:p>
            <text:p text:style-name="P1">&gt; plsTune &lt;- train(x = solTrainXtrans, y = solTrainY,</text:p>
            <text:p text:style-name="P1">+ <text:s text:c="17"/>method = "pls",</text:p>
            <text:p text:style-name="P1">+ <text:s text:c="17"/>tuneGrid = expand.grid(ncomp = 1:20),</text:p>
            <text:p text:style-name="P1">+ <text:s text:c="17"/>trControl = ctrl)</text:p>
            <text:p text:style-name="P1">&gt; plsTune</text:p>
            <text:p text:style-name="P1">Partial Least Squares </text:p>
            <text:p text:style-name="P1"/>
            <text:p text:style-name="P1">951 samples</text:p>
            <text:p text:style-name="P1">228 predictors</text:p>
            <text:p text:style-name="P1"><text:soft-page-break/></text:p>
            <text:p text:style-name="P1">No pre-processing</text:p>
            <text:p text:style-name="P1">Resampling: Cross-Validated (10 fold) </text:p>
            <text:p text:style-name="P1">Summary of sample sizes: 856, 857, 855, 856, 856, 855, ... </text:p>
            <text:p text:style-name="P1">Resampling results across tuning parameters:</text:p>
            <text:p text:style-name="P1"/>
            <text:p text:style-name="P1"><text:s text:c="2"/>ncomp <text:s/>RMSE <text:s text:c="6"/>Rsquared <text:s text:c="2"/>MAE <text:s text:c="5"/></text:p>
            <text:p text:style-name="P1"><text:s text:c="3"/>1 <text:s text:c="4"/>1.7543811 <text:s/>0.2630495 <text:s/>1.4358231</text:p>
            <text:p text:style-name="P1"><text:s text:c="3"/>2 <text:s text:c="4"/>1.2720647 <text:s/>0.6128490 <text:s/>0.9889055</text:p>
            <text:p text:style-name="P1"><text:s text:c="3"/>3 <text:s text:c="4"/>1.0373646 <text:s/>0.7432147 <text:s/>0.8052678</text:p>
            <text:p text:style-name="P1"><text:s text:c="3"/>4 <text:s text:c="4"/>0.8370618 <text:s/>0.8317217 <text:s/>0.6386385</text:p>
            <text:p text:style-name="P1"><text:s text:c="3"/>5 <text:s text:c="4"/>0.7458318 <text:s/>0.8660461 <text:s/>0.5714998</text:p>
            <text:p text:style-name="P1"><text:s text:c="3"/>6 <text:s text:c="4"/>0.7106591 <text:s/>0.8779019 <text:s/>0.5490473</text:p>
            <text:p text:style-name="P1"><text:s text:c="3"/>7 <text:s text:c="4"/>0.6921293 <text:s/>0.8841448 <text:s/>0.5323473</text:p>
            <text:p text:style-name="P1"><text:s text:c="3"/>8 <text:s text:c="4"/>0.6908481 <text:s/>0.8851647 <text:s/>0.5315022</text:p>
            <text:p text:style-name="P1"><text:s text:c="3"/>9 <text:s text:c="4"/>0.6828771 <text:s/>0.8877056 <text:s/>0.5243122</text:p>
            <text:p text:style-name="P1"><text:s text:c="2"/>10 <text:s text:c="4"/>0.6824521 <text:s/>0.8879195 <text:s/>0.5239849</text:p>
            <text:p text:style-name="P1"><text:s text:c="2"/>11 <text:s text:c="4"/>0.6826719 <text:s/>0.8878955 <text:s/>0.5259022</text:p>
            <text:p text:style-name="P1"><text:s text:c="2"/>12 <text:s text:c="4"/>0.6847473 <text:s/>0.8872488 <text:s/>0.5197999</text:p>
            <text:p text:style-name="P1"><text:s text:c="2"/>13 <text:s text:c="4"/>0.6836698 <text:s/>0.8875568 <text:s/>0.5234800</text:p>
            <text:p text:style-name="P1"><text:s text:c="2"/>14 <text:s text:c="4"/>0.6856134 <text:s/>0.8871389 <text:s/>0.5237689</text:p>
            <text:p text:style-name="P1"><text:s text:c="2"/>15 <text:s text:c="4"/>0.6867190 <text:s/>0.8869351 <text:s/>0.5245770</text:p>
            <text:p text:style-name="P1"><text:s text:c="2"/>16 <text:s text:c="4"/>0.6860797 <text:s/>0.8872705 <text:s/>0.5244890</text:p>
            <text:p text:style-name="P1"><text:s text:c="2"/>17 <text:s text:c="4"/>0.6881636 <text:s/>0.8866078 <text:s/>0.5245726</text:p>
            <text:p text:style-name="P1"><text:s text:c="2"/>18 <text:s text:c="4"/>0.6926077 <text:s/>0.8853743 <text:s/>0.5256957</text:p>
            <text:p text:style-name="P1"><text:s text:c="2"/>19 <text:s text:c="4"/>0.6943936 <text:s/>0.8848611 <text:s/>0.5280377</text:p>
            <text:p text:style-name="P1"><text:s text:c="2"/>20 <text:s text:c="4"/>0.6977396 <text:s/>0.8837453 <text:s/>0.5328900</text:p>
            <text:p text:style-name="P1"/>
            <text:p text:style-name="P1">RMSE was used to select the optimal model using the smallest value.</text:p>
            <text:p text:style-name="P1">The final value used for the model was ncomp = 10.</text:p>
            <text:p text:style-name="P1">&gt; </text:p>
            <text:p text:style-name="P1">&gt; testResults$PLS &lt;- predict(plsTune, solTestXtrans)</text:p>
            <text:p text:style-name="P1">&gt; </text:p>
            <text:p text:style-name="P1">&gt; set.seed(100)</text:p>
            <text:p text:style-name="P1">&gt; pcrTune &lt;- train(x = solTrainXtrans, y = solTrainY,</text:p>
            <text:p text:style-name="P1">+ <text:s text:c="17"/>method = "pcr",</text:p>
            <text:p text:style-name="P1">+ <text:s text:c="17"/>tuneGrid = expand.grid(ncomp = 1:35),</text:p>
            <text:p text:style-name="P1">+ <text:s text:c="17"/>trControl = ctrl)</text:p>
            <text:p text:style-name="P1">&gt; pcrTune <text:s text:c="17"/></text:p>
            <text:p text:style-name="P1">Principal Component Analysis </text:p>
            <text:p text:style-name="P1"/>
            <text:p text:style-name="P1">951 samples</text:p>
            <text:p text:style-name="P1">228 predictors</text:p>
            <text:p text:style-name="P1"/>
            <text:p text:style-name="P1">No pre-processing</text:p>
            <text:p text:style-name="P1">Resampling: Cross-Validated (10 fold) </text:p>
            <text:p text:style-name="P1">Summary of sample sizes: 856, 857, 855, 856, 856, 855, ... </text:p>
            <text:p text:style-name="P1">Resampling results across tuning parameters:</text:p>
            <text:p text:style-name="P1"/>
            <text:p text:style-name="P1"><text:s text:c="2"/>ncomp <text:s/>RMSE <text:s text:c="6"/>Rsquared <text:s text:c="3"/>MAE <text:s text:c="5"/></text:p>
            <text:p text:style-name="P1"><text:s text:c="3"/>1 <text:s text:c="4"/>1.9778920 <text:s/>0.06590758 <text:s/>1.5840621</text:p>
            <text:p text:style-name="P1"><text:s text:c="3"/>2 <text:s text:c="4"/>1.6379400 <text:s/>0.36202127 <text:s/>1.2815335</text:p>
            <text:p text:style-name="P1"><text:s text:c="3"/>3 <text:s text:c="4"/>1.3655645 <text:s/>0.55546442 <text:s/>1.0612359</text:p>
            <text:p text:style-name="P1"><text:s text:c="3"/>4 <text:s text:c="4"/>1.3715028 <text:s/>0.55157507 <text:s/>1.0642859</text:p>
            <text:p text:style-name="P1"><text:s text:c="3"/>5 <text:s text:c="4"/>1.3415864 <text:s/>0.57099834 <text:s/>1.0311280</text:p>
            <text:p text:style-name="P1"><text:s text:c="3"/>6 <text:s text:c="4"/>1.2081745 <text:s/>0.64973828 <text:s/>0.9246561</text:p>
            <text:p text:style-name="P1"><text:s text:c="3"/>7 <text:s text:c="4"/>1.1818622 <text:s/>0.66578017 <text:s/>0.8975892</text:p>
            <text:p text:style-name="P1"><text:s text:c="3"/>8 <text:s text:c="4"/>1.1452119 <text:s/>0.68759737 <text:s/>0.8767988</text:p>
            <text:p text:style-name="P1"><text:s text:c="3"/>9 <text:s text:c="4"/>1.0495852 <text:s/>0.73655117 <text:s/>0.8203592</text:p>
            <text:p text:style-name="P1"><text:s text:c="2"/>10 <text:s text:c="4"/>1.0063822 <text:s/>0.75723962 <text:s/>0.7797613</text:p>
            <text:p text:style-name="P1"><text:s text:c="2"/>11 <text:s text:c="4"/>0.9723334 <text:s/>0.77443568 <text:s/>0.7486139</text:p>
            <text:p text:style-name="P1"><text:s text:c="2"/>12 <text:s text:c="4"/>0.9692845 <text:s/>0.77566291 <text:s/>0.7467677</text:p>
            <text:p text:style-name="P1"><text:s text:c="2"/>13 <text:s text:c="4"/>0.9526792 <text:s/>0.78316647 <text:s/>0.7388066</text:p>
            <text:p text:style-name="P1"><text:s text:c="2"/>14 <text:s text:c="4"/>0.9396590 <text:s/>0.78895459 <text:s/>0.7303651</text:p>
            <text:p text:style-name="P1"><text:soft-page-break/><text:s text:c="2"/>15 <text:s text:c="4"/>0.9419390 <text:s/>0.78796957 <text:s/>0.7324749</text:p>
            <text:p text:style-name="P1"><text:s text:c="2"/>16 <text:s text:c="4"/>0.8695211 <text:s/>0.81842614 <text:s/>0.6643545</text:p>
            <text:p text:style-name="P1"><text:s text:c="2"/>17 <text:s text:c="4"/>0.8699482 <text:s/>0.81825536 <text:s/>0.6641582</text:p>
            <text:p text:style-name="P1"><text:s text:c="2"/>18 <text:s text:c="4"/>0.8719274 <text:s/>0.81723654 <text:s/>0.6655110</text:p>
            <text:p text:style-name="P1"><text:s text:c="2"/>19 <text:s text:c="4"/>0.8695726 <text:s/>0.81824845 <text:s/>0.6636871</text:p>
            <text:p text:style-name="P1"><text:s text:c="2"/>20 <text:s text:c="4"/>0.8682556 <text:s/>0.81894961 <text:s/>0.6618263</text:p>
            <text:p text:style-name="P1"><text:s text:c="2"/>21 <text:s text:c="4"/>0.8096228 <text:s/>0.84189134 <text:s/>0.6204819</text:p>
            <text:p text:style-name="P1"><text:s text:c="2"/>22 <text:s text:c="4"/>0.8122517 <text:s/>0.84082141 <text:s/>0.6234393</text:p>
            <text:p text:style-name="P1"><text:s text:c="2"/>23 <text:s text:c="4"/>0.8093641 <text:s/>0.84200427 <text:s/>0.6205354</text:p>
            <text:p text:style-name="P1"><text:s text:c="2"/>24 <text:s text:c="4"/>0.8096163 <text:s/>0.84210474 <text:s/>0.6219420</text:p>
            <text:p text:style-name="P1"><text:s text:c="2"/>25 <text:s text:c="4"/>0.8095766 <text:s/>0.84208293 <text:s/>0.6213768</text:p>
            <text:p text:style-name="P1"><text:s text:c="2"/>26 <text:s text:c="4"/>0.8049366 <text:s/>0.84421798 <text:s/>0.6187902</text:p>
            <text:p text:style-name="P1"><text:s text:c="2"/>27 <text:s text:c="4"/>0.8039803 <text:s/>0.84465744 <text:s/>0.6166634</text:p>
            <text:p text:style-name="P1"><text:s text:c="2"/>28 <text:s text:c="4"/>0.8056953 <text:s/>0.84397657 <text:s/>0.6177999</text:p>
            <text:p text:style-name="P1"><text:s text:c="2"/>29 <text:s text:c="4"/>0.7863312 <text:s/>0.85146390 <text:s/>0.6050769</text:p>
            <text:p text:style-name="P1"><text:s text:c="2"/>30 <text:s text:c="4"/>0.7819408 <text:s/>0.85271068 <text:s/>0.6021453</text:p>
            <text:p text:style-name="P1"><text:s text:c="2"/>31 <text:s text:c="4"/>0.7795830 <text:s/>0.85355495 <text:s/>0.6019523</text:p>
            <text:p text:style-name="P1"><text:s text:c="2"/>32 <text:s text:c="4"/>0.7757032 <text:s/>0.85503975 <text:s/>0.6024722</text:p>
            <text:p text:style-name="P1"><text:s text:c="2"/>33 <text:s text:c="4"/>0.7395733 <text:s/>0.86853408 <text:s/>0.5707936</text:p>
            <text:p text:style-name="P1"><text:s text:c="2"/>34 <text:s text:c="4"/>0.7327021 <text:s/>0.87065692 <text:s/>0.5661431</text:p>
            <text:p text:style-name="P1"><text:s text:c="2"/>35 <text:s text:c="4"/>0.7307134 <text:s/>0.87142813 <text:s/>0.5628155</text:p>
            <text:p text:style-name="P1"/>
            <text:p text:style-name="P1">RMSE was used to select the optimal model using the smallest value.</text:p>
            <text:p text:style-name="P1">The final value used for the model was ncomp = 35.</text:p>
            <text:p text:style-name="P1">&gt; </text:p>
            <text:p text:style-name="P1">&gt; plsResamples &lt;- plsTune$results</text:p>
            <text:p text:style-name="P1">&gt; plsResamples$Model &lt;- "PLS"</text:p>
            <text:p text:style-name="P1">&gt; pcrResamples &lt;- pcrTune$results</text:p>
            <text:p text:style-name="P1">&gt; pcrResamples$Model &lt;- "PCR"</text:p>
            <text:p text:style-name="P1">&gt; plsPlotData &lt;- rbind(plsResamples, pcrResamples)</text:p>
            <text:p text:style-name="P1">&gt; </text:p>
            <text:p text:style-name="P1">&gt; xyplot(RMSE ~ ncomp,</text:p>
            <text:p text:style-name="P1">+ <text:s text:c="7"/>data = plsPlotData,</text:p>
            <text:p text:style-name="P1">+ <text:s text:c="7"/>#aspect = 1,</text:p>
            <text:p text:style-name="P1">+ <text:s text:c="7"/>xlab = "# Components",</text:p>
            <text:p text:style-name="P1">+ <text:s text:c="7"/>ylab = "RMSE (Cross-Validation)",</text:p>
            <text:p text:style-name="P1">+ <text:s text:c="7"/>auto.key = list(columns = 2),</text:p>
            <text:p text:style-name="P1">+ <text:s text:c="7"/>groups = Model,</text:p>
            <text:p text:style-name="P1">+ <text:s text:c="7"/>type = c("o", "g"))</text:p>
            <text:p text:style-name="P1">&gt; </text:p>
            <text:p text:style-name="P1">&gt; plsImp &lt;- varImp(plsTune, scale = FALSE)</text:p>
            <text:p text:style-name="P1"/>
            <text:p text:style-name="P1">Attaching package: ‘pls’</text:p>
            <text:p text:style-name="P1"/>
            <text:p text:style-name="P1">The following object is masked from ‘package:corrplot’:</text:p>
            <text:p text:style-name="P1"/>
            <text:p text:style-name="P1"><text:s text:c="4"/>corrplot</text:p>
            <text:p text:style-name="P1"/>
            <text:p text:style-name="P1">The following object is masked from ‘package:caret’:</text:p>
            <text:p text:style-name="P1"/>
            <text:p text:style-name="P1"><text:s text:c="4"/>R2</text:p>
            <text:p text:style-name="P1"/>
            <text:p text:style-name="P1">The following object is masked from ‘package:coefplot’:</text:p>
            <text:p text:style-name="P1"/>
            <text:p text:style-name="P1"><text:s text:c="4"/>coefplot</text:p>
            <text:p text:style-name="P1"/>
            <text:p text:style-name="P1">The following object is masked from ‘package:stats’:</text:p>
            <text:p text:style-name="P1"/>
            <text:p text:style-name="P1"><text:s text:c="4"/>loadings</text:p>
            <text:p text:style-name="P1"/>
            <text:p text:style-name="P1">&gt; plot(plsImp, top = 25, scales = list(y = list(cex = .95)))</text:p>
            <text:p text:style-name="P1">&gt; ### Session Information</text:p>
            <text:p text:style-name="P1">&gt; </text:p>
            <text:p text:style-name="P1">&gt; sessionInfo()</text:p>
            <text:p text:style-name="P1"><text:soft-page-break/>R version 3.5.2 (2018-12-20)</text:p>
            <text:p text:style-name="P1">Platform: x86_64-pc-linux-gnu (64-bit)</text:p>
            <text:p text:style-name="P1">Running under: Debian GNU/Linux 10 (buster)</text:p>
            <text:p text:style-name="P1"/>
            <text:p text:style-name="P1">Matrix products: default</text:p>
            <text:p text:style-name="P1">BLAS: /usr/lib/x86_64-linux-gnu/blas/libblas.so.3.8.0</text:p>
            <text:p text:style-name="P1">LAPACK: /usr/lib/x86_64-linux-gnu/lapack/liblapack.so.3.8.0</text:p>
            <text:p text:style-name="P1"/>
            <text:p text:style-name="P1">locale:</text:p>
            <text:p text:style-name="P1"><text:s/>[1] LC_CTYPE=en_US.UTF-8 <text:s text:c="6"/>LC_NUMERIC=C <text:s text:c="13"/></text:p>
            <text:p text:style-name="P1"><text:s/>[3] LC_TIME=en_US.UTF-8 <text:s text:c="7"/>LC_COLLATE=en_US.UTF-8 <text:s text:c="3"/></text:p>
            <text:p text:style-name="P1"><text:s/>[5] LC_MONETARY=en_US.UTF-8 <text:s text:c="3"/>LC_MESSAGES=en_US.UTF-8 <text:s text:c="2"/></text:p>
            <text:p text:style-name="P1"><text:s/>[7] LC_PAPER=en_US.UTF-8 <text:s text:c="6"/>LC_NAME=C <text:s text:c="16"/></text:p>
            <text:p text:style-name="P1"><text:s/>[9] LC_ADDRESS=C <text:s text:c="14"/>LC_TELEPHONE=C <text:s text:c="11"/></text:p>
            <text:p text:style-name="P1">[11] LC_MEASUREMENT=en_US.UTF-8 LC_IDENTIFICATION=C <text:s text:c="6"/></text:p>
            <text:p text:style-name="P1"/>
            <text:p text:style-name="P1">attached base packages:</text:p>
            <text:p text:style-name="P1">[1] stats <text:s text:c="4"/>graphics <text:s/>grDevices utils <text:s text:c="4"/>datasets <text:s/>methods <text:s/></text:p>
            <text:p text:style-name="P1">[7] base <text:s text:c="4"/></text:p>
            <text:p text:style-name="P1"/>
            <text:p text:style-name="P1">other attached packages:</text:p>
            <text:p text:style-name="P1">[1] pls_2.7-2 <text:s text:c="22"/>corrplot_0.84 <text:s text:c="17"/></text:p>
            <text:p text:style-name="P1">[3] caret_6.0-86 <text:s text:c="19"/>lattice_0.20-38 <text:s text:c="15"/></text:p>
            <text:p text:style-name="P1">[5] AppliedPredictiveModeling_1.1-7 coefplot_1.2.6 <text:s text:c="16"/></text:p>
            <text:p text:style-name="P1">[7] ggplot2_3.3.0 <text:s text:c="17"/></text:p>
            <text:p text:style-name="P1"/>
            <text:p text:style-name="P1">loaded via a namespace (and not attached):</text:p>
            <text:p text:style-name="P1"><text:s/>[1] elasticnet_1.1.1 <text:s text:c="4"/>tidyselect_1.0.0 <text:s text:c="4"/>purrr_0.3.3 <text:s text:c="8"/></text:p>
            <text:p text:style-name="P1"><text:s/>[4] reshape2_1.4.3 <text:s text:c="6"/>splines_3.5.2 <text:s text:c="7"/>colorspace_1.4-1 <text:s text:c="3"/></text:p>
            <text:p text:style-name="P1"><text:s/>[7] generics_0.0.2 <text:s text:c="6"/>stats4_3.5.2 <text:s text:c="8"/>survival_2.43-3 <text:s text:c="4"/></text:p>
            <text:p text:style-name="P1">[10] prodlim_2019.11.13 <text:s text:c="2"/>rlang_0.4.5 <text:s text:c="9"/>ModelMetrics_1.2.2.2</text:p>
            <text:p text:style-name="P1">[13] pillar_1.4.3 <text:s text:c="8"/>glue_1.3.1 <text:s text:c="10"/>withr_2.1.2 <text:s text:c="8"/></text:p>
            <text:p text:style-name="P1">[16] foreach_1.4.8 <text:s text:c="7"/>lifecycle_0.2.0 <text:s text:c="5"/>plyr_1.8.6 <text:s text:c="9"/></text:p>
            <text:p text:style-name="P1">[19] rpart.plot_3.0.8 <text:s text:c="4"/>lava_1.6.7 <text:s text:c="10"/>stringr_1.4.0 <text:s text:c="6"/></text:p>
            <text:p text:style-name="P1">[22] timeDate_3043.102 <text:s text:c="3"/>munsell_0.5.0 <text:s text:c="7"/>gtable_0.3.0 <text:s text:c="7"/></text:p>
            <text:p text:style-name="P1">[25] recipes_0.1.10 <text:s text:c="6"/>codetools_0.2-16 <text:s text:c="4"/>labeling_0.3 <text:s text:c="7"/></text:p>
            <text:p text:style-name="P1">[28] class_7.3-15 <text:s text:c="8"/>lars_1.2 <text:s text:c="12"/>Rcpp_1.0.3 <text:s text:c="9"/></text:p>
            <text:p text:style-name="P1">[31] scales_1.1.0 <text:s text:c="8"/>plotrix_3.7-7 <text:s text:c="7"/>CORElearn_1.54.2 <text:s text:c="3"/></text:p>
            <text:p text:style-name="P1">[34] ipred_0.9-9 <text:s text:c="9"/>useful_1.2.6 <text:s text:c="8"/>farver_2.0.3 <text:s text:c="7"/></text:p>
            <text:p text:style-name="P1">[37] ellipse_0.4.1 <text:s text:c="7"/>digest_0.6.25 <text:s text:c="7"/>stringi_1.4.6 <text:s text:c="6"/></text:p>
            <text:p text:style-name="P1">[40] dplyr_0.8.5 <text:s text:c="9"/>grid_3.5.2 <text:s text:c="10"/>tools_3.5.2 <text:s text:c="8"/></text:p>
            <text:p text:style-name="P1">[43] magrittr_1.5 <text:s text:c="8"/>tibble_2.1.3 <text:s text:c="8"/>cluster_2.0.7-1 <text:s text:c="4"/></text:p>
            <text:p text:style-name="P1">[46] crayon_1.3.4 <text:s text:c="8"/>pkgconfig_2.0.3 <text:s text:c="5"/>MASS_7.3-51.1 <text:s text:c="6"/></text:p>
            <text:p text:style-name="P1">[49] Matrix_1.2-15 <text:s text:c="7"/>data.table_1.12.8 <text:s text:c="3"/>pROC_1.16.1 <text:s text:c="8"/></text:p>
            <text:p text:style-name="P1">[52] lubridate_1.7.4 <text:s text:c="5"/>gower_0.2.1 <text:s text:c="9"/>assertthat_0.2.1 <text:s text:c="3"/></text:p>
            <text:p text:style-name="P1">[55] rstudioapi_0.11 <text:s text:c="5"/>iterators_1.0.12 <text:s text:c="4"/>R6_2.4.1 <text:s text:c="11"/></text:p>
            <text:p text:style-name="P1">[58] rpart_4.1-13 <text:s text:c="8"/>nnet_7.3-12 <text:s text:c="9"/>nlme_3.1-137 <text:s text:c="7"/></text:p>
            <text:p text:style-name="P3">[61] compiler_3.5.2 <text:s text:c="5"/></text:p>
          </table:table-cell>
        </table:table-row>
      </table:table>
      <text:p text:style-name="Text_20_body">&gt;</text:p>
      <text:p text:style-name="Text_20_body"/>
      <text:p text:style-name="Preformatted_20_Text"><text:bookmark text:name="rstudio_console_output2"/>R is a collaborative project with many contributors.</text:p>
      <text:p text:style-name="Preformatted_20_Text">Type 'contributors()' for more information and</text:p>
      <text:p text:style-name="Preformatted_20_Text">'citation()' on how to cite R or R packages in publications.</text:p>
      <text:p text:style-name="Preformatted_20_Text"/>
      <text:p text:style-name="Preformatted_20_Text">Type 'demo()' for some demos, 'help()' for on-line help, or</text:p>
      <text:p text:style-name="Preformatted_20_Text">'help.start()' for an HTML browser interface to help.</text:p>
      <text:p text:style-name="Preformatted_20_Text">Type 'q()' to quit R.</text:p>
      <text:p text:style-name="Preformatted_20_Text"/>
      <text:p text:style-name="Preformatted_20_Text">&gt; ###GRETH cH6 Linear model selection and regularization</text:p>
      <text:p text:style-name="Preformatted_20_Text">&gt; ### 6.5 <text:s/>Subset selection - best , stepwise</text:p>
      <text:p text:style-name="Preformatted_20_Text"><text:soft-page-break/>&gt; library(ISLR)</text:p>
      <text:p text:style-name="Preformatted_20_Text">&gt; fix (Hitters)</text:p>
      <text:p text:style-name="Preformatted_20_Text">&gt; names(Hitters)</text:p>
      <text:p text:style-name="Preformatted_20_Text"><text:s/>[1] "AtBat" <text:s text:c="4"/>"Hits" <text:s text:c="5"/>"HmRun" <text:s text:c="4"/>"Runs" <text:s text:c="5"/>"RBI" <text:s text:c="5"/></text:p>
      <text:p text:style-name="Preformatted_20_Text"><text:s/>[6] "Walks" <text:s text:c="4"/>"Years" <text:s text:c="4"/>"CAtBat" <text:s text:c="3"/>"CHits" <text:s text:c="4"/>"CHmRun" <text:s text:c="2"/></text:p>
      <text:p text:style-name="Preformatted_20_Text">[11] "CRuns" <text:s text:c="4"/>"CRBI" <text:s text:c="5"/>"CWalks" <text:s text:c="3"/>"League" <text:s text:c="3"/>"Division" </text:p>
      <text:p text:style-name="Preformatted_20_Text">[16] "PutOuts" <text:s text:c="2"/>"Assists" <text:s text:c="2"/>"Errors" <text:s text:c="3"/>"Salary" <text:s text:c="3"/>"NewLeague"</text:p>
      <text:p text:style-name="Preformatted_20_Text">&gt; dim(Hitters)</text:p>
      <text:p text:style-name="Preformatted_20_Text">[1] 322 <text:s/>20</text:p>
      <text:p text:style-name="Preformatted_20_Text">&gt; sum(is.na(Hitters$Salary))</text:p>
      <text:p text:style-name="Preformatted_20_Text">[1] 59</text:p>
      <text:p text:style-name="Preformatted_20_Text">&gt; Hitters=na.omit(Hitters)</text:p>
      <text:p text:style-name="Preformatted_20_Text">&gt; dim(Hitters)</text:p>
      <text:p text:style-name="Preformatted_20_Text">[1] 263 <text:s/>20</text:p>
      <text:p text:style-name="Preformatted_20_Text">&gt; sum(is.na(Hitters))</text:p>
      <text:p text:style-name="Preformatted_20_Text">[1] 0</text:p>
      <text:p text:style-name="Preformatted_20_Text">&gt; library(leaps)</text:p>
      <text:p text:style-name="Preformatted_20_Text">Error in library(leaps) : there is no package called ‘leaps’</text:p>
      <text:p text:style-name="Preformatted_20_Text">&gt; install.packages("leaps")</text:p>
      <text:p text:style-name="Preformatted_20_Text">Installing package into ‘/home/user/R/x86_64-pc-linux-gnu-library/3.5’</text:p>
      <text:p text:style-name="Preformatted_20_Text">(as ‘lib’ is unspecified)</text:p>
      <text:p text:style-name="Preformatted_20_Text">trying URL 'https://cloud.r-project.org/src/contrib/leaps_3.1.tar.gz'</text:p>
      <text:p text:style-name="Preformatted_20_Text">Content type 'application/x-gzip' length 28558 bytes (27 KB)</text:p>
      <text:p text:style-name="Preformatted_20_Text">==================================================</text:p>
      <text:p text:style-name="Preformatted_20_Text">downloaded 27 KB</text:p>
      <text:p text:style-name="Preformatted_20_Text"/>
      <text:p text:style-name="Preformatted_20_Text">* installing *source* package ‘leaps’ ...</text:p>
      <text:p text:style-name="Preformatted_20_Text">** package ‘leaps’ successfully unpacked and MD5 sums checked</text:p>
      <text:p text:style-name="Preformatted_20_Text">** libs</text:p>
      <text:p text:style-name="Preformatted_20_Text">gfortran <text:s text:c="2"/>-fpic <text:s/>-g -O2 -fdebug-prefix-map=/build/r-base-3.5.2=. -fstack-protector-strong <text:s/>-c leaps.f -o leaps.o</text:p>
      <text:p text:style-name="Preformatted_20_Text">gfortran <text:s text:c="2"/>-fpic <text:s/>-g -O2 -fdebug-prefix-map=/build/r-base-3.5.2=. -fstack-protector-strong <text:s/>-c leapshdr.f -o leapshdr.o</text:p>
      <text:p text:style-name="Preformatted_20_Text">gcc -std=gnu99 -shared -L/usr/lib/R/lib -Wl,-z,relro -o leaps.so leaps.o leapshdr.o -lgfortran -lm -lquadmath -L/usr/lib/R/lib -lR</text:p>
      <text:p text:style-name="Preformatted_20_Text">installing to /home/user/R/x86_64-pc-linux-gnu-library/3.5/leaps/libs</text:p>
      <text:p text:style-name="Preformatted_20_Text">** R</text:p>
      <text:p text:style-name="Preformatted_20_Text">** byte-compile and prepare package for lazy loading</text:p>
      <text:p text:style-name="Preformatted_20_Text">** help</text:p>
      <text:p text:style-name="Preformatted_20_Text">*** installing help indices</text:p>
      <text:p text:style-name="Preformatted_20_Text">** building package indices</text:p>
      <text:p text:style-name="Preformatted_20_Text">** testing if installed package can be loaded</text:p>
      <text:p text:style-name="Preformatted_20_Text">* DONE (leaps)</text:p>
      <text:p text:style-name="Preformatted_20_Text"/>
      <text:p text:style-name="Preformatted_20_Text">The downloaded source packages are in</text:p>
      <text:p text:style-name="Preformatted_20_Text"><text:s text:c="8"/>‘/tmp/RtmpWL1AON/downloaded_packages’</text:p>
      <text:p text:style-name="Preformatted_20_Text">&gt; library(leaps)</text:p>
      <text:p text:style-name="Preformatted_20_Text">&gt; regfit.full=regsubsets(Salary~.Hitters)</text:p>
      <text:p text:style-name="Preformatted_20_Text">Error in eval(predvars, data, env) : object 'Salary' not found</text:p>
      <text:p text:style-name="Preformatted_20_Text">&gt; summary(regfit.full)</text:p>
      <text:p text:style-name="Preformatted_20_Text">Error in summary(regfit.full) : object 'regfit.full' not found</text:p>
      <text:p text:style-name="Preformatted_20_Text">&gt; regfit.full=regsubsets(Salary~.,Hitters)</text:p>
      <text:p text:style-name="Preformatted_20_Text">&gt; summary(regfit.full)</text:p>
      <text:p text:style-name="Preformatted_20_Text">Subset selection object</text:p>
      <text:p text:style-name="Preformatted_20_Text">Call: regsubsets.formula(Salary ~ ., Hitters)</text:p>
      <text:p text:style-name="Preformatted_20_Text">19 Variables <text:s/>(and intercept)</text:p>
      <text:p text:style-name="Preformatted_20_Text"><text:s text:c="11"/>Forced in Forced out</text:p>
      <text:p text:style-name="Preformatted_20_Text">AtBat <text:s text:c="9"/>FALSE <text:s text:c="5"/>FALSE</text:p>
      <text:p text:style-name="Preformatted_20_Text">Hits <text:s text:c="10"/>FALSE <text:s text:c="5"/>FALSE</text:p>
      <text:p text:style-name="Preformatted_20_Text">HmRun <text:s text:c="9"/>FALSE <text:s text:c="5"/>FALSE</text:p>
      <text:p text:style-name="Preformatted_20_Text">Runs <text:s text:c="10"/>FALSE <text:s text:c="5"/>FALSE</text:p>
      <text:p text:style-name="Preformatted_20_Text">RBI <text:s text:c="11"/>FALSE <text:s text:c="5"/>FALSE</text:p>
      <text:p text:style-name="Preformatted_20_Text">Walks <text:s text:c="9"/>FALSE <text:s text:c="5"/>FALSE</text:p>
      <text:p text:style-name="Preformatted_20_Text">Years <text:s text:c="9"/>FALSE <text:s text:c="5"/>FALSE</text:p>
      <text:p text:style-name="Preformatted_20_Text"><text:soft-page-break/>CAtBat <text:s text:c="8"/>FALSE <text:s text:c="5"/>FALSE</text:p>
      <text:p text:style-name="Preformatted_20_Text">CHits <text:s text:c="9"/>FALSE <text:s text:c="5"/>FALSE</text:p>
      <text:p text:style-name="Preformatted_20_Text">CHmRun <text:s text:c="8"/>FALSE <text:s text:c="5"/>FALSE</text:p>
      <text:p text:style-name="Preformatted_20_Text">CRuns <text:s text:c="9"/>FALSE <text:s text:c="5"/>FALSE</text:p>
      <text:p text:style-name="Preformatted_20_Text">CRBI <text:s text:c="10"/>FALSE <text:s text:c="5"/>FALSE</text:p>
      <text:p text:style-name="Preformatted_20_Text">CWalks <text:s text:c="8"/>FALSE <text:s text:c="5"/>FALSE</text:p>
      <text:p text:style-name="Preformatted_20_Text">LeagueN <text:s text:c="7"/>FALSE <text:s text:c="5"/>FALSE</text:p>
      <text:p text:style-name="Preformatted_20_Text">DivisionW <text:s text:c="5"/>FALSE <text:s text:c="5"/>FALSE</text:p>
      <text:p text:style-name="Preformatted_20_Text">PutOuts <text:s text:c="7"/>FALSE <text:s text:c="5"/>FALSE</text:p>
      <text:p text:style-name="Preformatted_20_Text">Assists <text:s text:c="7"/>FALSE <text:s text:c="5"/>FALSE</text:p>
      <text:p text:style-name="Preformatted_20_Text">Errors <text:s text:c="8"/>FALSE <text:s text:c="5"/>FALSE</text:p>
      <text:p text:style-name="Preformatted_20_Text">NewLeagueN <text:s text:c="4"/>FALSE <text:s text:c="5"/>FALSE</text:p>
      <text:p text:style-name="Preformatted_20_Text">1 subsets of each size up to 8</text:p>
      <text:p text:style-name="Preformatted_20_Text">Selection Algorithm: exhaustive</text:p>
      <text:p text:style-name="Preformatted_20_Text"><text:s text:c="9"/>AtBat Hits HmRun Runs RBI Walks Years CAtBat CHits CHmRun</text:p>
      <text:p text:style-name="Preformatted_20_Text">1 <text:s/>( 1 ) " " <text:s text:c="2"/>" " <text:s/>" " <text:s text:c="2"/>" " <text:s/>" " " " <text:s text:c="2"/>" " <text:s text:c="2"/>" " <text:s text:c="3"/>" " <text:s text:c="2"/>" " <text:s text:c="2"/></text:p>
      <text:p text:style-name="Preformatted_20_Text">2 <text:s/>( 1 ) " " <text:s text:c="2"/>"*" <text:s/>" " <text:s text:c="2"/>" " <text:s/>" " " " <text:s text:c="2"/>" " <text:s text:c="2"/>" " <text:s text:c="3"/>" " <text:s text:c="2"/>" " <text:s text:c="2"/></text:p>
      <text:p text:style-name="Preformatted_20_Text">3 <text:s/>( 1 ) " " <text:s text:c="2"/>"*" <text:s/>" " <text:s text:c="2"/>" " <text:s/>" " " " <text:s text:c="2"/>" " <text:s text:c="2"/>" " <text:s text:c="3"/>" " <text:s text:c="2"/>" " <text:s text:c="2"/></text:p>
      <text:p text:style-name="Preformatted_20_Text">4 <text:s/>( 1 ) " " <text:s text:c="2"/>"*" <text:s/>" " <text:s text:c="2"/>" " <text:s/>" " " " <text:s text:c="2"/>" " <text:s text:c="2"/>" " <text:s text:c="3"/>" " <text:s text:c="2"/>" " <text:s text:c="2"/></text:p>
      <text:p text:style-name="Preformatted_20_Text">5 <text:s/>( 1 ) "*" <text:s text:c="2"/>"*" <text:s/>" " <text:s text:c="2"/>" " <text:s/>" " " " <text:s text:c="2"/>" " <text:s text:c="2"/>" " <text:s text:c="3"/>" " <text:s text:c="2"/>" " <text:s text:c="2"/></text:p>
      <text:p text:style-name="Preformatted_20_Text">6 <text:s/>( 1 ) "*" <text:s text:c="2"/>"*" <text:s/>" " <text:s text:c="2"/>" " <text:s/>" " "*" <text:s text:c="2"/>" " <text:s text:c="2"/>" " <text:s text:c="3"/>" " <text:s text:c="2"/>" " <text:s text:c="2"/></text:p>
      <text:p text:style-name="Preformatted_20_Text">7 <text:s/>( 1 ) " " <text:s text:c="2"/>"*" <text:s/>" " <text:s text:c="2"/>" " <text:s/>" " "*" <text:s text:c="2"/>" " <text:s text:c="2"/>"*" <text:s text:c="3"/>"*" <text:s text:c="2"/>"*" <text:s text:c="2"/></text:p>
      <text:p text:style-name="Preformatted_20_Text">8 <text:s/>( 1 ) "*" <text:s text:c="2"/>"*" <text:s/>" " <text:s text:c="2"/>" " <text:s/>" " "*" <text:s text:c="2"/>" " <text:s text:c="2"/>" " <text:s text:c="3"/>" " <text:s text:c="2"/>"*" <text:s text:c="2"/></text:p>
      <text:p text:style-name="Preformatted_20_Text"><text:s text:c="9"/>CRuns CRBI CWalks LeagueN DivisionW PutOuts Assists Errors</text:p>
      <text:p text:style-name="Preformatted_20_Text">1 <text:s/>( 1 ) " " <text:s text:c="2"/>"*" <text:s/>" " <text:s text:c="3"/>" " <text:s text:c="4"/>" " <text:s text:c="6"/>" " <text:s text:c="4"/>" " <text:s text:c="4"/>" " <text:s text:c="2"/></text:p>
      <text:p text:style-name="Preformatted_20_Text">2 <text:s/>( 1 ) " " <text:s text:c="2"/>"*" <text:s/>" " <text:s text:c="3"/>" " <text:s text:c="4"/>" " <text:s text:c="6"/>" " <text:s text:c="4"/>" " <text:s text:c="4"/>" " <text:s text:c="2"/></text:p>
      <text:p text:style-name="Preformatted_20_Text">3 <text:s/>( 1 ) " " <text:s text:c="2"/>"*" <text:s/>" " <text:s text:c="3"/>" " <text:s text:c="4"/>" " <text:s text:c="6"/>"*" <text:s text:c="4"/>" " <text:s text:c="4"/>" " <text:s text:c="2"/></text:p>
      <text:p text:style-name="Preformatted_20_Text">4 <text:s/>( 1 ) " " <text:s text:c="2"/>"*" <text:s/>" " <text:s text:c="3"/>" " <text:s text:c="4"/>"*" <text:s text:c="6"/>"*" <text:s text:c="4"/>" " <text:s text:c="4"/>" " <text:s text:c="2"/></text:p>
      <text:p text:style-name="Preformatted_20_Text">5 <text:s/>( 1 ) " " <text:s text:c="2"/>"*" <text:s/>" " <text:s text:c="3"/>" " <text:s text:c="4"/>"*" <text:s text:c="6"/>"*" <text:s text:c="4"/>" " <text:s text:c="4"/>" " <text:s text:c="2"/></text:p>
      <text:p text:style-name="Preformatted_20_Text">6 <text:s/>( 1 ) " " <text:s text:c="2"/>"*" <text:s/>" " <text:s text:c="3"/>" " <text:s text:c="4"/>"*" <text:s text:c="6"/>"*" <text:s text:c="4"/>" " <text:s text:c="4"/>" " <text:s text:c="2"/></text:p>
      <text:p text:style-name="Preformatted_20_Text">7 <text:s/>( 1 ) " " <text:s text:c="2"/>" " <text:s/>" " <text:s text:c="3"/>" " <text:s text:c="4"/>"*" <text:s text:c="6"/>"*" <text:s text:c="4"/>" " <text:s text:c="4"/>" " <text:s text:c="2"/></text:p>
      <text:p text:style-name="Preformatted_20_Text">8 <text:s/>( 1 ) "*" <text:s text:c="2"/>" " <text:s/>"*" <text:s text:c="3"/>" " <text:s text:c="4"/>"*" <text:s text:c="6"/>"*" <text:s text:c="4"/>" " <text:s text:c="4"/>" " <text:s text:c="2"/></text:p>
      <text:p text:style-name="Preformatted_20_Text"><text:s text:c="9"/>NewLeagueN</text:p>
      <text:p text:style-name="Preformatted_20_Text">1 <text:s/>( 1 ) " " <text:s text:c="6"/></text:p>
      <text:p text:style-name="Preformatted_20_Text">2 <text:s/>( 1 ) " " <text:s text:c="6"/></text:p>
      <text:p text:style-name="Preformatted_20_Text">3 <text:s/>( 1 ) " " <text:s text:c="6"/></text:p>
      <text:p text:style-name="Preformatted_20_Text">4 <text:s/>( 1 ) " " <text:s text:c="6"/></text:p>
      <text:p text:style-name="Preformatted_20_Text">5 <text:s/>( 1 ) " " <text:s text:c="6"/></text:p>
      <text:p text:style-name="Preformatted_20_Text">6 <text:s/>( 1 ) " " <text:s text:c="6"/></text:p>
      <text:p text:style-name="Preformatted_20_Text">7 <text:s/>( 1 ) " " <text:s text:c="6"/></text:p>
      <text:p text:style-name="Preformatted_20_Text">8 <text:s/>( 1 ) " " <text:s text:c="6"/></text:p>
      <text:p text:style-name="Preformatted_20_Text">&gt; regfit.full=regsubsets(Salary~.,data=Hitters,nvmax=19)</text:p>
      <text:p text:style-name="Preformatted_20_Text">&gt; reg.summary=summary(regfit.full)</text:p>
      <text:p text:style-name="Preformatted_20_Text">&gt; names(reg.summary)</text:p>
      <text:p text:style-name="Preformatted_20_Text">[1] "which" <text:s/>"rsq" <text:s text:c="3"/>"rss" <text:s text:c="3"/>"adjr2" <text:s/>"cp" <text:s text:c="4"/>"bic" <text:s text:c="3"/>"outmat"</text:p>
      <text:p text:style-name="Preformatted_20_Text">[8] "obj" <text:s text:c="2"/></text:p>
      <text:p text:style-name="Preformatted_20_Text">&gt; reg.summary$rsq</text:p>
      <text:p text:style-name="Preformatted_20_Text"><text:s/>[1] 0.3214501 0.4252237 0.4514294 0.4754067 0.4908036 0.5087146</text:p>
      <text:p text:style-name="Preformatted_20_Text"><text:s/>[7] 0.5141227 0.5285569 0.5346124 0.5404950 0.5426153 0.5436302</text:p>
      <text:p text:style-name="Preformatted_20_Text">[13] 0.5444570 0.5452164 0.5454692 0.5457656 0.5459518 0.5460945</text:p>
      <text:p text:style-name="Preformatted_20_Text">[19] 0.5461159</text:p>
      <text:p text:style-name="Preformatted_20_Text">&gt; reg.summary$cp</text:p>
      <text:p text:style-name="Preformatted_20_Text"><text:s/>[1] 104.281319 <text:s/>50.723090 <text:s/>38.693127 <text:s/>27.856220 <text:s/>21.613011 <text:s/>14.023870</text:p>
      <text:p text:style-name="Preformatted_20_Text"><text:s/>[7] <text:s/>13.128474 <text:s text:c="2"/>7.400719 <text:s text:c="2"/>6.158685 <text:s text:c="2"/>5.009317 <text:s text:c="2"/>5.874113 <text:s text:c="2"/>7.330766</text:p>
      <text:p text:style-name="Preformatted_20_Text">[13] <text:s text:c="2"/>8.888112 <text:s/>10.481576 <text:s/>12.346193 <text:s/>14.187546 <text:s/>16.087831 <text:s/>18.011425</text:p>
      <text:p text:style-name="Preformatted_20_Text">[19] <text:s/>20.000000</text:p>
      <text:p text:style-name="Preformatted_20_Text">&gt; reg.summary$bic</text:p>
      <text:p text:style-name="Preformatted_20_Text"><text:s/>[1] <text:s/>-90.84637 -128.92622 -135.62693 -141.80892 -144.07143 -147.91690</text:p>
      <text:p text:style-name="Preformatted_20_Text"><text:s/>[7] -145.25594 -147.61525 -145.44316 -143.21651 -138.86077 -133.87283</text:p>
      <text:p text:style-name="Preformatted_20_Text">[13] -128.77759 -123.64420 -118.21832 -112.81768 -107.35339 -101.86391</text:p>
      <text:p text:style-name="Preformatted_20_Text">[19] <text:s/>-96.30412</text:p>
      <text:p text:style-name="Preformatted_20_Text">&gt; par(mfrow=c(2,2))</text:p>
      <text:p text:style-name="Preformatted_20_Text">&gt; plot(reg.summary$rss,xlab="Number of Variables",ylab="RSS",type="1")</text:p>
      <text:p text:style-name="Preformatted_20_Text">Error in plot.xy(xy, type, ...) : invalid plot type '1'</text:p>
      <text:p text:style-name="Preformatted_20_Text"><text:soft-page-break/>&gt; plot(reg.summary$rss,xlab="Number of Variables",ylab="RSS",type="l")</text:p>
      <text:p text:style-name="Preformatted_20_Text">&gt; plot(reg.summary$adjr2,xlab="Number of Variables",ylab="Adjusted RSq",type="l")</text:p>
      <text:p text:style-name="Preformatted_20_Text">&gt; which.max(reg.summary$adjr2)</text:p>
      <text:p text:style-name="Preformatted_20_Text">[1] 11</text:p>
      <text:p text:style-name="Preformatted_20_Text">&gt; points(11,reg.summary$adjr2[11], col="red", cex=2, pch=20)</text:p>
      <text:p text:style-name="Preformatted_20_Text">&gt; plot(reg.summary$cp,xlab="Number of Variables",ylab="Cp",type="l")</text:p>
      <text:p text:style-name="Preformatted_20_Text">&gt; which.min(reg.summary$cp)</text:p>
      <text:p text:style-name="Preformatted_20_Text">[1] 10</text:p>
      <text:p text:style-name="Preformatted_20_Text">&gt; points(10,reg.summary$cp[10], col="red", cex=2, pch=20)</text:p>
      <text:p text:style-name="Preformatted_20_Text">&gt; which.min(reg.summary$bic)</text:p>
      <text:p text:style-name="Preformatted_20_Text">[1] 6</text:p>
      <text:p text:style-name="Preformatted_20_Text">&gt; plot(reg.summary$bic,xlab="Number of Variables",ylab="BIC",type="l")</text:p>
      <text:p text:style-name="Preformatted_20_Text">&gt; points(6,reg.summary$bic[6], col="red", cex=2, pch=20)</text:p>
      <text:p text:style-name="Preformatted_20_Text">&gt; ?plot.regsubsets</text:p>
      <text:p text:style-name="Preformatted_20_Text">&gt; plot(regfit.full,scale="r2")</text:p>
      <text:p text:style-name="Preformatted_20_Text">&gt; plot(regfit.full,scale="adjr2")</text:p>
      <text:p text:style-name="Preformatted_20_Text">&gt; plot(regfit.full,scale="Cp")</text:p>
      <text:p text:style-name="Preformatted_20_Text">&gt; plot(regfit.full,scale="bic")</text:p>
      <text:p text:style-name="Preformatted_20_Text">&gt; coef(regfit.full,6)</text:p>
      <text:p text:style-name="Preformatted_20_Text"><text:s/>(Intercept) <text:s text:c="7"/>AtBat <text:s text:c="8"/>Hits <text:s text:c="7"/>Walks <text:s text:c="8"/>CRBI </text:p>
      <text:p text:style-name="Preformatted_20_Text"><text:s text:c="2"/>91.5117981 <text:s text:c="2"/>-1.8685892 <text:s text:c="3"/>7.6043976 <text:s text:c="3"/>3.6976468 <text:s text:c="3"/>0.6430169 </text:p>
      <text:p text:style-name="Preformatted_20_Text"><text:s text:c="3"/>DivisionW <text:s text:c="5"/>PutOuts </text:p>
      <text:p text:style-name="Preformatted_20_Text">-122.9515338 <text:s text:c="3"/>0.2643076 </text:p>
      <text:p text:style-name="Preformatted_20_Text">Warning messages:</text:p>
      <text:p text:style-name="Preformatted_20_Text">1: In doTryCatch(return(expr), name, parentenv, handler) :</text:p>
      <text:p text:style-name="Preformatted_20_Text"><text:s text:c="2"/>display list redraw incomplete</text:p>
      <text:p text:style-name="Preformatted_20_Text">2: In doTryCatch(return(expr), name, parentenv, handler) :</text:p>
      <text:p text:style-name="Preformatted_20_Text"><text:s text:c="2"/>invalid graphics state</text:p>
      <text:p text:style-name="Preformatted_20_Text">3: In doTryCatch(return(expr), name, parentenv, handler) :</text:p>
      <text:p text:style-name="Preformatted_20_Text"><text:s text:c="2"/>invalid graphics state</text:p>
      <text:p text:style-name="Preformatted_20_Text">4: In doTryCatch(return(expr), name, parentenv, handler) :</text:p>
      <text:p text:style-name="Preformatted_20_Text"><text:s text:c="2"/>display list redraw incomplete</text:p>
      <text:p text:style-name="Preformatted_20_Text">5: In doTryCatch(return(expr), name, parentenv, handler) :</text:p>
      <text:p text:style-name="Preformatted_20_Text"><text:s text:c="2"/>invalid graphics state</text:p>
      <text:p text:style-name="Preformatted_20_Text">6: In doTryCatch(return(expr), name, parentenv, handler) :</text:p>
      <text:p text:style-name="Preformatted_20_Text"><text:s text:c="2"/>invalid graphics state</text:p>
      <text:p text:style-name="Preformatted_20_Text">&gt; #forward and backward stepwise</text:p>
      <text:p text:style-name="Preformatted_20_Text">&gt; regfit.fwd=regsubsets(Salary~.,data=Hitters,nvmax=19,method="forward")</text:p>
      <text:p text:style-name="Preformatted_20_Text">&gt; reg.summary=summary(regfit.fwd)</text:p>
      <text:p text:style-name="Preformatted_20_Text">&gt; summary(regfit.fwd)</text:p>
      <text:p text:style-name="Preformatted_20_Text">Subset selection object</text:p>
      <text:p text:style-name="Preformatted_20_Text">Call: regsubsets.formula(Salary ~ ., data = Hitters, nvmax = 19, method = "forward")</text:p>
      <text:p text:style-name="Preformatted_20_Text">19 Variables <text:s/>(and intercept)</text:p>
      <text:p text:style-name="Preformatted_20_Text"><text:s text:c="11"/>Forced in Forced out</text:p>
      <text:p text:style-name="Preformatted_20_Text">AtBat <text:s text:c="9"/>FALSE <text:s text:c="5"/>FALSE</text:p>
      <text:p text:style-name="Preformatted_20_Text">Hits <text:s text:c="10"/>FALSE <text:s text:c="5"/>FALSE</text:p>
      <text:p text:style-name="Preformatted_20_Text">HmRun <text:s text:c="9"/>FALSE <text:s text:c="5"/>FALSE</text:p>
      <text:p text:style-name="Preformatted_20_Text">Runs <text:s text:c="10"/>FALSE <text:s text:c="5"/>FALSE</text:p>
      <text:p text:style-name="Preformatted_20_Text">RBI <text:s text:c="11"/>FALSE <text:s text:c="5"/>FALSE</text:p>
      <text:p text:style-name="Preformatted_20_Text">Walks <text:s text:c="9"/>FALSE <text:s text:c="5"/>FALSE</text:p>
      <text:p text:style-name="Preformatted_20_Text">Years <text:s text:c="9"/>FALSE <text:s text:c="5"/>FALSE</text:p>
      <text:p text:style-name="Preformatted_20_Text">CAtBat <text:s text:c="8"/>FALSE <text:s text:c="5"/>FALSE</text:p>
      <text:p text:style-name="Preformatted_20_Text">CHits <text:s text:c="9"/>FALSE <text:s text:c="5"/>FALSE</text:p>
      <text:p text:style-name="Preformatted_20_Text">CHmRun <text:s text:c="8"/>FALSE <text:s text:c="5"/>FALSE</text:p>
      <text:p text:style-name="Preformatted_20_Text">CRuns <text:s text:c="9"/>FALSE <text:s text:c="5"/>FALSE</text:p>
      <text:p text:style-name="Preformatted_20_Text">CRBI <text:s text:c="10"/>FALSE <text:s text:c="5"/>FALSE</text:p>
      <text:p text:style-name="Preformatted_20_Text">CWalks <text:s text:c="8"/>FALSE <text:s text:c="5"/>FALSE</text:p>
      <text:p text:style-name="Preformatted_20_Text">LeagueN <text:s text:c="7"/>FALSE <text:s text:c="5"/>FALSE</text:p>
      <text:p text:style-name="Preformatted_20_Text">DivisionW <text:s text:c="5"/>FALSE <text:s text:c="5"/>FALSE</text:p>
      <text:p text:style-name="Preformatted_20_Text">PutOuts <text:s text:c="7"/>FALSE <text:s text:c="5"/>FALSE</text:p>
      <text:p text:style-name="Preformatted_20_Text">Assists <text:s text:c="7"/>FALSE <text:s text:c="5"/>FALSE</text:p>
      <text:p text:style-name="Preformatted_20_Text">Errors <text:s text:c="8"/>FALSE <text:s text:c="5"/>FALSE</text:p>
      <text:p text:style-name="Preformatted_20_Text"><text:soft-page-break/>NewLeagueN <text:s text:c="4"/>FALSE <text:s text:c="5"/>FALSE</text:p>
      <text:p text:style-name="Preformatted_20_Text">1 subsets of each size up to 19</text:p>
      <text:p text:style-name="Preformatted_20_Text">Selection Algorithm: forward</text:p>
      <text:p text:style-name="Preformatted_20_Text"><text:s text:c="10"/>AtBat Hits HmRun Runs RBI Walks Years CAtBat CHits CHmRun</text:p>
      <text:p text:style-name="Preformatted_20_Text">1 <text:s/>( 1 ) <text:s/>" " <text:s text:c="2"/>" " <text:s/>" " <text:s text:c="2"/>" " <text:s/>" " " " <text:s text:c="2"/>" " <text:s text:c="2"/>" " <text:s text:c="3"/>" " <text:s text:c="2"/>" " <text:s text:c="2"/></text:p>
      <text:p text:style-name="Preformatted_20_Text">2 <text:s/>( 1 ) <text:s/>" " <text:s text:c="2"/>"*" <text:s/>" " <text:s text:c="2"/>" " <text:s/>" " " " <text:s text:c="2"/>" " <text:s text:c="2"/>" " <text:s text:c="3"/>" " <text:s text:c="2"/>" " <text:s text:c="2"/></text:p>
      <text:p text:style-name="Preformatted_20_Text">3 <text:s/>( 1 ) <text:s/>" " <text:s text:c="2"/>"*" <text:s/>" " <text:s text:c="2"/>" " <text:s/>" " " " <text:s text:c="2"/>" " <text:s text:c="2"/>" " <text:s text:c="3"/>" " <text:s text:c="2"/>" " <text:s text:c="2"/></text:p>
      <text:p text:style-name="Preformatted_20_Text">4 <text:s/>( 1 ) <text:s/>" " <text:s text:c="2"/>"*" <text:s/>" " <text:s text:c="2"/>" " <text:s/>" " " " <text:s text:c="2"/>" " <text:s text:c="2"/>" " <text:s text:c="3"/>" " <text:s text:c="2"/>" " <text:s text:c="2"/></text:p>
      <text:p text:style-name="Preformatted_20_Text">5 <text:s/>( 1 ) <text:s/>"*" <text:s text:c="2"/>"*" <text:s/>" " <text:s text:c="2"/>" " <text:s/>" " " " <text:s text:c="2"/>" " <text:s text:c="2"/>" " <text:s text:c="3"/>" " <text:s text:c="2"/>" " <text:s text:c="2"/></text:p>
      <text:p text:style-name="Preformatted_20_Text">6 <text:s/>( 1 ) <text:s/>"*" <text:s text:c="2"/>"*" <text:s/>" " <text:s text:c="2"/>" " <text:s/>" " "*" <text:s text:c="2"/>" " <text:s text:c="2"/>" " <text:s text:c="3"/>" " <text:s text:c="2"/>" " <text:s text:c="2"/></text:p>
      <text:p text:style-name="Preformatted_20_Text">7 <text:s/>( 1 ) <text:s/>"*" <text:s text:c="2"/>"*" <text:s/>" " <text:s text:c="2"/>" " <text:s/>" " "*" <text:s text:c="2"/>" " <text:s text:c="2"/>" " <text:s text:c="3"/>" " <text:s text:c="2"/>" " <text:s text:c="2"/></text:p>
      <text:p text:style-name="Preformatted_20_Text">8 <text:s/>( 1 ) <text:s/>"*" <text:s text:c="2"/>"*" <text:s/>" " <text:s text:c="2"/>" " <text:s/>" " "*" <text:s text:c="2"/>" " <text:s text:c="2"/>" " <text:s text:c="3"/>" " <text:s text:c="2"/>" " <text:s text:c="2"/></text:p>
      <text:p text:style-name="Preformatted_20_Text">9 <text:s/>( 1 ) <text:s/>"*" <text:s text:c="2"/>"*" <text:s/>" " <text:s text:c="2"/>" " <text:s/>" " "*" <text:s text:c="2"/>" " <text:s text:c="2"/>"*" <text:s text:c="3"/>" " <text:s text:c="2"/>" " <text:s text:c="2"/></text:p>
      <text:p text:style-name="Preformatted_20_Text">10 <text:s/>( 1 ) "*" <text:s text:c="2"/>"*" <text:s/>" " <text:s text:c="2"/>" " <text:s/>" " "*" <text:s text:c="2"/>" " <text:s text:c="2"/>"*" <text:s text:c="3"/>" " <text:s text:c="2"/>" " <text:s text:c="2"/></text:p>
      <text:p text:style-name="Preformatted_20_Text">11 <text:s/>( 1 ) "*" <text:s text:c="2"/>"*" <text:s/>" " <text:s text:c="2"/>" " <text:s/>" " "*" <text:s text:c="2"/>" " <text:s text:c="2"/>"*" <text:s text:c="3"/>" " <text:s text:c="2"/>" " <text:s text:c="2"/></text:p>
      <text:p text:style-name="Preformatted_20_Text">12 <text:s/>( 1 ) "*" <text:s text:c="2"/>"*" <text:s/>" " <text:s text:c="2"/>"*" <text:s/>" " "*" <text:s text:c="2"/>" " <text:s text:c="2"/>"*" <text:s text:c="3"/>" " <text:s text:c="2"/>" " <text:s text:c="2"/></text:p>
      <text:p text:style-name="Preformatted_20_Text">13 <text:s/>( 1 ) "*" <text:s text:c="2"/>"*" <text:s/>" " <text:s text:c="2"/>"*" <text:s/>" " "*" <text:s text:c="2"/>" " <text:s text:c="2"/>"*" <text:s text:c="3"/>" " <text:s text:c="2"/>" " <text:s text:c="2"/></text:p>
      <text:p text:style-name="Preformatted_20_Text">14 <text:s/>( 1 ) "*" <text:s text:c="2"/>"*" <text:s/>"*" <text:s text:c="2"/>"*" <text:s/>" " "*" <text:s text:c="2"/>" " <text:s text:c="2"/>"*" <text:s text:c="3"/>" " <text:s text:c="2"/>" " <text:s text:c="2"/></text:p>
      <text:p text:style-name="Preformatted_20_Text">15 <text:s/>( 1 ) "*" <text:s text:c="2"/>"*" <text:s/>"*" <text:s text:c="2"/>"*" <text:s/>" " "*" <text:s text:c="2"/>" " <text:s text:c="2"/>"*" <text:s text:c="3"/>"*" <text:s text:c="2"/>" " <text:s text:c="2"/></text:p>
      <text:p text:style-name="Preformatted_20_Text">16 <text:s/>( 1 ) "*" <text:s text:c="2"/>"*" <text:s/>"*" <text:s text:c="2"/>"*" <text:s/>"*" "*" <text:s text:c="2"/>" " <text:s text:c="2"/>"*" <text:s text:c="3"/>"*" <text:s text:c="2"/>" " <text:s text:c="2"/></text:p>
      <text:p text:style-name="Preformatted_20_Text">17 <text:s/>( 1 ) "*" <text:s text:c="2"/>"*" <text:s/>"*" <text:s text:c="2"/>"*" <text:s/>"*" "*" <text:s text:c="2"/>" " <text:s text:c="2"/>"*" <text:s text:c="3"/>"*" <text:s text:c="2"/>" " <text:s text:c="2"/></text:p>
      <text:p text:style-name="Preformatted_20_Text">18 <text:s/>( 1 ) "*" <text:s text:c="2"/>"*" <text:s/>"*" <text:s text:c="2"/>"*" <text:s/>"*" "*" <text:s text:c="2"/>"*" <text:s text:c="2"/>"*" <text:s text:c="3"/>"*" <text:s text:c="2"/>" " <text:s text:c="2"/></text:p>
      <text:p text:style-name="Preformatted_20_Text">19 <text:s/>( 1 ) "*" <text:s text:c="2"/>"*" <text:s/>"*" <text:s text:c="2"/>"*" <text:s/>"*" "*" <text:s text:c="2"/>"*" <text:s text:c="2"/>"*" <text:s text:c="3"/>"*" <text:s text:c="2"/>"*" <text:s text:c="2"/></text:p>
      <text:p text:style-name="Preformatted_20_Text"><text:s text:c="10"/>CRuns CRBI CWalks LeagueN DivisionW PutOuts Assists Errors</text:p>
      <text:p text:style-name="Preformatted_20_Text">1 <text:s/>( 1 ) <text:s/>" " <text:s text:c="2"/>"*" <text:s/>" " <text:s text:c="3"/>" " <text:s text:c="4"/>" " <text:s text:c="6"/>" " <text:s text:c="4"/>" " <text:s text:c="4"/>" " <text:s text:c="2"/></text:p>
      <text:p text:style-name="Preformatted_20_Text">2 <text:s/>( 1 ) <text:s/>" " <text:s text:c="2"/>"*" <text:s/>" " <text:s text:c="3"/>" " <text:s text:c="4"/>" " <text:s text:c="6"/>" " <text:s text:c="4"/>" " <text:s text:c="4"/>" " <text:s text:c="2"/></text:p>
      <text:p text:style-name="Preformatted_20_Text">3 <text:s/>( 1 ) <text:s/>" " <text:s text:c="2"/>"*" <text:s/>" " <text:s text:c="3"/>" " <text:s text:c="4"/>" " <text:s text:c="6"/>"*" <text:s text:c="4"/>" " <text:s text:c="4"/>" " <text:s text:c="2"/></text:p>
      <text:p text:style-name="Preformatted_20_Text">4 <text:s/>( 1 ) <text:s/>" " <text:s text:c="2"/>"*" <text:s/>" " <text:s text:c="3"/>" " <text:s text:c="4"/>"*" <text:s text:c="6"/>"*" <text:s text:c="4"/>" " <text:s text:c="4"/>" " <text:s text:c="2"/></text:p>
      <text:p text:style-name="Preformatted_20_Text">5 <text:s/>( 1 ) <text:s/>" " <text:s text:c="2"/>"*" <text:s/>" " <text:s text:c="3"/>" " <text:s text:c="4"/>"*" <text:s text:c="6"/>"*" <text:s text:c="4"/>" " <text:s text:c="4"/>" " <text:s text:c="2"/></text:p>
      <text:p text:style-name="Preformatted_20_Text">6 <text:s/>( 1 ) <text:s/>" " <text:s text:c="2"/>"*" <text:s/>" " <text:s text:c="3"/>" " <text:s text:c="4"/>"*" <text:s text:c="6"/>"*" <text:s text:c="4"/>" " <text:s text:c="4"/>" " <text:s text:c="2"/></text:p>
      <text:p text:style-name="Preformatted_20_Text">7 <text:s/>( 1 ) <text:s/>" " <text:s text:c="2"/>"*" <text:s/>"*" <text:s text:c="3"/>" " <text:s text:c="4"/>"*" <text:s text:c="6"/>"*" <text:s text:c="4"/>" " <text:s text:c="4"/>" " <text:s text:c="2"/></text:p>
      <text:p text:style-name="Preformatted_20_Text">8 <text:s/>( 1 ) <text:s/>"*" <text:s text:c="2"/>"*" <text:s/>"*" <text:s text:c="3"/>" " <text:s text:c="4"/>"*" <text:s text:c="6"/>"*" <text:s text:c="4"/>" " <text:s text:c="4"/>" " <text:s text:c="2"/></text:p>
      <text:p text:style-name="Preformatted_20_Text">9 <text:s/>( 1 ) <text:s/>"*" <text:s text:c="2"/>"*" <text:s/>"*" <text:s text:c="3"/>" " <text:s text:c="4"/>"*" <text:s text:c="6"/>"*" <text:s text:c="4"/>" " <text:s text:c="4"/>" " <text:s text:c="2"/></text:p>
      <text:p text:style-name="Preformatted_20_Text">10 <text:s/>( 1 ) "*" <text:s text:c="2"/>"*" <text:s/>"*" <text:s text:c="3"/>" " <text:s text:c="4"/>"*" <text:s text:c="6"/>"*" <text:s text:c="4"/>"*" <text:s text:c="4"/>" " <text:s text:c="2"/></text:p>
      <text:p text:style-name="Preformatted_20_Text">11 <text:s/>( 1 ) "*" <text:s text:c="2"/>"*" <text:s/>"*" <text:s text:c="3"/>"*" <text:s text:c="4"/>"*" <text:s text:c="6"/>"*" <text:s text:c="4"/>"*" <text:s text:c="4"/>" " <text:s text:c="2"/></text:p>
      <text:p text:style-name="Preformatted_20_Text">12 <text:s/>( 1 ) "*" <text:s text:c="2"/>"*" <text:s/>"*" <text:s text:c="3"/>"*" <text:s text:c="4"/>"*" <text:s text:c="6"/>"*" <text:s text:c="4"/>"*" <text:s text:c="4"/>" " <text:s text:c="2"/></text:p>
      <text:p text:style-name="Preformatted_20_Text">13 <text:s/>( 1 ) "*" <text:s text:c="2"/>"*" <text:s/>"*" <text:s text:c="3"/>"*" <text:s text:c="4"/>"*" <text:s text:c="6"/>"*" <text:s text:c="4"/>"*" <text:s text:c="4"/>"*" <text:s text:c="2"/></text:p>
      <text:p text:style-name="Preformatted_20_Text">14 <text:s/>( 1 ) "*" <text:s text:c="2"/>"*" <text:s/>"*" <text:s text:c="3"/>"*" <text:s text:c="4"/>"*" <text:s text:c="6"/>"*" <text:s text:c="4"/>"*" <text:s text:c="4"/>"*" <text:s text:c="2"/></text:p>
      <text:p text:style-name="Preformatted_20_Text">15 <text:s/>( 1 ) "*" <text:s text:c="2"/>"*" <text:s/>"*" <text:s text:c="3"/>"*" <text:s text:c="4"/>"*" <text:s text:c="6"/>"*" <text:s text:c="4"/>"*" <text:s text:c="4"/>"*" <text:s text:c="2"/></text:p>
      <text:p text:style-name="Preformatted_20_Text">16 <text:s/>( 1 ) "*" <text:s text:c="2"/>"*" <text:s/>"*" <text:s text:c="3"/>"*" <text:s text:c="4"/>"*" <text:s text:c="6"/>"*" <text:s text:c="4"/>"*" <text:s text:c="4"/>"*" <text:s text:c="2"/></text:p>
      <text:p text:style-name="Preformatted_20_Text">17 <text:s/>( 1 ) "*" <text:s text:c="2"/>"*" <text:s/>"*" <text:s text:c="3"/>"*" <text:s text:c="4"/>"*" <text:s text:c="6"/>"*" <text:s text:c="4"/>"*" <text:s text:c="4"/>"*" <text:s text:c="2"/></text:p>
      <text:p text:style-name="Preformatted_20_Text">18 <text:s/>( 1 ) "*" <text:s text:c="2"/>"*" <text:s/>"*" <text:s text:c="3"/>"*" <text:s text:c="4"/>"*" <text:s text:c="6"/>"*" <text:s text:c="4"/>"*" <text:s text:c="4"/>"*" <text:s text:c="2"/></text:p>
      <text:p text:style-name="Preformatted_20_Text">19 <text:s/>( 1 ) "*" <text:s text:c="2"/>"*" <text:s/>"*" <text:s text:c="3"/>"*" <text:s text:c="4"/>"*" <text:s text:c="6"/>"*" <text:s text:c="4"/>"*" <text:s text:c="4"/>"*" <text:s text:c="2"/></text:p>
      <text:p text:style-name="Preformatted_20_Text"><text:s text:c="10"/>NewLeagueN</text:p>
      <text:p text:style-name="Preformatted_20_Text">1 <text:s/>( 1 ) <text:s/>" " <text:s text:c="6"/></text:p>
      <text:p text:style-name="Preformatted_20_Text">2 <text:s/>( 1 ) <text:s/>" " <text:s text:c="6"/></text:p>
      <text:p text:style-name="Preformatted_20_Text">3 <text:s/>( 1 ) <text:s/>" " <text:s text:c="6"/></text:p>
      <text:p text:style-name="Preformatted_20_Text">4 <text:s/>( 1 ) <text:s/>" " <text:s text:c="6"/></text:p>
      <text:p text:style-name="Preformatted_20_Text">5 <text:s/>( 1 ) <text:s/>" " <text:s text:c="6"/></text:p>
      <text:p text:style-name="Preformatted_20_Text">6 <text:s/>( 1 ) <text:s/>" " <text:s text:c="6"/></text:p>
      <text:p text:style-name="Preformatted_20_Text">7 <text:s/>( 1 ) <text:s/>" " <text:s text:c="6"/></text:p>
      <text:p text:style-name="Preformatted_20_Text">8 <text:s/>( 1 ) <text:s/>" " <text:s text:c="6"/></text:p>
      <text:p text:style-name="Preformatted_20_Text">9 <text:s/>( 1 ) <text:s/>" " <text:s text:c="6"/></text:p>
      <text:p text:style-name="Preformatted_20_Text">10 <text:s/>( 1 ) " " <text:s text:c="6"/></text:p>
      <text:p text:style-name="Preformatted_20_Text">11 <text:s/>( 1 ) " " <text:s text:c="6"/></text:p>
      <text:p text:style-name="Preformatted_20_Text">12 <text:s/>( 1 ) " " <text:s text:c="6"/></text:p>
      <text:p text:style-name="Preformatted_20_Text">13 <text:s/>( 1 ) " " <text:s text:c="6"/></text:p>
      <text:p text:style-name="Preformatted_20_Text">14 <text:s/>( 1 ) " " <text:s text:c="6"/></text:p>
      <text:p text:style-name="Preformatted_20_Text">15 <text:s/>( 1 ) " " <text:s text:c="6"/></text:p>
      <text:p text:style-name="Preformatted_20_Text">16 <text:s/>( 1 ) " " <text:s text:c="6"/></text:p>
      <text:p text:style-name="Preformatted_20_Text">17 <text:s/>( 1 ) "*" <text:s text:c="6"/></text:p>
      <text:p text:style-name="Preformatted_20_Text">18 <text:s/>( 1 ) "*" <text:s text:c="6"/></text:p>
      <text:p text:style-name="Preformatted_20_Text">19 <text:s/>( 1 ) "*" <text:s text:c="6"/></text:p>
      <text:p text:style-name="Preformatted_20_Text">&gt; regfit.bwd=regsubsets(Salary~.,data=Hitters,nvmax=19,method="backward")</text:p>
      <text:p text:style-name="Preformatted_20_Text"><text:soft-page-break/>&gt; summary(regfit.bwd)</text:p>
      <text:p text:style-name="Preformatted_20_Text">Subset selection object</text:p>
      <text:p text:style-name="Preformatted_20_Text">Call: regsubsets.formula(Salary ~ ., data = Hitters, nvmax = 19, method = "backward")</text:p>
      <text:p text:style-name="Preformatted_20_Text">19 Variables <text:s/>(and intercept)</text:p>
      <text:p text:style-name="Preformatted_20_Text"><text:s text:c="11"/>Forced in Forced out</text:p>
      <text:p text:style-name="Preformatted_20_Text">AtBat <text:s text:c="9"/>FALSE <text:s text:c="5"/>FALSE</text:p>
      <text:p text:style-name="Preformatted_20_Text">Hits <text:s text:c="10"/>FALSE <text:s text:c="5"/>FALSE</text:p>
      <text:p text:style-name="Preformatted_20_Text">HmRun <text:s text:c="9"/>FALSE <text:s text:c="5"/>FALSE</text:p>
      <text:p text:style-name="Preformatted_20_Text">Runs <text:s text:c="10"/>FALSE <text:s text:c="5"/>FALSE</text:p>
      <text:p text:style-name="Preformatted_20_Text">RBI <text:s text:c="11"/>FALSE <text:s text:c="5"/>FALSE</text:p>
      <text:p text:style-name="Preformatted_20_Text">Walks <text:s text:c="9"/>FALSE <text:s text:c="5"/>FALSE</text:p>
      <text:p text:style-name="Preformatted_20_Text">Years <text:s text:c="9"/>FALSE <text:s text:c="5"/>FALSE</text:p>
      <text:p text:style-name="Preformatted_20_Text">CAtBat <text:s text:c="8"/>FALSE <text:s text:c="5"/>FALSE</text:p>
      <text:p text:style-name="Preformatted_20_Text">CHits <text:s text:c="9"/>FALSE <text:s text:c="5"/>FALSE</text:p>
      <text:p text:style-name="Preformatted_20_Text">CHmRun <text:s text:c="8"/>FALSE <text:s text:c="5"/>FALSE</text:p>
      <text:p text:style-name="Preformatted_20_Text">CRuns <text:s text:c="9"/>FALSE <text:s text:c="5"/>FALSE</text:p>
      <text:p text:style-name="Preformatted_20_Text">CRBI <text:s text:c="10"/>FALSE <text:s text:c="5"/>FALSE</text:p>
      <text:p text:style-name="Preformatted_20_Text">CWalks <text:s text:c="8"/>FALSE <text:s text:c="5"/>FALSE</text:p>
      <text:p text:style-name="Preformatted_20_Text">LeagueN <text:s text:c="7"/>FALSE <text:s text:c="5"/>FALSE</text:p>
      <text:p text:style-name="Preformatted_20_Text">DivisionW <text:s text:c="5"/>FALSE <text:s text:c="5"/>FALSE</text:p>
      <text:p text:style-name="Preformatted_20_Text">PutOuts <text:s text:c="7"/>FALSE <text:s text:c="5"/>FALSE</text:p>
      <text:p text:style-name="Preformatted_20_Text">Assists <text:s text:c="7"/>FALSE <text:s text:c="5"/>FALSE</text:p>
      <text:p text:style-name="Preformatted_20_Text">Errors <text:s text:c="8"/>FALSE <text:s text:c="5"/>FALSE</text:p>
      <text:p text:style-name="Preformatted_20_Text">NewLeagueN <text:s text:c="4"/>FALSE <text:s text:c="5"/>FALSE</text:p>
      <text:p text:style-name="Preformatted_20_Text">1 subsets of each size up to 19</text:p>
      <text:p text:style-name="Preformatted_20_Text">Selection Algorithm: backward</text:p>
      <text:p text:style-name="Preformatted_20_Text"><text:s text:c="10"/>AtBat Hits HmRun Runs RBI Walks Years CAtBat CHits CHmRun</text:p>
      <text:p text:style-name="Preformatted_20_Text">1 <text:s/>( 1 ) <text:s/>" " <text:s text:c="2"/>" " <text:s/>" " <text:s text:c="2"/>" " <text:s/>" " " " <text:s text:c="2"/>" " <text:s text:c="2"/>" " <text:s text:c="3"/>" " <text:s text:c="2"/>" " <text:s text:c="2"/></text:p>
      <text:p text:style-name="Preformatted_20_Text">2 <text:s/>( 1 ) <text:s/>" " <text:s text:c="2"/>"*" <text:s/>" " <text:s text:c="2"/>" " <text:s/>" " " " <text:s text:c="2"/>" " <text:s text:c="2"/>" " <text:s text:c="3"/>" " <text:s text:c="2"/>" " <text:s text:c="2"/></text:p>
      <text:p text:style-name="Preformatted_20_Text">3 <text:s/>( 1 ) <text:s/>" " <text:s text:c="2"/>"*" <text:s/>" " <text:s text:c="2"/>" " <text:s/>" " " " <text:s text:c="2"/>" " <text:s text:c="2"/>" " <text:s text:c="3"/>" " <text:s text:c="2"/>" " <text:s text:c="2"/></text:p>
      <text:p text:style-name="Preformatted_20_Text">4 <text:s/>( 1 ) <text:s/>"*" <text:s text:c="2"/>"*" <text:s/>" " <text:s text:c="2"/>" " <text:s/>" " " " <text:s text:c="2"/>" " <text:s text:c="2"/>" " <text:s text:c="3"/>" " <text:s text:c="2"/>" " <text:s text:c="2"/></text:p>
      <text:p text:style-name="Preformatted_20_Text">5 <text:s/>( 1 ) <text:s/>"*" <text:s text:c="2"/>"*" <text:s/>" " <text:s text:c="2"/>" " <text:s/>" " "*" <text:s text:c="2"/>" " <text:s text:c="2"/>" " <text:s text:c="3"/>" " <text:s text:c="2"/>" " <text:s text:c="2"/></text:p>
      <text:p text:style-name="Preformatted_20_Text">6 <text:s/>( 1 ) <text:s/>"*" <text:s text:c="2"/>"*" <text:s/>" " <text:s text:c="2"/>" " <text:s/>" " "*" <text:s text:c="2"/>" " <text:s text:c="2"/>" " <text:s text:c="3"/>" " <text:s text:c="2"/>" " <text:s text:c="2"/></text:p>
      <text:p text:style-name="Preformatted_20_Text">7 <text:s/>( 1 ) <text:s/>"*" <text:s text:c="2"/>"*" <text:s/>" " <text:s text:c="2"/>" " <text:s/>" " "*" <text:s text:c="2"/>" " <text:s text:c="2"/>" " <text:s text:c="3"/>" " <text:s text:c="2"/>" " <text:s text:c="2"/></text:p>
      <text:p text:style-name="Preformatted_20_Text">8 <text:s/>( 1 ) <text:s/>"*" <text:s text:c="2"/>"*" <text:s/>" " <text:s text:c="2"/>" " <text:s/>" " "*" <text:s text:c="2"/>" " <text:s text:c="2"/>" " <text:s text:c="3"/>" " <text:s text:c="2"/>" " <text:s text:c="2"/></text:p>
      <text:p text:style-name="Preformatted_20_Text">9 <text:s/>( 1 ) <text:s/>"*" <text:s text:c="2"/>"*" <text:s/>" " <text:s text:c="2"/>" " <text:s/>" " "*" <text:s text:c="2"/>" " <text:s text:c="2"/>"*" <text:s text:c="3"/>" " <text:s text:c="2"/>" " <text:s text:c="2"/></text:p>
      <text:p text:style-name="Preformatted_20_Text">10 <text:s/>( 1 ) "*" <text:s text:c="2"/>"*" <text:s/>" " <text:s text:c="2"/>" " <text:s/>" " "*" <text:s text:c="2"/>" " <text:s text:c="2"/>"*" <text:s text:c="3"/>" " <text:s text:c="2"/>" " <text:s text:c="2"/></text:p>
      <text:p text:style-name="Preformatted_20_Text">11 <text:s/>( 1 ) "*" <text:s text:c="2"/>"*" <text:s/>" " <text:s text:c="2"/>" " <text:s/>" " "*" <text:s text:c="2"/>" " <text:s text:c="2"/>"*" <text:s text:c="3"/>" " <text:s text:c="2"/>" " <text:s text:c="2"/></text:p>
      <text:p text:style-name="Preformatted_20_Text">12 <text:s/>( 1 ) "*" <text:s text:c="2"/>"*" <text:s/>" " <text:s text:c="2"/>"*" <text:s/>" " "*" <text:s text:c="2"/>" " <text:s text:c="2"/>"*" <text:s text:c="3"/>" " <text:s text:c="2"/>" " <text:s text:c="2"/></text:p>
      <text:p text:style-name="Preformatted_20_Text">13 <text:s/>( 1 ) "*" <text:s text:c="2"/>"*" <text:s/>" " <text:s text:c="2"/>"*" <text:s/>" " "*" <text:s text:c="2"/>" " <text:s text:c="2"/>"*" <text:s text:c="3"/>" " <text:s text:c="2"/>" " <text:s text:c="2"/></text:p>
      <text:p text:style-name="Preformatted_20_Text">14 <text:s/>( 1 ) "*" <text:s text:c="2"/>"*" <text:s/>"*" <text:s text:c="2"/>"*" <text:s/>" " "*" <text:s text:c="2"/>" " <text:s text:c="2"/>"*" <text:s text:c="3"/>" " <text:s text:c="2"/>" " <text:s text:c="2"/></text:p>
      <text:p text:style-name="Preformatted_20_Text">15 <text:s/>( 1 ) "*" <text:s text:c="2"/>"*" <text:s/>"*" <text:s text:c="2"/>"*" <text:s/>" " "*" <text:s text:c="2"/>" " <text:s text:c="2"/>"*" <text:s text:c="3"/>"*" <text:s text:c="2"/>" " <text:s text:c="2"/></text:p>
      <text:p text:style-name="Preformatted_20_Text">16 <text:s/>( 1 ) "*" <text:s text:c="2"/>"*" <text:s/>"*" <text:s text:c="2"/>"*" <text:s/>"*" "*" <text:s text:c="2"/>" " <text:s text:c="2"/>"*" <text:s text:c="3"/>"*" <text:s text:c="2"/>" " <text:s text:c="2"/></text:p>
      <text:p text:style-name="Preformatted_20_Text">17 <text:s/>( 1 ) "*" <text:s text:c="2"/>"*" <text:s/>"*" <text:s text:c="2"/>"*" <text:s/>"*" "*" <text:s text:c="2"/>" " <text:s text:c="2"/>"*" <text:s text:c="3"/>"*" <text:s text:c="2"/>" " <text:s text:c="2"/></text:p>
      <text:p text:style-name="Preformatted_20_Text">18 <text:s/>( 1 ) "*" <text:s text:c="2"/>"*" <text:s/>"*" <text:s text:c="2"/>"*" <text:s/>"*" "*" <text:s text:c="2"/>"*" <text:s text:c="2"/>"*" <text:s text:c="3"/>"*" <text:s text:c="2"/>" " <text:s text:c="2"/></text:p>
      <text:p text:style-name="Preformatted_20_Text">19 <text:s/>( 1 ) "*" <text:s text:c="2"/>"*" <text:s/>"*" <text:s text:c="2"/>"*" <text:s/>"*" "*" <text:s text:c="2"/>"*" <text:s text:c="2"/>"*" <text:s text:c="3"/>"*" <text:s text:c="2"/>"*" <text:s text:c="2"/></text:p>
      <text:p text:style-name="Preformatted_20_Text"><text:s text:c="10"/>CRuns CRBI CWalks LeagueN DivisionW PutOuts Assists Errors</text:p>
      <text:p text:style-name="Preformatted_20_Text">1 <text:s/>( 1 ) <text:s/>"*" <text:s text:c="2"/>" " <text:s/>" " <text:s text:c="3"/>" " <text:s text:c="4"/>" " <text:s text:c="6"/>" " <text:s text:c="4"/>" " <text:s text:c="4"/>" " <text:s text:c="2"/></text:p>
      <text:p text:style-name="Preformatted_20_Text">2 <text:s/>( 1 ) <text:s/>"*" <text:s text:c="2"/>" " <text:s/>" " <text:s text:c="3"/>" " <text:s text:c="4"/>" " <text:s text:c="6"/>" " <text:s text:c="4"/>" " <text:s text:c="4"/>" " <text:s text:c="2"/></text:p>
      <text:p text:style-name="Preformatted_20_Text">3 <text:s/>( 1 ) <text:s/>"*" <text:s text:c="2"/>" " <text:s/>" " <text:s text:c="3"/>" " <text:s text:c="4"/>" " <text:s text:c="6"/>"*" <text:s text:c="4"/>" " <text:s text:c="4"/>" " <text:s text:c="2"/></text:p>
      <text:p text:style-name="Preformatted_20_Text">4 <text:s/>( 1 ) <text:s/>"*" <text:s text:c="2"/>" " <text:s/>" " <text:s text:c="3"/>" " <text:s text:c="4"/>" " <text:s text:c="6"/>"*" <text:s text:c="4"/>" " <text:s text:c="4"/>" " <text:s text:c="2"/></text:p>
      <text:p text:style-name="Preformatted_20_Text">5 <text:s/>( 1 ) <text:s/>"*" <text:s text:c="2"/>" " <text:s/>" " <text:s text:c="3"/>" " <text:s text:c="4"/>" " <text:s text:c="6"/>"*" <text:s text:c="4"/>" " <text:s text:c="4"/>" " <text:s text:c="2"/></text:p>
      <text:p text:style-name="Preformatted_20_Text">6 <text:s/>( 1 ) <text:s/>"*" <text:s text:c="2"/>" " <text:s/>" " <text:s text:c="3"/>" " <text:s text:c="4"/>"*" <text:s text:c="6"/>"*" <text:s text:c="4"/>" " <text:s text:c="4"/>" " <text:s text:c="2"/></text:p>
      <text:p text:style-name="Preformatted_20_Text">7 <text:s/>( 1 ) <text:s/>"*" <text:s text:c="2"/>" " <text:s/>"*" <text:s text:c="3"/>" " <text:s text:c="4"/>"*" <text:s text:c="6"/>"*" <text:s text:c="4"/>" " <text:s text:c="4"/>" " <text:s text:c="2"/></text:p>
      <text:p text:style-name="Preformatted_20_Text">8 <text:s/>( 1 ) <text:s/>"*" <text:s text:c="2"/>"*" <text:s/>"*" <text:s text:c="3"/>" " <text:s text:c="4"/>"*" <text:s text:c="6"/>"*" <text:s text:c="4"/>" " <text:s text:c="4"/>" " <text:s text:c="2"/></text:p>
      <text:p text:style-name="Preformatted_20_Text">9 <text:s/>( 1 ) <text:s/>"*" <text:s text:c="2"/>"*" <text:s/>"*" <text:s text:c="3"/>" " <text:s text:c="4"/>"*" <text:s text:c="6"/>"*" <text:s text:c="4"/>" " <text:s text:c="4"/>" " <text:s text:c="2"/></text:p>
      <text:p text:style-name="Preformatted_20_Text">10 <text:s/>( 1 ) "*" <text:s text:c="2"/>"*" <text:s/>"*" <text:s text:c="3"/>" " <text:s text:c="4"/>"*" <text:s text:c="6"/>"*" <text:s text:c="4"/>"*" <text:s text:c="4"/>" " <text:s text:c="2"/></text:p>
      <text:p text:style-name="Preformatted_20_Text">11 <text:s/>( 1 ) "*" <text:s text:c="2"/>"*" <text:s/>"*" <text:s text:c="3"/>"*" <text:s text:c="4"/>"*" <text:s text:c="6"/>"*" <text:s text:c="4"/>"*" <text:s text:c="4"/>" " <text:s text:c="2"/></text:p>
      <text:p text:style-name="Preformatted_20_Text">12 <text:s/>( 1 ) "*" <text:s text:c="2"/>"*" <text:s/>"*" <text:s text:c="3"/>"*" <text:s text:c="4"/>"*" <text:s text:c="6"/>"*" <text:s text:c="4"/>"*" <text:s text:c="4"/>" " <text:s text:c="2"/></text:p>
      <text:p text:style-name="Preformatted_20_Text">13 <text:s/>( 1 ) "*" <text:s text:c="2"/>"*" <text:s/>"*" <text:s text:c="3"/>"*" <text:s text:c="4"/>"*" <text:s text:c="6"/>"*" <text:s text:c="4"/>"*" <text:s text:c="4"/>"*" <text:s text:c="2"/></text:p>
      <text:p text:style-name="Preformatted_20_Text">14 <text:s/>( 1 ) "*" <text:s text:c="2"/>"*" <text:s/>"*" <text:s text:c="3"/>"*" <text:s text:c="4"/>"*" <text:s text:c="6"/>"*" <text:s text:c="4"/>"*" <text:s text:c="4"/>"*" <text:s text:c="2"/></text:p>
      <text:p text:style-name="Preformatted_20_Text">15 <text:s/>( 1 ) "*" <text:s text:c="2"/>"*" <text:s/>"*" <text:s text:c="3"/>"*" <text:s text:c="4"/>"*" <text:s text:c="6"/>"*" <text:s text:c="4"/>"*" <text:s text:c="4"/>"*" <text:s text:c="2"/></text:p>
      <text:p text:style-name="Preformatted_20_Text">16 <text:s/>( 1 ) "*" <text:s text:c="2"/>"*" <text:s/>"*" <text:s text:c="3"/>"*" <text:s text:c="4"/>"*" <text:s text:c="6"/>"*" <text:s text:c="4"/>"*" <text:s text:c="4"/>"*" <text:s text:c="2"/></text:p>
      <text:p text:style-name="Preformatted_20_Text"><text:soft-page-break/>17 <text:s/>( 1 ) "*" <text:s text:c="2"/>"*" <text:s/>"*" <text:s text:c="3"/>"*" <text:s text:c="4"/>"*" <text:s text:c="6"/>"*" <text:s text:c="4"/>"*" <text:s text:c="4"/>"*" <text:s text:c="2"/></text:p>
      <text:p text:style-name="Preformatted_20_Text">18 <text:s/>( 1 ) "*" <text:s text:c="2"/>"*" <text:s/>"*" <text:s text:c="3"/>"*" <text:s text:c="4"/>"*" <text:s text:c="6"/>"*" <text:s text:c="4"/>"*" <text:s text:c="4"/>"*" <text:s text:c="2"/></text:p>
      <text:p text:style-name="Preformatted_20_Text">19 <text:s/>( 1 ) "*" <text:s text:c="2"/>"*" <text:s/>"*" <text:s text:c="3"/>"*" <text:s text:c="4"/>"*" <text:s text:c="6"/>"*" <text:s text:c="4"/>"*" <text:s text:c="4"/>"*" <text:s text:c="2"/></text:p>
      <text:p text:style-name="Preformatted_20_Text"><text:s text:c="10"/>NewLeagueN</text:p>
      <text:p text:style-name="Preformatted_20_Text">1 <text:s/>( 1 ) <text:s/>" " <text:s text:c="6"/></text:p>
      <text:p text:style-name="Preformatted_20_Text">2 <text:s/>( 1 ) <text:s/>" " <text:s text:c="6"/></text:p>
      <text:p text:style-name="Preformatted_20_Text">3 <text:s/>( 1 ) <text:s/>" " <text:s text:c="6"/></text:p>
      <text:p text:style-name="Preformatted_20_Text">4 <text:s/>( 1 ) <text:s/>" " <text:s text:c="6"/></text:p>
      <text:p text:style-name="Preformatted_20_Text">5 <text:s/>( 1 ) <text:s/>" " <text:s text:c="6"/></text:p>
      <text:p text:style-name="Preformatted_20_Text">6 <text:s/>( 1 ) <text:s/>" " <text:s text:c="6"/></text:p>
      <text:p text:style-name="Preformatted_20_Text">7 <text:s/>( 1 ) <text:s/>" " <text:s text:c="6"/></text:p>
      <text:p text:style-name="Preformatted_20_Text">8 <text:s/>( 1 ) <text:s/>" " <text:s text:c="6"/></text:p>
      <text:p text:style-name="Preformatted_20_Text">9 <text:s/>( 1 ) <text:s/>" " <text:s text:c="6"/></text:p>
      <text:p text:style-name="Preformatted_20_Text">10 <text:s/>( 1 ) " " <text:s text:c="6"/></text:p>
      <text:p text:style-name="Preformatted_20_Text">11 <text:s/>( 1 ) " " <text:s text:c="6"/></text:p>
      <text:p text:style-name="Preformatted_20_Text">12 <text:s/>( 1 ) " " <text:s text:c="6"/></text:p>
      <text:p text:style-name="Preformatted_20_Text">13 <text:s/>( 1 ) " " <text:s text:c="6"/></text:p>
      <text:p text:style-name="Preformatted_20_Text">14 <text:s/>( 1 ) " " <text:s text:c="6"/></text:p>
      <text:p text:style-name="Preformatted_20_Text">15 <text:s/>( 1 ) " " <text:s text:c="6"/></text:p>
      <text:p text:style-name="Preformatted_20_Text">16 <text:s/>( 1 ) " " <text:s text:c="6"/></text:p>
      <text:p text:style-name="Preformatted_20_Text">17 <text:s/>( 1 ) "*" <text:s text:c="6"/></text:p>
      <text:p text:style-name="Preformatted_20_Text">18 <text:s/>( 1 ) "*" <text:s text:c="6"/></text:p>
      <text:p text:style-name="Preformatted_20_Text">19 <text:s/>( 1 ) "*" <text:s text:c="6"/></text:p>
      <text:p text:style-name="Preformatted_20_Text">&gt; #check coef of full, fwd, bwd</text:p>
      <text:p text:style-name="Preformatted_20_Text">&gt; coef(regfit.full,7)</text:p>
      <text:p text:style-name="Preformatted_20_Text"><text:s/>(Intercept) <text:s text:c="8"/>Hits <text:s text:c="7"/>Walks <text:s text:c="6"/>CAtBat <text:s text:c="7"/>CHits </text:p>
      <text:p text:style-name="Preformatted_20_Text"><text:s text:c="2"/>79.4509472 <text:s text:c="3"/>1.2833513 <text:s text:c="3"/>3.2274264 <text:s text:c="2"/>-0.3752350 <text:s text:c="3"/>1.4957073 </text:p>
      <text:p text:style-name="Preformatted_20_Text"><text:s text:c="6"/>CHmRun <text:s text:c="3"/>DivisionW <text:s text:c="5"/>PutOuts </text:p>
      <text:p text:style-name="Preformatted_20_Text"><text:s text:c="3"/>1.4420538 -129.9866432 <text:s text:c="3"/>0.2366813 </text:p>
      <text:p text:style-name="Preformatted_20_Text">&gt; coef(regfit.fwd,7)</text:p>
      <text:p text:style-name="Preformatted_20_Text"><text:s/>(Intercept) <text:s text:c="7"/>AtBat <text:s text:c="8"/>Hits <text:s text:c="7"/>Walks <text:s text:c="8"/>CRBI </text:p>
      <text:p text:style-name="Preformatted_20_Text"><text:s/>109.7873062 <text:s text:c="2"/>-1.9588851 <text:s text:c="3"/>7.4498772 <text:s text:c="3"/>4.9131401 <text:s text:c="3"/>0.8537622 </text:p>
      <text:p text:style-name="Preformatted_20_Text"><text:s text:c="6"/>CWalks <text:s text:c="3"/>DivisionW <text:s text:c="5"/>PutOuts </text:p>
      <text:p text:style-name="Preformatted_20_Text"><text:s text:c="2"/>-0.3053070 -127.1223928 <text:s text:c="3"/>0.2533404 </text:p>
      <text:p text:style-name="Preformatted_20_Text">&gt; coef(regfit.bwd,7)</text:p>
      <text:p text:style-name="Preformatted_20_Text"><text:s/>(Intercept) <text:s text:c="7"/>AtBat <text:s text:c="8"/>Hits <text:s text:c="7"/>Walks <text:s text:c="7"/>CRuns </text:p>
      <text:p text:style-name="Preformatted_20_Text"><text:s/>105.6487488 <text:s text:c="2"/>-1.9762838 <text:s text:c="3"/>6.7574914 <text:s text:c="3"/>6.0558691 <text:s text:c="3"/>1.1293095 </text:p>
      <text:p text:style-name="Preformatted_20_Text"><text:s text:c="6"/>CWalks <text:s text:c="3"/>DivisionW <text:s text:c="5"/>PutOuts </text:p>
      <text:p text:style-name="Preformatted_20_Text"><text:s text:c="2"/>-0.7163346 -116.1692169 <text:s text:c="3"/>0.3028847 </text:p>
      <text:p text:style-name="Preformatted_20_Text">&gt; # use cross <text:s/>validation to choose among models</text:p>
      <text:p text:style-name="Preformatted_20_Text">&gt; set.seed(1)</text:p>
      <text:p text:style-name="Preformatted_20_Text">&gt; train=sample(c(TRUE,FALSE), nrow(Hitters), rep=TRUE)</text:p>
      <text:p text:style-name="Preformatted_20_Text">&gt; test=(!train)</text:p>
      <text:p text:style-name="Preformatted_20_Text">&gt; #apply to training set</text:p>
      <text:p text:style-name="Preformatted_20_Text">&gt; regfit.best=regsubsets(Salary~.,data=Hitters[train,],nvmax=19)</text:p>
      <text:p text:style-name="Preformatted_20_Text">&gt; test.mat=model.matrix(Salary~.,data=Hitters[test,])</text:p>
      <text:p text:style-name="Preformatted_20_Text">&gt; val.errors=rep(NA,19)</text:p>
      <text:p text:style-name="Preformatted_20_Text">&gt; for (i in 1:19){</text:p>
      <text:p text:style-name="Preformatted_20_Text">+ <text:s text:c="4"/>coefi=coef(regfit.best, id=i)</text:p>
      <text:p text:style-name="Preformatted_20_Text">+ <text:s text:c="4"/>pred=test.mat[,names(coefi)%*%vorgi</text:p>
      <text:p text:style-name="Preformatted_20_Text">+ <text:s text:c="18"/>bsl.rttotd[i]=mean((Hitters$Salary[test]~pred)^2)</text:p>
      <text:p text:style-name="Preformatted_20_Text">Error: unexpected symbol in:</text:p>
      <text:p text:style-name="Preformatted_20_Text">" <text:s text:c="3"/>pred=test.mat[,names(coefi)%*%vorgi</text:p>
      <text:p text:style-name="Preformatted_20_Text"><text:s text:c="18"/>bsl.rttotd"</text:p>
      <text:p text:style-name="Preformatted_20_Text">&gt; }</text:p>
      <text:p text:style-name="Preformatted_20_Text">Error: unexpected '}' in "}"</text:p>
      <text:p text:style-name="Preformatted_20_Text">&gt; val.errors</text:p>
      <text:p text:style-name="Preformatted_20_Text"><text:s/>[1] NA NA NA NA NA NA NA NA NA NA NA NA NA NA NA NA NA NA NA</text:p>
      <text:p text:style-name="Preformatted_20_Text">&gt; which.min(val , errors)</text:p>
      <text:p text:style-name="Preformatted_20_Text">Error in which.min(val, errors) : unused argument (errors)</text:p>
      <text:p text:style-name="Preformatted_20_Text">&gt; coef(regfit.best,10)</text:p>
      <text:p text:style-name="Preformatted_20_Text">(Intercept) <text:s text:c="6"/>AtBat <text:s text:c="7"/>Hits <text:s text:c="6"/>Walks <text:s text:c="5"/>CAtBat </text:p>
      <text:p text:style-name="Preformatted_20_Text">-80.2751499 <text:s/>-1.4683816 <text:s text:c="2"/>7.1625314 <text:s text:c="2"/>3.6430345 <text:s/>-0.1855698 </text:p>
      <text:p text:style-name="Preformatted_20_Text"><text:s text:c="6"/>CHits <text:s text:c="5"/>CHmRun <text:s text:c="5"/>CWalks <text:s text:c="4"/>LeagueN <text:s text:c="2"/>DivisionW </text:p>
      <text:p text:style-name="Preformatted_20_Text"><text:soft-page-break/><text:s text:c="2"/>1.1053238 <text:s text:c="2"/>1.3844863 <text:s/>-0.7483170 <text:s/>84.5576103 -53.0289658 </text:p>
      <text:p text:style-name="Preformatted_20_Text"><text:s text:c="4"/>PutOuts </text:p>
      <text:p text:style-name="Preformatted_20_Text"><text:s text:c="2"/>0.2381662 </text:p>
      <text:p text:style-name="Preformatted_20_Text">&gt; which.min(val . errors)</text:p>
      <text:p text:style-name="Preformatted_20_Text">Error: unexpected symbol in "which.min(val ."</text:p>
      <text:p text:style-name="Preformatted_20_Text">&gt; which.min(val . errors)</text:p>
      <text:p text:style-name="Preformatted_20_Text">Error: unexpected symbol in "which.min(val ."</text:p>
      <text:p text:style-name="Preformatted_20_Text">&gt; which.min(val.errors)</text:p>
      <text:p text:style-name="Preformatted_20_Text">integer(0)</text:p>
      <text:p text:style-name="Preformatted_20_Text">&gt; val.errors</text:p>
      <text:p text:style-name="Preformatted_20_Text"><text:s/>[1] NA NA NA NA NA NA NA NA NA NA NA NA NA NA NA NA NA NA NA</text:p>
      <text:p text:style-name="Preformatted_20_Text">&gt; or (i in 1:19){</text:p>
      <text:p text:style-name="Preformatted_20_Text">Error: unexpected 'in' in "or (i in"</text:p>
      <text:p text:style-name="Preformatted_20_Text">&gt; <text:s text:c="4"/>coefi=coef(regfit.best, id=i)</text:p>
      <text:p text:style-name="Preformatted_20_Text">Error in coef.regsubsets(regfit.best, id = i) : object 'i' not found</text:p>
      <text:p text:style-name="Preformatted_20_Text">&gt; <text:s text:c="4"/>pred=test.mat[,names(coefi)%*%vorgi</text:p>
      <text:p text:style-name="Preformatted_20_Text">+ <text:s text:c="18"/>bsl.rttotd[i]=mean((Hitters$Salary[test]~pred)^2)</text:p>
      <text:p text:style-name="Preformatted_20_Text">Error: unexpected symbol in:</text:p>
      <text:p text:style-name="Preformatted_20_Text">" <text:s text:c="3"/>pred=test.mat[,names(coefi)%*%vorgi</text:p>
      <text:p text:style-name="Preformatted_20_Text"><text:s text:c="18"/>bsl.rttotd"</text:p>
      <text:p text:style-name="Preformatted_20_Text">&gt; }</text:p>
      <text:p text:style-name="Preformatted_20_Text">Error: unexpected '}' in "}"</text:p>
      <text:p text:style-name="Preformatted_20_Text">&gt; val.errors</text:p>
      <text:p text:style-name="Preformatted_20_Text"><text:s/>[1] NA NA NA NA NA NA NA NA NA NA NA NA NA NA NA NA NA NA NA</text:p>
      <text:p text:style-name="Preformatted_20_Text">&gt; # use cross <text:s/>validation to choose among models</text:p>
      <text:p text:style-name="Preformatted_20_Text">&gt; set.seed(1)</text:p>
      <text:p text:style-name="Preformatted_20_Text">&gt; train=sample(c(TRUE,FALSE), nrow(Hitters), rep=TRUE)</text:p>
      <text:p text:style-name="Preformatted_20_Text">&gt; test=(!train)</text:p>
      <text:p text:style-name="Preformatted_20_Text">&gt; #apply to training set</text:p>
      <text:p text:style-name="Preformatted_20_Text">&gt; regfit.best=regsubsets(Salary~.,data=Hitters[train,],nvmax=19)</text:p>
      <text:p text:style-name="Preformatted_20_Text">&gt; test.mat=model.matrix(Salary~.,data=Hitters[test,])</text:p>
      <text:p text:style-name="Preformatted_20_Text">&gt; val.errors=rep(NA,19)</text:p>
      <text:p text:style-name="Preformatted_20_Text">&gt; for (i in 1:19){</text:p>
      <text:p text:style-name="Preformatted_20_Text">+ <text:s text:c="4"/>coefi=coef(regfit.best, id=i)</text:p>
      <text:p text:style-name="Preformatted_20_Text">+ <text:s text:c="4"/>pred=test.mat[,names(coefi)%*%vorgi</text:p>
      <text:p text:style-name="Preformatted_20_Text">+ <text:s text:c="18"/>bsl.rttotd[i]=mean((Hitters$Salary[test]~pred)^2)</text:p>
      <text:p text:style-name="Preformatted_20_Text">Error: unexpected symbol in:</text:p>
      <text:p text:style-name="Preformatted_20_Text">" <text:s text:c="3"/>pred=test.mat[,names(coefi)%*%vorgi</text:p>
      <text:p text:style-name="Preformatted_20_Text"><text:s text:c="18"/>bsl.rttotd"</text:p>
      <text:p text:style-name="Preformatted_20_Text">&gt; }</text:p>
      <text:p text:style-name="Preformatted_20_Text">Error: unexpected '}' in "}"</text:p>
      <text:p text:style-name="Preformatted_20_Text">&gt; val.errors</text:p>
      <text:p text:style-name="Preformatted_20_Text"><text:s/>[1] NA NA NA NA NA NA NA NA NA NA NA NA NA NA NA NA NA NA NA</text:p>
      <text:p text:style-name="Preformatted_20_Text">&gt; which.min(val.errors)</text:p>
      <text:p text:style-name="Preformatted_20_Text">integer(0)</text:p>
      <text:p text:style-name="Preformatted_20_Text">&gt; coef(regfit.best,10)</text:p>
      <text:p text:style-name="Preformatted_20_Text">(Intercept) <text:s text:c="6"/>AtBat <text:s text:c="7"/>Hits <text:s text:c="6"/>Walks <text:s text:c="5"/>CAtBat </text:p>
      <text:p text:style-name="Preformatted_20_Text">-80.2751499 <text:s/>-1.4683816 <text:s text:c="2"/>7.1625314 <text:s text:c="2"/>3.6430345 <text:s/>-0.1855698 </text:p>
      <text:p text:style-name="Preformatted_20_Text"><text:s text:c="6"/>CHits <text:s text:c="5"/>CHmRun <text:s text:c="5"/>CWalks <text:s text:c="4"/>LeagueN <text:s text:c="2"/>DivisionW </text:p>
      <text:p text:style-name="Preformatted_20_Text"><text:s text:c="2"/>1.1053238 <text:s text:c="2"/>1.3844863 <text:s/>-0.7483170 <text:s/>84.5576103 -53.0289658 </text:p>
      <text:p text:style-name="Preformatted_20_Text"><text:s text:c="4"/>PutOuts </text:p>
      <text:p text:style-name="Preformatted_20_Text"><text:s text:c="2"/>0.2381662 </text:p>
      <text:p text:style-name="Preformatted_20_Text">&gt; #apply to training set</text:p>
      <text:p text:style-name="Preformatted_20_Text">&gt; regfit.best=regsubsets(Salary~.,data=Hitters[train,],nvmax=19)</text:p>
      <text:p text:style-name="Preformatted_20_Text">&gt; test.mat=model.matrix(Salary~.,data=Hitters[test,])</text:p>
      <text:p text:style-name="Preformatted_20_Text">&gt; val.errors=rep(NA,19)</text:p>
      <text:p text:style-name="Preformatted_20_Text">&gt; for (i in 1:19){</text:p>
      <text:p text:style-name="Preformatted_20_Text">+ <text:s text:c="4"/>coefi=coef(regfit.best, id=i)</text:p>
      <text:p text:style-name="Preformatted_20_Text">+ <text:s text:c="4"/>pred=test.mat[,names(coefi)%*%coefi</text:p>
      <text:p text:style-name="Preformatted_20_Text">+ <text:s text:c="4"/>val.errors[i]=mean((Hitters$Salary[test]~pred)^2)</text:p>
      <text:p text:style-name="Preformatted_20_Text">Error: unexpected symbol in:</text:p>
      <text:p text:style-name="Preformatted_20_Text">" <text:s text:c="3"/>pred=test.mat[,names(coefi)%*%coefi</text:p>
      <text:p text:style-name="Preformatted_20_Text"><text:s text:c="4"/>val.errors"</text:p>
      <text:p text:style-name="Preformatted_20_Text">&gt; }</text:p>
      <text:p text:style-name="Preformatted_20_Text"><text:soft-page-break/>Error: unexpected '}' in "}"</text:p>
      <text:p text:style-name="Preformatted_20_Text">&gt; val.errors</text:p>
      <text:p text:style-name="Preformatted_20_Text"><text:s/>[1] NA NA NA NA NA NA NA NA NA NA NA NA NA NA NA NA NA NA NA</text:p>
      <text:p text:style-name="Preformatted_20_Text">&gt; which.min(val.errors)</text:p>
      <text:p text:style-name="Preformatted_20_Text">integer(0)</text:p>
      <text:p text:style-name="Preformatted_20_Text">&gt; coef(regfit.best,10)</text:p>
      <text:p text:style-name="Preformatted_20_Text">(Intercept) <text:s text:c="6"/>AtBat <text:s text:c="7"/>Hits <text:s text:c="6"/>Walks <text:s text:c="5"/>CAtBat </text:p>
      <text:p text:style-name="Preformatted_20_Text">-80.2751499 <text:s/>-1.4683816 <text:s text:c="2"/>7.1625314 <text:s text:c="2"/>3.6430345 <text:s/>-0.1855698 </text:p>
      <text:p text:style-name="Preformatted_20_Text"><text:s text:c="6"/>CHits <text:s text:c="5"/>CHmRun <text:s text:c="5"/>CWalks <text:s text:c="4"/>LeagueN <text:s text:c="2"/>DivisionW </text:p>
      <text:p text:style-name="Preformatted_20_Text"><text:s text:c="2"/>1.1053238 <text:s text:c="2"/>1.3844863 <text:s/>-0.7483170 <text:s/>84.5576103 -53.0289658 </text:p>
      <text:p text:style-name="Preformatted_20_Text"><text:s text:c="4"/>PutOuts </text:p>
      <text:p text:style-name="Preformatted_20_Text"><text:s text:c="2"/>0.2381662 </text:p>
      <text:p text:style-name="Preformatted_20_Text">&gt; #apply to training set</text:p>
      <text:p text:style-name="Preformatted_20_Text">&gt; regfit.best=regsubsets(Salary~.,data=Hitters[train,],nvmax=19)</text:p>
      <text:p text:style-name="Preformatted_20_Text">&gt; test.mat=model.matrix(Salary~.,data=Hitters[test,])</text:p>
      <text:p text:style-name="Preformatted_20_Text">&gt; val.errors=rep(NA,19)</text:p>
      <text:p text:style-name="Preformatted_20_Text">&gt; for (i in 1:19){</text:p>
      <text:p text:style-name="Preformatted_20_Text">+ <text:s text:c="4"/>coefi=coef(regfit.best, id=i)</text:p>
      <text:p text:style-name="Preformatted_20_Text">+ <text:s text:c="4"/>pred=test.mat[,names(coefi)]%*%coefi</text:p>
      <text:p text:style-name="Preformatted_20_Text">+ <text:s text:c="4"/>val.errors[i]=mean((Hitters$Salary[test]~pred)^2)</text:p>
      <text:p text:style-name="Preformatted_20_Text">+ }</text:p>
      <text:p text:style-name="Preformatted_20_Text">Error in (Hitters$Salary[test] ~ pred)^2 : </text:p>
      <text:p text:style-name="Preformatted_20_Text"><text:s text:c="2"/>non-numeric argument to binary operator</text:p>
      <text:p text:style-name="Preformatted_20_Text">&gt; val.errors</text:p>
      <text:p text:style-name="Preformatted_20_Text"><text:s/>[1] NA NA NA NA NA NA NA NA NA NA NA NA NA NA NA NA NA NA NA</text:p>
      <text:p text:style-name="Preformatted_20_Text">&gt; which.min(val.errors)</text:p>
      <text:p text:style-name="Preformatted_20_Text">integer(0)</text:p>
      <text:p text:style-name="Preformatted_20_Text">&gt; coef(regfit.best,10)</text:p>
      <text:p text:style-name="Preformatted_20_Text">(Intercept) <text:s text:c="6"/>AtBat <text:s text:c="7"/>Hits <text:s text:c="6"/>Walks <text:s text:c="5"/>CAtBat </text:p>
      <text:p text:style-name="Preformatted_20_Text">-80.2751499 <text:s/>-1.4683816 <text:s text:c="2"/>7.1625314 <text:s text:c="2"/>3.6430345 <text:s/>-0.1855698 </text:p>
      <text:p text:style-name="Preformatted_20_Text"><text:s text:c="6"/>CHits <text:s text:c="5"/>CHmRun <text:s text:c="5"/>CWalks <text:s text:c="4"/>LeagueN <text:s text:c="2"/>DivisionW </text:p>
      <text:p text:style-name="Preformatted_20_Text"><text:s text:c="2"/>1.1053238 <text:s text:c="2"/>1.3844863 <text:s/>-0.7483170 <text:s/>84.5576103 -53.0289658 </text:p>
      <text:p text:style-name="Preformatted_20_Text"><text:s text:c="4"/>PutOuts </text:p>
      <text:p text:style-name="Preformatted_20_Text"><text:s text:c="2"/>0.2381662 </text:p>
      <text:p text:style-name="Preformatted_20_Text">&gt; #apply to training set</text:p>
      <text:p text:style-name="Preformatted_20_Text">&gt; regfit.best=regsubsets(Salary~.,data=Hitters[train,],nvmax=19)</text:p>
      <text:p text:style-name="Preformatted_20_Text">&gt; test.mat=model.matrix(Salary~.,data=Hitters[test,])</text:p>
      <text:p text:style-name="Preformatted_20_Text">&gt; val.errors=rep(NA,19)</text:p>
      <text:p text:style-name="Preformatted_20_Text">&gt; for (i in 1:19){</text:p>
      <text:p text:style-name="Preformatted_20_Text">+ <text:s text:c="4"/>coefi=coef(regfit.best, id=i)</text:p>
      <text:p text:style-name="Preformatted_20_Text">+ <text:s text:c="4"/>pred=test.mat[,names(coefi)]%*%coefi</text:p>
      <text:p text:style-name="Preformatted_20_Text">+ <text:s text:c="4"/>val.errors[i]=mean((Hitters$Salary[test]-pred)^2)</text:p>
      <text:p text:style-name="Preformatted_20_Text">+ }</text:p>
      <text:p text:style-name="Preformatted_20_Text">&gt; val.errors</text:p>
      <text:p text:style-name="Preformatted_20_Text"><text:s/>[1] 220968.0 169157.1 178518.2 163426.1 168418.1 171270.6 162377.1</text:p>
      <text:p text:style-name="Preformatted_20_Text"><text:s/>[8] 157909.3 154055.7 148162.1 151156.4 151742.5 152214.5 157358.7</text:p>
      <text:p text:style-name="Preformatted_20_Text">[15] 158541.4 158743.3 159972.7 159859.8 160105.6</text:p>
      <text:p text:style-name="Preformatted_20_Text">&gt; which.min(val.errors)</text:p>
      <text:p text:style-name="Preformatted_20_Text">[1] 10</text:p>
      <text:p text:style-name="Preformatted_20_Text">&gt; coef(regfit.best,10)</text:p>
      <text:p text:style-name="Preformatted_20_Text">(Intercept) <text:s text:c="6"/>AtBat <text:s text:c="7"/>Hits <text:s text:c="6"/>Walks <text:s text:c="5"/>CAtBat </text:p>
      <text:p text:style-name="Preformatted_20_Text">-80.2751499 <text:s/>-1.4683816 <text:s text:c="2"/>7.1625314 <text:s text:c="2"/>3.6430345 <text:s/>-0.1855698 </text:p>
      <text:p text:style-name="Preformatted_20_Text"><text:s text:c="6"/>CHits <text:s text:c="5"/>CHmRun <text:s text:c="5"/>CWalks <text:s text:c="4"/>LeagueN <text:s text:c="2"/>DivisionW </text:p>
      <text:p text:style-name="Preformatted_20_Text"><text:s text:c="2"/>1.1053238 <text:s text:c="2"/>1.3844863 <text:s/>-0.7483170 <text:s/>84.5576103 -53.0289658 </text:p>
      <text:p text:style-name="Preformatted_20_Text"><text:s text:c="4"/>PutOuts </text:p>
      <text:p text:style-name="Preformatted_20_Text"><text:s text:c="2"/>0.2381662 </text:p>
      <text:p text:style-name="Preformatted_20_Text">&gt; #write our own predict meth</text:p>
      <text:p text:style-name="Preformatted_20_Text">&gt; predict.jregsubsets=function(object,newdata, id,...){</text:p>
      <text:p text:style-name="Preformatted_20_Text">+ <text:s text:c="2"/>form=as.formula(object$call[[2]])</text:p>
      <text:p text:style-name="Preformatted_20_Text">+ <text:s text:c="2"/>mat=model.matrix(form,newdata)</text:p>
      <text:p text:style-name="Preformatted_20_Text">+ <text:s text:c="2"/>coefi=coef(object,id=id)</text:p>
      <text:p text:style-name="Preformatted_20_Text">+ <text:s text:c="2"/>xvars=names(coefi)</text:p>
      <text:p text:style-name="Preformatted_20_Text">+ <text:s text:c="2"/>mat[,xvars]%*%coefi</text:p>
      <text:p text:style-name="Preformatted_20_Text">+ }</text:p>
      <text:p text:style-name="Preformatted_20_Text"><text:soft-page-break/>&gt; regfit.best=regsubsets(Salary~.,data=Hitters,nvmax=19)</text:p>
      <text:p text:style-name="Preformatted_20_Text">&gt; coef(regfit.best,10)</text:p>
      <text:p text:style-name="Preformatted_20_Text"><text:s/>(Intercept) <text:s text:c="7"/>AtBat <text:s text:c="8"/>Hits <text:s text:c="7"/>Walks <text:s text:c="6"/>CAtBat </text:p>
      <text:p text:style-name="Preformatted_20_Text"><text:s/>162.5354420 <text:s text:c="2"/>-2.1686501 <text:s text:c="3"/>6.9180175 <text:s text:c="3"/>5.7732246 <text:s text:c="2"/>-0.1300798 </text:p>
      <text:p text:style-name="Preformatted_20_Text"><text:s text:c="7"/>CRuns <text:s text:c="8"/>CRBI <text:s text:c="6"/>CWalks <text:s text:c="3"/>DivisionW <text:s text:c="5"/>PutOuts </text:p>
      <text:p text:style-name="Preformatted_20_Text"><text:s text:c="3"/>1.4082490 <text:s text:c="3"/>0.7743122 <text:s text:c="2"/>-0.8308264 -112.3800575 <text:s text:c="3"/>0.2973726 </text:p>
      <text:p text:style-name="Preformatted_20_Text"><text:s text:c="5"/>Assists </text:p>
      <text:p text:style-name="Preformatted_20_Text"><text:s text:c="3"/>0.2831680 </text:p>
      <text:p text:style-name="Preformatted_20_Text">&gt; #</text:p>
      <text:p text:style-name="Preformatted_20_Text">&gt; k=10</text:p>
      <text:p text:style-name="Preformatted_20_Text">&gt; set.seed(1)</text:p>
      <text:p text:style-name="Preformatted_20_Text">&gt; folds=sample(1:k,nrow(Hitters),replace=TRUE)</text:p>
      <text:p text:style-name="Preformatted_20_Text">&gt; cv.errors=matrix(NA,k,19, dimnames=list(NULL, paste(1:19)))</text:p>
      <text:p text:style-name="Preformatted_20_Text">&gt; #</text:p>
      <text:p text:style-name="Preformatted_20_Text">&gt; for(j in 1:k){</text:p>
      <text:p text:style-name="Preformatted_20_Text">+ <text:s text:c="2"/>best.fit=regsubsets(Salary~.,data=Hitters[folds!=j,], nvmax = 19)</text:p>
      <text:p text:style-name="Preformatted_20_Text">+ <text:s text:c="2"/>for (i in 1:19){</text:p>
      <text:p text:style-name="Preformatted_20_Text">+ <text:s text:c="4"/>pred=predict(best.fit,Hitters[folder==j,],id=i)</text:p>
      <text:p text:style-name="Preformatted_20_Text">+ <text:s text:c="4"/>cv.errors[j,i]=mean( (Hitters$Salary[folds==j]-pred)^2)</text:p>
      <text:p text:style-name="Preformatted_20_Text">+ <text:s text:c="2"/>}</text:p>
      <text:p text:style-name="Preformatted_20_Text">+ }</text:p>
      <text:p text:style-name="Preformatted_20_Text">Error in UseMethod("predict") : </text:p>
      <text:p text:style-name="Preformatted_20_Text"><text:s text:c="2"/>no applicable method for 'predict' applied to an object of class "regsubsets"</text:p>
      <text:p text:style-name="Preformatted_20_Text">&gt; #write our own predict meth</text:p>
      <text:p text:style-name="Preformatted_20_Text">&gt; predict.regsubsets=function(object,newdata, id,...){</text:p>
      <text:p text:style-name="Preformatted_20_Text">+ <text:s text:c="2"/>form=as.formula(object$call[[2]])</text:p>
      <text:p text:style-name="Preformatted_20_Text">+ <text:s text:c="2"/>mat=model.matrix(form,newdata)</text:p>
      <text:p text:style-name="Preformatted_20_Text">+ <text:s text:c="2"/>coefi=coef(object,id=id)</text:p>
      <text:p text:style-name="Preformatted_20_Text">+ <text:s text:c="2"/>xvars=names(coefi)</text:p>
      <text:p text:style-name="Preformatted_20_Text">+ <text:s text:c="2"/>mat[,xvars]%*%coefi</text:p>
      <text:p text:style-name="Preformatted_20_Text">+ }</text:p>
      <text:p text:style-name="Preformatted_20_Text">&gt; regfit.best=regsubsets(Salary~.,data=Hitters,nvmax=19)</text:p>
      <text:p text:style-name="Preformatted_20_Text">&gt; coef(regfit.best,10)</text:p>
      <text:p text:style-name="Preformatted_20_Text"><text:s/>(Intercept) <text:s text:c="7"/>AtBat <text:s text:c="8"/>Hits <text:s text:c="7"/>Walks <text:s text:c="6"/>CAtBat </text:p>
      <text:p text:style-name="Preformatted_20_Text"><text:s/>162.5354420 <text:s text:c="2"/>-2.1686501 <text:s text:c="3"/>6.9180175 <text:s text:c="3"/>5.7732246 <text:s text:c="2"/>-0.1300798 </text:p>
      <text:p text:style-name="Preformatted_20_Text"><text:s text:c="7"/>CRuns <text:s text:c="8"/>CRBI <text:s text:c="6"/>CWalks <text:s text:c="3"/>DivisionW <text:s text:c="5"/>PutOuts </text:p>
      <text:p text:style-name="Preformatted_20_Text"><text:s text:c="3"/>1.4082490 <text:s text:c="3"/>0.7743122 <text:s text:c="2"/>-0.8308264 -112.3800575 <text:s text:c="3"/>0.2973726 </text:p>
      <text:p text:style-name="Preformatted_20_Text"><text:s text:c="5"/>Assists </text:p>
      <text:p text:style-name="Preformatted_20_Text"><text:s text:c="3"/>0.2831680 </text:p>
      <text:p text:style-name="Preformatted_20_Text">&gt; #</text:p>
      <text:p text:style-name="Preformatted_20_Text">&gt; k=10</text:p>
      <text:p text:style-name="Preformatted_20_Text">&gt; set.seed(1)</text:p>
      <text:p text:style-name="Preformatted_20_Text">&gt; folds=sample(1:k,nrow(Hitters),replace=TRUE)</text:p>
      <text:p text:style-name="Preformatted_20_Text">&gt; cv.errors=matrix(NA,k,19, dimnames=list(NULL, paste(1:19)))</text:p>
      <text:p text:style-name="Preformatted_20_Text">&gt; #</text:p>
      <text:p text:style-name="Preformatted_20_Text">&gt; for(j in 1:k){</text:p>
      <text:p text:style-name="Preformatted_20_Text">+ <text:s text:c="2"/>best.fit=regsubsets(Salary~.,data=Hitters[folds!=j,], nvmax = 19)</text:p>
      <text:p text:style-name="Preformatted_20_Text">+ <text:s text:c="2"/>for (i in 1:19){</text:p>
      <text:p text:style-name="Preformatted_20_Text">+ <text:s text:c="4"/>pred=predict(best.fit,Hitters[folder==j,],id=i)</text:p>
      <text:p text:style-name="Preformatted_20_Text">+ <text:s text:c="4"/>cv.errors[j,i]=mean( (Hitters$Salary[folds==j]-pred)^2)</text:p>
      <text:p text:style-name="Preformatted_20_Text">+ <text:s text:c="2"/>}</text:p>
      <text:p text:style-name="P2">+ }</text:p>
      <text:p text:style-name="Preformatted_20_Text"><text:bookmark text:name="rstudio_console_output3"/><text:s/></text:p>
      <text:p text:style-name="Preformatted_20_Text">Error in `[.data.frame`(Hitters, folder == j, ) : </text:p>
      <text:p text:style-name="Preformatted_20_Text"><text:s text:c="2"/>object 'folder' not found</text:p>
      <text:p text:style-name="Preformatted_20_Text"><text:s/></text:p>
      <text:p text:style-name="Preformatted_20_Text"/>
      <text:p text:style-name="Preformatted_20_Text">&gt; for(j in 1:k){</text:p>
      <text:p text:style-name="Preformatted_20_Text">+ <text:s text:c="2"/>best.fit=regsubsets(Salary~.,data=Hitters[folds!=j,], nvmax = 19)</text:p>
      <text:p text:style-name="Preformatted_20_Text">+ <text:s text:c="2"/>for (i in 1:19){</text:p>
      <text:p text:style-name="Preformatted_20_Text">+ <text:s text:c="4"/>pred=predict(best.fit,Hitters[folder==j,],id=i)</text:p>
      <text:p text:style-name="Preformatted_20_Text">+ <text:s text:c="4"/>cv.errors[j,i]=mean( (Hitters$Salary[folds==j]-pred)^2)</text:p>
      <text:p text:style-name="Preformatted_20_Text"><text:soft-page-break/>+ <text:s text:c="2"/>}</text:p>
      <text:p text:style-name="P2">+ }</text:p>
      <text:p text:style-name="Preformatted_20_Text"><text:bookmark text:name="rstudio_console_output4"/><text:s/></text:p>
      <text:p text:style-name="Preformatted_20_Text">Error in `[.data.frame`(Hitters, folder == j, ) : </text:p>
      <text:p text:style-name="Preformatted_20_Text"><text:s text:c="2"/>object 'folder' not found</text:p>
      <text:p text:style-name="Preformatted_20_Text"><text:s/></text:p>
      <text:p text:style-name="Preformatted_20_Text"/>
      <text:p text:style-name="Preformatted_20_Text">&gt; #</text:p>
      <text:p text:style-name="Preformatted_20_Text">&gt; for(j in 1:k){</text:p>
      <text:p text:style-name="Preformatted_20_Text">+ <text:s text:c="2"/>best.fit=regsubsets(Salary~.,data=Hitters[folds!=j,], nvmax = 19)</text:p>
      <text:p text:style-name="Preformatted_20_Text">+ <text:s text:c="2"/>for (i in 1:19){</text:p>
      <text:p text:style-name="Preformatted_20_Text">+ <text:s text:c="4"/>pred=predict(best.fit,Hitters[folds==j,],id=i)</text:p>
      <text:p text:style-name="Preformatted_20_Text">+ <text:s text:c="4"/>cv.errors[j,i]=mean( (Hitters$Salary[folds==j]-pred)^2)</text:p>
      <text:p text:style-name="Preformatted_20_Text">+ <text:s text:c="2"/>}</text:p>
      <text:p text:style-name="Preformatted_20_Text">+ }</text:p>
      <text:p text:style-name="Preformatted_20_Text">&gt; mean.cv.errors=apply(cv, errors,2, mean)</text:p>
      <text:p text:style-name="Preformatted_20_Text">Error in match.fun(FUN) : '2' is not a function, character or symbol</text:p>
      <text:p text:style-name="Preformatted_20_Text">&gt; mean.cv.errors</text:p>
      <text:p text:style-name="Preformatted_20_Text">Error: object 'mean.cv.errors' not found</text:p>
      <text:p text:style-name="Preformatted_20_Text">&gt; mean.cv.errors=apply(cv.errors,2, mean)</text:p>
      <text:p text:style-name="Preformatted_20_Text">&gt; mean.cv.errors</text:p>
      <text:p text:style-name="Preformatted_20_Text"><text:s text:c="7"/>1 <text:s text:c="7"/>2 <text:s text:c="7"/>3 <text:s text:c="7"/>4 <text:s text:c="7"/>5 <text:s text:c="7"/>6 <text:s text:c="7"/>7 </text:p>
      <text:p text:style-name="Preformatted_20_Text">160093.5 140196.8 153117.0 151159.3 146841.3 138302.6 144346.2 </text:p>
      <text:p text:style-name="Preformatted_20_Text"><text:s text:c="7"/>8 <text:s text:c="7"/>9 <text:s text:c="6"/>10 <text:s text:c="6"/>11 <text:s text:c="6"/>12 <text:s text:c="6"/>13 <text:s text:c="6"/>14 </text:p>
      <text:p text:style-name="Preformatted_20_Text">130207.7 129459.6 125334.7 125153.8 128273.5 133461.0 133974.6 </text:p>
      <text:p text:style-name="Preformatted_20_Text"><text:s text:c="6"/>15 <text:s text:c="6"/>16 <text:s text:c="6"/>17 <text:s text:c="6"/>18 <text:s text:c="6"/>19 </text:p>
      <text:p text:style-name="Preformatted_20_Text">131825.7 131882.8 132750.9 133096.2 132804.7 </text:p>
      <text:p text:style-name="Preformatted_20_Text">&gt; par(mfrow=c(1,1))</text:p>
      <text:p text:style-name="Preformatted_20_Text">&gt; plot(mean.cv.errors,type='b')</text:p>
      <text:p text:style-name="Preformatted_20_Text">&gt; reg.best=regsubsets(Salary~.,data=Hitters, nvmax=19)</text:p>
      <text:p text:style-name="Preformatted_20_Text">&gt; coef(reg.best,11)</text:p>
      <text:p text:style-name="Preformatted_20_Text"><text:s/>(Intercept) <text:s text:c="7"/>AtBat <text:s text:c="8"/>Hits <text:s text:c="7"/>Walks <text:s text:c="6"/>CAtBat </text:p>
      <text:p text:style-name="Preformatted_20_Text"><text:s/>135.7512195 <text:s text:c="2"/>-2.1277482 <text:s text:c="3"/>6.9236994 <text:s text:c="3"/>5.6202755 <text:s text:c="2"/>-0.1389914 </text:p>
      <text:p text:style-name="Preformatted_20_Text"><text:s text:c="7"/>CRuns <text:s text:c="8"/>CRBI <text:s text:c="6"/>CWalks <text:s text:c="5"/>LeagueN <text:s text:c="3"/>DivisionW </text:p>
      <text:p text:style-name="Preformatted_20_Text"><text:s text:c="3"/>1.4553310 <text:s text:c="3"/>0.7852528 <text:s text:c="2"/>-0.8228559 <text:s text:c="2"/>43.1116152 -111.1460252 </text:p>
      <text:p text:style-name="Preformatted_20_Text"><text:s text:c="5"/>PutOuts <text:s text:c="5"/>Assists </text:p>
      <text:p text:style-name="P2"><text:s text:c="3"/>0.2894087 <text:s text:c="3"/>0.2688277 </text:p>
      <text:p text:style-name="P6">= = = = = </text:p>
      <text:p text:style-name="P4"><text:bookmark text:name="rstudio_console_output5"/><text:s text:c="5"/>PutOuts <text:s text:c="5"/>Assists </text:p>
      <text:p text:style-name="Preformatted_20_Text"><text:s text:c="3"/>0.2894087 <text:s text:c="3"/>0.2688277 </text:p>
      <text:p text:style-name="Preformatted_20_Text">&gt; library(glmnet)</text:p>
      <text:p text:style-name="Preformatted_20_Text">Error in library(glmnet) : there is no package called ‘glmnet’</text:p>
      <text:p text:style-name="Preformatted_20_Text">&gt; install.packages("glmnet")</text:p>
      <text:p text:style-name="Preformatted_20_Text">Installing package into ‘/home/user/R/x86_64-pc-linux-gnu-library/3.5’</text:p>
      <text:p text:style-name="Preformatted_20_Text">(as ‘lib’ is unspecified)</text:p>
      <text:p text:style-name="Preformatted_20_Text">Warning in install.packages :</text:p>
      <text:p text:style-name="Preformatted_20_Text"><text:s text:c="2"/>package ‘glmnet’ is not available (for R version 3.5.2)</text:p>
      <text:p text:style-name="Preformatted_20_Text">&gt; library(pls)</text:p>
      <text:p text:style-name="Preformatted_20_Text"/>
      <text:p text:style-name="Preformatted_20_Text">Attaching package: ‘pls’</text:p>
      <text:p text:style-name="Preformatted_20_Text"/>
      <text:p text:style-name="Preformatted_20_Text">The following object is masked from ‘package:stats’:</text:p>
      <text:p text:style-name="Preformatted_20_Text"/>
      <text:p text:style-name="Preformatted_20_Text"><text:s text:c="4"/>loadings</text:p>
      <text:p text:style-name="Preformatted_20_Text"/>
      <text:p text:style-name="Preformatted_20_Text">&gt; library(pls)</text:p>
      <text:p text:style-name="Preformatted_20_Text">&gt; set.seed(2)</text:p>
      <text:p text:style-name="Preformatted_20_Text">&gt; pcr.fit=pcr(Salary~., data=Hitters , scale=TRUE, validation="CV")</text:p>
      <text:p text:style-name="Preformatted_20_Text">&gt; summary(pcr.fit)</text:p>
      <text:p text:style-name="Preformatted_20_Text">Data: <text:s text:c="2"/>X dimension: 263 19 </text:p>
      <text:p text:style-name="Preformatted_20_Text"><text:soft-page-break/><text:s text:c="8"/>Y dimension: 263 1</text:p>
      <text:p text:style-name="Preformatted_20_Text">Fit method: svdpc</text:p>
      <text:p text:style-name="Preformatted_20_Text">Number of components considered: 19</text:p>
      <text:p text:style-name="Preformatted_20_Text"/>
      <text:p text:style-name="Preformatted_20_Text">VALIDATION: RMSEP</text:p>
      <text:p text:style-name="Preformatted_20_Text">Cross-validated using 10 random segments.</text:p>
      <text:p text:style-name="Preformatted_20_Text"><text:s text:c="7"/>(Intercept) <text:s/>1 comps <text:s/>2 comps <text:s/>3 comps <text:s/>4 comps <text:s/>5 comps</text:p>
      <text:p text:style-name="Preformatted_20_Text">CV <text:s text:c="12"/>452 <text:s text:c="3"/>348.9 <text:s text:c="3"/>352.2 <text:s text:c="3"/>353.5 <text:s text:c="3"/>352.8 <text:s text:c="3"/>350.1</text:p>
      <text:p text:style-name="Preformatted_20_Text">adjCV <text:s text:c="9"/>452 <text:s text:c="3"/>348.7 <text:s text:c="3"/>351.8 <text:s text:c="3"/>352.9 <text:s text:c="3"/>352.1 <text:s text:c="3"/>349.3</text:p>
      <text:p text:style-name="Preformatted_20_Text"><text:s text:c="7"/>6 comps <text:s/>7 comps <text:s/>8 comps <text:s/>9 comps <text:s/>10 comps <text:s/>11 comps</text:p>
      <text:p text:style-name="Preformatted_20_Text">CV <text:s text:c="6"/>349.1 <text:s text:c="3"/>349.6 <text:s text:c="3"/>350.9 <text:s text:c="3"/>352.9 <text:s text:c="4"/>353.8 <text:s text:c="4"/>355.0</text:p>
      <text:p text:style-name="Preformatted_20_Text">adjCV <text:s text:c="3"/>348.0 <text:s text:c="3"/>348.5 <text:s text:c="3"/>349.8 <text:s text:c="3"/>351.6 <text:s text:c="4"/>352.3 <text:s text:c="4"/>353.4</text:p>
      <text:p text:style-name="Preformatted_20_Text"><text:s text:c="7"/>12 comps <text:s/>13 comps <text:s/>14 comps <text:s/>15 comps <text:s/>16 comps <text:s/>17 comps</text:p>
      <text:p text:style-name="Preformatted_20_Text">CV <text:s text:c="7"/>356.2 <text:s text:c="4"/>363.5 <text:s text:c="4"/>355.2 <text:s text:c="4"/>357.4 <text:s text:c="4"/>347.6 <text:s text:c="4"/>350.1</text:p>
      <text:p text:style-name="Preformatted_20_Text">adjCV <text:s text:c="4"/>354.5 <text:s text:c="4"/>361.6 <text:s text:c="4"/>352.8 <text:s text:c="4"/>355.2 <text:s text:c="4"/>345.5 <text:s text:c="4"/>347.6</text:p>
      <text:p text:style-name="Preformatted_20_Text"><text:s text:c="7"/>18 comps <text:s/>19 comps</text:p>
      <text:p text:style-name="Preformatted_20_Text">CV <text:s text:c="7"/>349.2 <text:s text:c="4"/>352.6</text:p>
      <text:p text:style-name="Preformatted_20_Text">adjCV <text:s text:c="4"/>346.7 <text:s text:c="4"/>349.8</text:p>
      <text:p text:style-name="Preformatted_20_Text"/>
      <text:p text:style-name="Preformatted_20_Text">TRAINING: % variance explained</text:p>
      <text:p text:style-name="Preformatted_20_Text"><text:s text:c="8"/>1 comps <text:s/>2 comps <text:s/>3 comps <text:s/>4 comps <text:s/>5 comps <text:s/>6 comps <text:s/>7 comps</text:p>
      <text:p text:style-name="Preformatted_20_Text">X <text:s text:c="8"/>38.31 <text:s text:c="3"/>60.16 <text:s text:c="3"/>70.84 <text:s text:c="3"/>79.03 <text:s text:c="3"/>84.29 <text:s text:c="3"/>88.63 <text:s text:c="3"/>92.26</text:p>
      <text:p text:style-name="Preformatted_20_Text">Salary <text:s text:c="3"/>40.63 <text:s text:c="3"/>41.58 <text:s text:c="3"/>42.17 <text:s text:c="3"/>43.22 <text:s text:c="3"/>44.90 <text:s text:c="3"/>46.48 <text:s text:c="3"/>46.69</text:p>
      <text:p text:style-name="Preformatted_20_Text"><text:s text:c="8"/>8 comps <text:s/>9 comps <text:s/>10 comps <text:s/>11 comps <text:s/>12 comps <text:s/>13 comps</text:p>
      <text:p text:style-name="Preformatted_20_Text">X <text:s text:c="8"/>94.96 <text:s text:c="3"/>96.28 <text:s text:c="4"/>97.26 <text:s text:c="4"/>97.98 <text:s text:c="4"/>98.65 <text:s text:c="4"/>99.15</text:p>
      <text:p text:style-name="Preformatted_20_Text">Salary <text:s text:c="3"/>46.75 <text:s text:c="3"/>46.86 <text:s text:c="4"/>47.76 <text:s text:c="4"/>47.82 <text:s text:c="4"/>47.85 <text:s text:c="4"/>48.10</text:p>
      <text:p text:style-name="Preformatted_20_Text"><text:s text:c="8"/>14 comps <text:s/>15 comps <text:s/>16 comps <text:s/>17 comps <text:s/>18 comps <text:s/>19 comps</text:p>
      <text:p text:style-name="Preformatted_20_Text">X <text:s text:c="9"/>99.47 <text:s text:c="4"/>99.75 <text:s text:c="4"/>99.89 <text:s text:c="4"/>99.97 <text:s text:c="4"/>99.99 <text:s text:c="3"/>100.00</text:p>
      <text:p text:style-name="Preformatted_20_Text">Salary <text:s text:c="4"/>50.40 <text:s text:c="4"/>50.55 <text:s text:c="4"/>53.01 <text:s text:c="4"/>53.85 <text:s text:c="4"/>54.61 <text:s text:c="4"/>54.61</text:p>
      <text:p text:style-name="Preformatted_20_Text">&gt; validationplot(pcr.fit,val.type="MSEP")</text:p>
      <text:p text:style-name="Preformatted_20_Text">&gt; # perform PCR on training data</text:p>
      <text:p text:style-name="Preformatted_20_Text">&gt; set.seed(1)</text:p>
      <text:p text:style-name="Preformatted_20_Text">&gt; pcr.fit=pcr(Salary~., data=Hitters, subset = train,scale=TRUE, validation="CV")</text:p>
      <text:p text:style-name="Preformatted_20_Text">&gt; validationplot(pcr.fit,val.type="MSEP")</text:p>
      <text:p text:style-name="Preformatted_20_Text">&gt; pcr.pred=predict(pcr.fit,x[test,],ncomp=7)</text:p>
      <text:p text:style-name="Preformatted_20_Text">Error in predict.mvr(pcr.fit, x[test, ], ncomp = 7) : </text:p>
      <text:p text:style-name="Preformatted_20_Text"><text:s text:c="2"/>object 'x' not found</text:p>
      <text:p text:style-name="Preformatted_20_Text">&gt; mean((pcr.pred-y.test)^2)</text:p>
      <text:p text:style-name="Preformatted_20_Text">Error in mean((pcr.pred - y.test)^2) : object 'pcr.pred' not found</text:p>
      <text:p text:style-name="Preformatted_20_Text">&gt; x=model.matrix(Salary~.,Hitters)[,-1]</text:p>
      <text:p text:style-name="Preformatted_20_Text">&gt; y=Hitters$Salary</text:p>
      <text:p text:style-name="Preformatted_20_Text">&gt; # perform PCR on training data</text:p>
      <text:p text:style-name="Preformatted_20_Text">&gt; set.seed(1)</text:p>
      <text:p text:style-name="Preformatted_20_Text">&gt; pcr.fit=pcr(Salary~., data=Hitters, subset = train,scale=TRUE, validation="CV")</text:p>
      <text:p text:style-name="Preformatted_20_Text">&gt; validationplot(pcr.fit,val.type="MSEP")</text:p>
      <text:p text:style-name="Preformatted_20_Text">&gt; pcr.pred=predict(pcr.fit,x[test,],ncomp=7)</text:p>
      <text:p text:style-name="Preformatted_20_Text">&gt; mean((pcr.pred-y.test)^2)</text:p>
      <text:p text:style-name="Preformatted_20_Text">Error in mean((pcr.pred - y.test)^2) : object 'y.test' not found</text:p>
      <text:p text:style-name="Preformatted_20_Text">&gt; y.test=y[test]</text:p>
      <text:p text:style-name="Preformatted_20_Text">&gt; # perform PCR on training data</text:p>
      <text:p text:style-name="Preformatted_20_Text">&gt; set.seed(1)</text:p>
      <text:p text:style-name="Preformatted_20_Text">&gt; pcr.fit=pcr(Salary~., data=Hitters, subset = train,scale=TRUE, validation="CV")</text:p>
      <text:p text:style-name="Preformatted_20_Text">&gt; validationplot(pcr.fit,val.type="MSEP")</text:p>
      <text:p text:style-name="Preformatted_20_Text">&gt; pcr.pred=predict(pcr.fit,x[test,],ncomp=7)</text:p>
      <text:p text:style-name="Preformatted_20_Text">&gt; mean((pcr.pred-y.test)^2)</text:p>
      <text:p text:style-name="Preformatted_20_Text">[1] 140344.8</text:p>
      <text:p text:style-name="Preformatted_20_Text">&gt; set.seed(1)</text:p>
      <text:p text:style-name="Preformatted_20_Text">&gt; pcr.fit=pcr(Salary~., data=Hitters, subset = train,scale=TRUE, validation="CV")</text:p>
      <text:p text:style-name="Preformatted_20_Text">&gt; validationplot(pcr.fit,val.type="MSEP")</text:p>
      <text:p text:style-name="Preformatted_20_Text">&gt; pcr.fit=pcr(y~x,scale=TRUE,ncomp=7)</text:p>
      <text:p text:style-name="Preformatted_20_Text"><text:soft-page-break/>&gt; summary(pcr.fit)</text:p>
      <text:p text:style-name="Preformatted_20_Text">Data: <text:s text:c="2"/>X dimension: 263 19 </text:p>
      <text:p text:style-name="Preformatted_20_Text"><text:s text:c="8"/>Y dimension: 263 1</text:p>
      <text:p text:style-name="Preformatted_20_Text">Fit method: svdpc</text:p>
      <text:p text:style-name="Preformatted_20_Text">Number of components considered: 7</text:p>
      <text:p text:style-name="Preformatted_20_Text">TRAINING: % variance explained</text:p>
      <text:p text:style-name="Preformatted_20_Text"><text:s text:c="3"/>1 comps <text:s/>2 comps <text:s/>3 comps <text:s/>4 comps <text:s/>5 comps <text:s/>6 comps <text:s/>7 comps</text:p>
      <text:p text:style-name="Preformatted_20_Text">X <text:s text:c="3"/>38.31 <text:s text:c="3"/>60.16 <text:s text:c="3"/>70.84 <text:s text:c="3"/>79.03 <text:s text:c="3"/>84.29 <text:s text:c="3"/>88.63 <text:s text:c="3"/>92.26</text:p>
      <text:p text:style-name="Preformatted_20_Text">y <text:s text:c="3"/>40.63 <text:s text:c="3"/>41.58 <text:s text:c="3"/>42.17 <text:s text:c="3"/>43.22 <text:s text:c="3"/>44.90 <text:s text:c="3"/>46.48 <text:s text:c="3"/>46.69</text:p>
      <text:p text:style-name="Preformatted_20_Text">&gt; ### PLS</text:p>
      <text:p text:style-name="Preformatted_20_Text">&gt; set.seed(1)</text:p>
      <text:p text:style-name="Preformatted_20_Text">&gt; pls.fit=plsr(Salary~., data=Hitters, subset=train,scale=TRUE,validation ="CV")</text:p>
      <text:p text:style-name="Preformatted_20_Text">&gt; summary(pls.fit)</text:p>
      <text:p text:style-name="Preformatted_20_Text">Data: <text:s text:c="2"/>X dimension: 134 19 </text:p>
      <text:p text:style-name="Preformatted_20_Text"><text:s text:c="8"/>Y dimension: 134 1</text:p>
      <text:p text:style-name="Preformatted_20_Text">Fit method: kernelpls</text:p>
      <text:p text:style-name="Preformatted_20_Text">Number of components considered: 19</text:p>
      <text:p text:style-name="Preformatted_20_Text"/>
      <text:p text:style-name="Preformatted_20_Text">VALIDATION: RMSEP</text:p>
      <text:p text:style-name="Preformatted_20_Text">Cross-validated using 10 random segments.</text:p>
      <text:p text:style-name="Preformatted_20_Text"><text:s text:c="7"/>(Intercept) <text:s/>1 comps <text:s/>2 comps <text:s/>3 comps <text:s/>4 comps <text:s/>5 comps</text:p>
      <text:p text:style-name="Preformatted_20_Text">CV <text:s text:c="10"/>408.2 <text:s text:c="3"/>309.1 <text:s text:c="3"/>307.1 <text:s text:c="3"/>312.2 <text:s text:c="3"/>311.2 <text:s text:c="3"/>311.2</text:p>
      <text:p text:style-name="Preformatted_20_Text">adjCV <text:s text:c="7"/>408.2 <text:s text:c="3"/>308.7 <text:s text:c="3"/>306.3 <text:s text:c="3"/>310.5 <text:s text:c="3"/>309.1 <text:s text:c="3"/>309.0</text:p>
      <text:p text:style-name="Preformatted_20_Text"><text:s text:c="7"/>6 comps <text:s/>7 comps <text:s/>8 comps <text:s/>9 comps <text:s/>10 comps <text:s/>11 comps</text:p>
      <text:p text:style-name="Preformatted_20_Text">CV <text:s text:c="6"/>309.3 <text:s text:c="3"/>313.3 <text:s text:c="3"/>319.6 <text:s text:c="3"/>312.8 <text:s text:c="4"/>312.1 <text:s text:c="4"/>307.7</text:p>
      <text:p text:style-name="Preformatted_20_Text">adjCV <text:s text:c="3"/>307.1 <text:s text:c="3"/>310.2 <text:s text:c="3"/>315.8 <text:s text:c="3"/>309.5 <text:s text:c="4"/>308.9 <text:s text:c="4"/>304.8</text:p>
      <text:p text:style-name="Preformatted_20_Text"><text:s text:c="7"/>12 comps <text:s/>13 comps <text:s/>14 comps <text:s/>15 comps <text:s/>16 comps <text:s/>17 comps</text:p>
      <text:p text:style-name="Preformatted_20_Text">CV <text:s text:c="7"/>308.4 <text:s text:c="4"/>308.1 <text:s text:c="4"/>311.3 <text:s text:c="4"/>310.9 <text:s text:c="4"/>313.9 <text:s text:c="4"/>313.6</text:p>
      <text:p text:style-name="Preformatted_20_Text">adjCV <text:s text:c="4"/>305.4 <text:s text:c="4"/>305.1 <text:s text:c="4"/>308.1 <text:s text:c="4"/>307.7 <text:s text:c="4"/>310.4 <text:s text:c="4"/>310.2</text:p>
      <text:p text:style-name="Preformatted_20_Text"><text:s text:c="7"/>18 comps <text:s/>19 comps</text:p>
      <text:p text:style-name="Preformatted_20_Text">CV <text:s text:c="7"/>313.2 <text:s text:c="4"/>311.5</text:p>
      <text:p text:style-name="Preformatted_20_Text">adjCV <text:s text:c="4"/>309.8 <text:s text:c="4"/>308.3</text:p>
      <text:p text:style-name="Preformatted_20_Text"/>
      <text:p text:style-name="Preformatted_20_Text">TRAINING: % variance explained</text:p>
      <text:p text:style-name="Preformatted_20_Text"><text:s text:c="8"/>1 comps <text:s/>2 comps <text:s/>3 comps <text:s/>4 comps <text:s/>5 comps <text:s/>6 comps <text:s/>7 comps</text:p>
      <text:p text:style-name="Preformatted_20_Text">X <text:s text:c="8"/>36.10 <text:s text:c="3"/>57.12 <text:s text:c="3"/>67.46 <text:s text:c="3"/>73.46 <text:s text:c="3"/>80.01 <text:s text:c="3"/>85.49 <text:s text:c="3"/>88.51</text:p>
      <text:p text:style-name="Preformatted_20_Text">Salary <text:s text:c="3"/>46.12 <text:s text:c="3"/>50.07 <text:s text:c="3"/>53.47 <text:s text:c="3"/>55.63 <text:s text:c="3"/>56.72 <text:s text:c="3"/>58.01 <text:s text:c="3"/>59.55</text:p>
      <text:p text:style-name="Preformatted_20_Text"><text:s text:c="8"/>8 comps <text:s/>9 comps <text:s/>10 comps <text:s/>11 comps <text:s/>12 comps <text:s/>13 comps</text:p>
      <text:p text:style-name="Preformatted_20_Text">X <text:s text:c="8"/>90.89 <text:s text:c="3"/>93.07 <text:s text:c="4"/>95.40 <text:s text:c="4"/>97.29 <text:s text:c="4"/>97.71 <text:s text:c="4"/>98.16</text:p>
      <text:p text:style-name="Preformatted_20_Text">Salary <text:s text:c="3"/>60.41 <text:s text:c="3"/>60.95 <text:s text:c="4"/>61.18 <text:s text:c="4"/>61.35 <text:s text:c="4"/>61.53 <text:s text:c="4"/>61.62</text:p>
      <text:p text:style-name="Preformatted_20_Text"><text:s text:c="8"/>14 comps <text:s/>15 comps <text:s/>16 comps <text:s/>17 comps <text:s/>18 comps <text:s/>19 comps</text:p>
      <text:p text:style-name="Preformatted_20_Text">X <text:s text:c="9"/>98.87 <text:s text:c="4"/>99.06 <text:s text:c="4"/>99.48 <text:s text:c="4"/>99.75 <text:s text:c="4"/>99.98 <text:s text:c="3"/>100.00</text:p>
      <text:p text:style-name="Preformatted_20_Text">Salary <text:s text:c="4"/>61.67 <text:s text:c="4"/>61.83 <text:s text:c="4"/>61.91 <text:s text:c="4"/>62.07 <text:s text:c="4"/>62.20 <text:s text:c="4"/>62.24</text:p>
      <text:p text:style-name="Preformatted_20_Text">&gt; #why xy dimension are 134 , instead of 131 from the book ?</text:p>
      <text:p text:style-name="Preformatted_20_Text">&gt; pls.pred=predict(pls.fit,x[test,],ncomp = 2)</text:p>
      <text:p text:style-name="Preformatted_20_Text">&gt; mean((pls.pred - y.test)^2)</text:p>
      <text:p text:style-name="Preformatted_20_Text">[1] 155849.3</text:p>
      <text:p text:style-name="Preformatted_20_Text">&gt; # why get 155849 , instead of 101417 from book</text:p>
      <text:p text:style-name="Preformatted_20_Text">&gt; pls.fit=plsr(Salary~., data=Hitters, scale=TRUE , ncomp=2)</text:p>
      <text:p text:style-name="Preformatted_20_Text">&gt; summary(pls.fit)</text:p>
      <text:p text:style-name="Preformatted_20_Text">Data: <text:s text:c="2"/>X dimension: 263 19 </text:p>
      <text:p text:style-name="Preformatted_20_Text"><text:s text:c="8"/>Y dimension: 263 1</text:p>
      <text:p text:style-name="Preformatted_20_Text">Fit method: kernelpls</text:p>
      <text:p text:style-name="Preformatted_20_Text">Number of components considered: 2</text:p>
      <text:p text:style-name="Preformatted_20_Text">TRAINING: % variance explained</text:p>
      <text:p text:style-name="Preformatted_20_Text"><text:s text:c="8"/>1 comps <text:s/>2 comps</text:p>
      <text:p text:style-name="Preformatted_20_Text">X <text:s text:c="8"/>38.08 <text:s text:c="3"/>51.03</text:p>
      <text:p text:style-name="P2">Salary <text:s text:c="3"/>43.05 <text:s text:c="3"/>46.40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02:34:09.620230384</meta:creation-date>
    <dc:date>2020-10-04T05:12:13.978427328</dc:date>
    <meta:editing-duration>PT56M1S</meta:editing-duration>
    <meta:editing-cycles>3</meta:editing-cycles>
    <meta:generator>LibreOffice/6.1.5.2$Linux_X86_64 LibreOffice_project/10$Build-2</meta:generator>
    <meta:document-statistic meta:table-count="1" meta:image-count="0" meta:object-count="0" meta:page-count="22" meta:paragraph-count="1311" meta:word-count="6890" meta:character-count="53461" meta:non-whitespace-character-count="37173"/>
  </office:meta>
</office:document-meta>
</file>